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fo:font-weight="normal" style:font-weight-asian="normal" style:font-weight-complex="normal"/>
    </style:style>
    <style:style style:name="P2" style:family="paragraph" style:parent-style-name="Standard">
      <style:paragraph-properties fo:text-align="start" style:justify-single-word="false"/>
    </style:style>
    <style:style style:name="P3" style:family="paragraph" style:parent-style-name="Stanza">
      <style:paragraph-properties fo:margin-right="1.058cm" fo:text-indent="1cm" style:auto-text-indent="false"/>
    </style:style>
    <style:style style:name="P4" style:family="paragraph" style:parent-style-name="Standard">
      <style:text-properties fo:language="en" fo:country="US"/>
    </style:style>
    <style:style style:name="P5" style:family="paragraph" style:parent-style-name="Stanza">
      <style:paragraph-properties fo:margin-right="1.058cm" fo:text-indent="1cm" style:auto-text-indent="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Лев Николаевич Толстой</text:h>
      <text:h text:style-name="Heading_20_1" text:outline-level="1"><text:span text:style-name="T1">ВОЙНА И МИР</text:span> <text:span text:style-name="T2"><text:s/></text:span></text:h>
      <text:h text:style-name="P1" text:outline-level="1">Том 2</text:h>
      <text:h text:style-name="Heading_20_2" text:outline-level="2">ЧАСТЬ ПЕРВАЯ</text:h>
      <text:p text:style-name="P2"/>
      <text:h text:style-name="Heading_20_3" text:outline-level="3">I</text:h>
      <text:p text:style-name="P2"/>
      <text:p text:style-name="Standard">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Standard">«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Standard">—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Standard">— Вот он угол-перекресток, где Захар извозчик стоит; вот он и Захар, и всё та же лошадь. Вот и лавочка, где пряники покупали. Скоро ли? Ну!</text:p>
      <text:p text:style-name="Standard">— К какому дому-то? — спросил ямщик.</text:p>
      <text:p text:style-name="Standard">— Да вон на конце, к большому, как ты не видишь! Это наш дом, — говорил Ростов, — ведь это наш дом! Денисов! Денисов! Сейчас приедем.</text:p>
      <text:p text:style-name="Standard">Денисов поднял голову, откашлялся и ничего не ответил.</text:p>
      <text:p text:style-name="Standard">— Дмитрий, — обратился Ростов к лакею на облучке. — Ведь это у нас огонь?</text:p>
      <text:p text:style-name="Standard">— Так точно-с и у папеньки в кабинете светится.</text:p>
      <text:p text:style-name="Standard">—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Standard">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Standard">—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Standard">— Здоровы? — спросил Ростов, выдергивая у него свою руку.</text:p>
      <text:p text:style-name="Standard">— Слава Богу! Всё слава Богу! сейчас только покушали! Дай на себя посмотреть, ваше сиятельство!</text:p>
      <text:p text:style-name="Standard">— Всё совсем благополучно?</text:p>
      <text:p text:style-name="Standard">— Слава Богу, слава Богу!</text:p>
      <text:p text:style-name="Standard">Ростов, забыв совершенно о Денисове, не желая никому дать предупредить себя, <text:soft-page-break/>скинул шубу и на цыпочках побежал в темную, большую залу. Всё то же, те же ломберные столы, та 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Standard">— А я то, не знал… Николушка… друг мой!</text:p>
      <text:p text:style-name="Standard">— Вот он… наш то… Друг мой, Коля… Переменился! Нет свечей! Чаю!</text:p>
      <text:p text:style-name="Standard">— Да меня-то поцелуй!</text:p>
      <text:p text:style-name="Standard">— Душенька… а меня-то.</text:p>
      <text:p text:style-name="Standard">Соня, Наташа, Петя, Анна Михайловна, Вера, старый граф, обнимали его; и люди и горничные, наполнив комнаты, приговаривали и ахали.</text:p>
      <text:p text:style-name="Standard">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Standard">Со всех сторон были блестящие слезами радости, любящие глаза, со всех сторон были губы, искавшие поцелуя.</text:p>
      <text:p text:style-name="Standard">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Standard">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Standard">— Василий Денисов, друг вашего сына, — сказал он, рекомендуясь графу, вопросительно смотревшему на него.</text:p>
      <text:p text:style-name="Standard">— Милости прошу. Знаю, знаю, — сказал граф, целуя и обнимая Денисова. — Николушка писал… Наташа, Вера, вот он Денисов.</text:p>
      <text:p text:style-name="Standard">Те же счастливые, восторженные лица обратились на мохнатую фигуру Денисова и окружили его.</text:p>
      <text:p text:style-name="Standard">—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Standard">Денисова отвели в приготовленную для него комнату, а Ростовы все собрались в диванную около Николушки.</text:p>
      <text:p text:style-name="Standard">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Standard">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Standard">На другое утро приезжие спали с дороги до 10-го часа.</text:p>
      <text:p text:style-name="Standard">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Standard">— Гей, Г'ишка, т'убку! — крикнул хриплый голос Васьки Денисова. — Ростов, вставай!</text:p>
      <text:p text:style-name="Standard"><text:soft-page-break/>Ростов, протирая слипавшиеся глаза, поднял спутанную голову с жаркой подушки.</text:p>
      <text:p text:style-name="Standard">— А что поздно?</text:p>
      <text:p text:style-name="Standard">—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Standard">— Николенька, вставай! — опять послышался голос Наташи у двери.</text:p>
      <text:p text:style-name="Standard">— Сейчас!</text:p>
      <text:p text:style-name="Standard">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Standard">—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Standard">— Николенька, выходи в халате, — проговорил голос Наташи.</text:p>
      <text:p text:style-name="Standard">— Это твоя сабля? — спросил Петя, — или это ваша? — с подобострастным уважением обратился он к усатому, черному Денисову.</text:p>
      <text:p text:style-name="Standard">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Standard">—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Standard">—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Standard">— Отчего Соня убежала? — спрашивал Ростов.</text:p>
      <text:p text:style-name="Standard">— Да. Это еще целая история! Как ты будешь говорить с Соней? Ты или вы?</text:p>
      <text:p text:style-name="Standard">— Как случится, — сказал Ростов.</text:p>
      <text:p text:style-name="Standard">— Говори ей вы, пожалуйста, я тебе после скажу.</text:p>
      <text:p text:style-name="Standard">— Да что же?</text:p>
      <text:p text:style-name="Standard">—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Standard">— Это я сожгла, чтобы доказать ей любовь. Просто линейку разожгла на огне, да и прижала.</text:p>
      <text:p text:style-name="Standard">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Standard">— Так что же? только? — спросил он.</text:p>
      <text:p text:style-name="Standard">—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Standard"><text:soft-page-break/>— Ну так что же?</text:p>
      <text:p text:style-name="Standard">—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 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Standard">Ростов задумался.</text:p>
      <text:p text:style-name="Standard">— Я ни в чем не беру назад своего слова, — сказал он. — И потом, Соня такая прелесть, что какой же дурак станет отказываться от своего счастия?</text:p>
      <text:p text:style-name="Standard">—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Standard">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Standard">— Ну и прекрасно, — сказал он, — после поговорим. Ах как я тебе рад! — прибавил он.</text:p>
      <text:p text:style-name="Standard">— Ну, а что же ты, Борису не изменила? — спросил брат.</text:p>
      <text:p text:style-name="Standard">— Вот глупости! — смеясь крикнула Наташа. — Ни об нем и ни о ком я не думаю и знать не хочу.</text:p>
      <text:p text:style-name="Standard">— Вот как! Так ты что же?</text:p>
      <text:p text:style-name="Standard">— Я? — переспросила Наташа, и счастливая улыбка осветила ее лицо. — Ты видел Duport'a?</text:p>
      <text:p text:style-name="Standard">— Нет.</text:p>
      <text:p text:style-name="Standard">—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Standard">—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Standard">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Standard">— Хорошо, за Бориса уже не хочешь выходить замуж?</text:p>
      <text:p text:style-name="Standard">Наташа вспыхнула. — Я не хочу ни за кого замуж итти. Я ему то же самое скажу, когда увижу.</text:p>
      <text:p text:style-name="Standard">— Вот как! — сказал Ростов.</text:p>
      <text:p text:style-name="Standard">— Ну, да, это всё пустяки, — продолжала болтать Наташа. — А что Денисов хороший? — спросила она.</text:p>
      <text:p text:style-name="Standard">— Хороший.</text:p>
      <text:p text:style-name="Standard">— Ну и прощай, одевайся. Он страшный, Денисов?</text:p>
      <text:p text:style-name="Standard">— Отчего страшный? — спросил Nicolas. — Нет. Васька славный.</text:p>
      <text:p text:style-name="Standard">— Ты его Васькой зовешь — странно. А, что он очень хорош?</text:p>
      <text:p text:style-name="Standard">— Очень хорош.</text:p>
      <text:p text:style-name="Standard">— Ну, приходи скорей чай пить. Все вместе.</text:p>
      <text:p text:style-name="Standard">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text:soft-page-break/>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 <text:span text:style-name="T1">вы — Соня</text:span> . Но глаза их, встретившись, сказали друг другу «ты» и нежно поцеловались. Она просила своим взглядом у 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Standard">—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Standard"/>
      <text:p text:style-name="Standard"/>
      <text:p text:style-name="Standard"/>
      <text:h text:style-name="Heading_20_3" text:outline-level="3">II</text:h>
      <text:p text:style-name="P2"/>
      <text:p text:style-name="Standard">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Standard">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Standard">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Standard">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 <text:span text:style-name="T1">некогда</text:span> <text:s/>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text:soft-page-break/>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 <text:span text:style-name="T1">туда</text:span> <text:s/>— это было другое дело: это было прилично молодцу-гусару.</text:p>
      <text:p text:style-name="Standard">В начале марта, старый граф Илья Андреич Ростов был озабочен устройством обеда в английском клубе для приема князя Багратиона.</text:p>
      <text:p text:style-name="Standard">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Standard">—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Standard">—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Standard">—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Standard">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Standard">—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Standard">— Право, папенька, я думаю, князь Багратион, когда готовился к Шенграбенскому сражению, меньше хлопотал, чем вы теперь, — сказал сын, улыбаясь.</text:p>
      <text:p text:style-name="Standard">Старый граф притворился рассерженным. — Да, ты толкуй, ты попробуй!</text:p>
      <text:p text:style-name="Standard">И граф обратился к повару, который с умным и почтенным лицом, наблюдательно и ласково поглядывал на отца и сына.</text:p>
      <text:p text:style-name="Standard">— Какова молодежь-то, а, Феоктист? — сказал он, — смеется над нашим братом-стариками.</text:p>
      <text:p text:style-name="Standard">— Что ж, ваше сиятельство, им бы только покушать хорошо, а как всё собрать да <text:span text:style-name="T1">сервировать</text:span> , это не их дело.</text:p>
      <text:p text:style-name="Standard">—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Standard">— И с цыганками его сюда привести? — спросил Николай смеясь. — Ну, ну!..</text:p>
      <text:p text:style-name="Standard">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text:soft-page-break/>при ней и просил извинения за свой костюм.</text:p>
      <text:p text:style-name="Standard">—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p text:style-name="Standard">Граф обрадовался, что Анна Михайловна брала одну часть его поручений, и велел ей заложить маленькую карету.</text:p>
      <text:p text:style-name="Standard">— Вы Безухову скажите, чтоб он приезжал. Я его запишу. Что он с женой? — спросил он.</text:p>
      <text:p text:style-name="Standard">Анна Михайловна завела глаза, и на лице ее выразилась глубокая скорбь…</text:p>
      <text:p text:style-name="Standard">—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Standard">— Да что ж такое? — спросили оба Ростова, старший и младший.</text:p>
      <text:p text:style-name="Standard">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Standard">— Ну, всё-таки скажите ему, чтоб он приезжал в клуб, — всё рассеется. Пир горой будет.</text:p>
      <text:p text:style-name="Standard">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text:soft-page-break/>нерасположение и неодобрение Кутузову.</text:p>
      <text:p text:style-name="Standard">— Ежели бы не было Багратиона, il faudrait l'inventer, <text:span text:style-name="T3">[</text:span><text:span text:style-name="T1"> </text:span><text:s/>надо бы изобрести его<text:span text:style-name="T3">. ]</text:span><text:span text:style-name="T1"> </text:span><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Standard">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 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Standard"/>
      <text:p text:style-name="Standard"/>
      <text:p text:style-name="Standard"/>
      <text:h text:style-name="Heading_20_3" text:outline-level="3">III</text:h>
      <text:p text:style-name="P2"/>
      <text:p text:style-name="Standard">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Standard">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Standard">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Standard">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Standard">Валуев конфиденциально рассказывал, что Уваров был прислан из Петербурга, для того чтобы узнать мнение москвичей об Аустерлице.</text:p>
      <text:p text:style-name="Standard">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text:soft-page-break/>на шутника, давая ему тем чувствовать, что здесь и в нынешний день так неприлично было говорить про Кутузова.</text:p>
      <text:p text:style-name="Standard">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Standard">— Ко мне милости прошу, вот ты с моим молодцом знаком… вместе там, вместе 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Standard">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Standard">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2"/>
      <text:p text:style-name="P3">«Славь Александра век</text:p>
      <text:p text:style-name="P3">И охраняй нам Тита на престоле,</text:p>
      <text:p text:style-name="P3">Будь купно страшный вождь и добрый человек,</text:p>
      <text:p text:style-name="P3">Рифей в отечестве а Цесарь в бранном поле.</text:p>
      <text:p text:style-name="P3">Да счастливый Наполеон,</text:p>
      <text:p text:style-name="P3">Познав чрез опыты, каков Багратион,</text:p>
      <text:p text:style-name="P3"><text:soft-page-break/>Не смеет утруждать Алкидов русских боле…»</text:p>
      <text:p text:style-name="P3"/>
      <text:p text:style-name="Standard">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 кто поважнее, поближе к чествуемому гостю: так же естественно, как вода разливается туда глубже, где местность ниже.</text:p>
      <text:p text:style-name="Standard">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Standard">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Standard">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Standard">—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2"/>
      <text:p text:style-name="P3">«Тщетны россам все препоны,</text:p>
      <text:p text:style-name="P3">Храбрость есть побед залог,</text:p>
      <text:p text:style-name="P3">Есть у нас Багратионы,</text:p>
      <text:p text:style-name="P3">Будут все враги у ног» и т. д.</text:p>
      <text:p text:style-name="P3"/>
      <text:p text:style-name="Standard">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text:soft-page-break/>совершенно расплакался.</text:p>
      <text:p text:style-name="Standard"/>
      <text:p text:style-name="Standard"/>
      <text:p text:style-name="Standard"/>
      <text:h text:style-name="Heading_20_3" text:outline-level="3">IV</text:h>
      <text:p text:style-name="P2"/>
      <text:p text:style-name="Standard">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 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Standard">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Standard">«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Standard">—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text:soft-page-break/>Ростову.</text:p>
      <text:p text:style-name="Standard">— А я вас и не узнал, — сказал он. — Но Ростову было не до этого, он кричал ура!</text:p>
      <text:p text:style-name="Standard">— Что ж ты не возобновишь знакомство, — сказал Долохов Ростову.</text:p>
      <text:p text:style-name="Standard">— Бог с ним, дурак, — сказал Ростов.</text:p>
      <text:p text:style-name="Standard">—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Standard">— Ну, теперь за здоровье красивых женщин, — сказал Долохов, и с серьезным выражением, но с улыбающимся в углах ртом, с бокалом обратился к Пьеру.</text:p>
      <text:p text:style-name="Standard">— За здоровье красивых женщин, Петруша, и их любовников, — сказал он.</text:p>
      <text:p text:style-name="Standard">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 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Standard">Услыхав этот крик и увидав, к кому он относился, Несвицкий и сосед с правой стороны испуганно и поспешно обратились к Безухову.</text:p>
      <text:p text:style-name="Standard">—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Standard">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Standard">— Так до завтра, в Сокольниках, — сказал Долохов, прощаясь с Ростовым на крыльце клуба.</text:p>
      <text:p text:style-name="Standard">— И ты спокоен? — спросил Ростов…</text:p>
      <text:p text:style-name="Standard">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 <text:span text:style-name="T3">[</text:span><text:span text:style-name="T1"> </text:span><text:s/>До завтра, мой милый!<text:span text:style-name="T3">]</text:span><text:span text:style-name="T1"> </text:span><text:s/></text:p>
      <text:p text:style-name="Standard">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Standard"><text:soft-page-break/>Когда всё было готово, сабли воткнуты в снег, означая барьер, до которого следовало сходиться, и пистолеты заряжены, Несвицкий подошел к Пьеру.</text:p>
      <text:p text:style-name="Standard">—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Standard">— Ах да, ужасно глупо… — сказал Пьер.</text:p>
      <text:p text:style-name="Standard">—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 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Standard">—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Standard">—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Standard">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Standard"/>
      <text:p text:style-name="Standard"/>
      <text:p text:style-name="Standard"/>
      <text:h text:style-name="Heading_20_3" text:outline-level="3">V</text:h>
      <text:p text:style-name="P2"/>
      <text:p text:style-name="Standard">— Ну, начинать! — сказал Долохов.</text:p>
      <text:p text:style-name="Standard">—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Standard">— Так как п'отивники отказались от п'ими'ения, то не угодно ли начинать: взять пистолеты и по слову т'и начинать сходиться.</text:p>
      <text:p text:style-name="Standard">—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Standard">— Так когда хочу — могу стрелять! — сказал Пьер, при слове <text:span text:style-name="T1">три</text:span> <text:s/>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text:soft-page-break/>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Standard">—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Standard">—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Standard">— Боком, закройтесь пистолетом, — проговорил Несвицкий.</text:p>
      <text:p text:style-name="Standard">— 3ак'ойтесь! — не выдержав, крикнул даже Денисов своему противнику.</text:p>
      <text:p text:style-name="Standard">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Standard">—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Standard">— Глупо… глупо! Смерть… ложь… — твердил он морщась. Несвицкий остановил его и повез домой.</text:p>
      <text:p text:style-name="Standard">Ростов с Денисовым повезли раненого Долохова.</text:p>
      <text:p text:style-name="Standard">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Standard">— Ну, что? как ты чувствуешь себя? — спросил Ростов.</text:p>
      <text:p text:style-name="Standard">—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Standard">— Кто? — спросил Ростов.</text:p>
      <text:p text:style-name="Standard">—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Standard">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Standard"/>
      <text:p text:style-name="Standard"/>
      <text:p text:style-name="Standard"/>
      <text:h text:style-name="Heading_20_3" text:outline-level="3">VI</text:h>
      <text:p text:style-name="P2"/>
      <text:p text:style-name="Standard">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text:soft-page-break/>часто делал, не пошел в спальню, а остался в своем огромном, отцовском кабинете, в том самом, в котором умер граф Безухий.</text:p>
      <text:p text:style-name="Standard">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Standard">«Что ж было? — спрашивал он сам себя. — Я убил <text:span text:style-name="T1">любовника</text:span> , да, убил любовника своей жены. Да, это было. Отчего? Как я дошел до этого? — Оттого, что ты женился на ней, — отвечал внутренний голос.</text:p>
      <text:p text:style-name="Standard">«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 <text:span text:style-name="T3">[</text:span><text:span text:style-name="T1"> </text:span><text:s/>Я вас люблю<text:span text:style-name="T3">. ]</text:span><text:span text:style-name="T1"> </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Standard">«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Standard">«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 <text:span text:style-name="T1">меня</text:span> <text:s/>детей у нее не будет».</text:p>
      <text:p text:style-name="Standard">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 <text:span text:style-name="T3">[</text:span><text:span text:style-name="T1"> </text:span><text:s/>убирайся<text:span text:style-name="T3">, ]</text:span><text:span text:style-name="T1"> </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Standard">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Standard">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Standard">«Она во всем, во всем она одна виновата, — говорил он сам себе; — но что ж из этого? Зачем я себя связал с нею, зачем я ей сказал этот: „Je vous aime“, <text:span text:style-name="T3">[</text:span><text:span text:style-name="T1"> </text:span><text:s/>Я вас люблю?<text:span text:style-name="T3">]</text:span><text:span text:style-name="T1"> </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Standard"><text:soft-page-break/>«Людовика XVI казнили за то, что <text:span text:style-name="T1">они</text:span> <text:s/>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 <text:span text:style-name="T3">[</text:span><text:span text:style-name="T1"> </text:span><text:s/>но за каким чортом понесло его на эту галеру?<text:span text:style-name="T3">]</text:span><text:span text:style-name="T1"> </text:span><text:s text:c="2"/>и он засмеялся сам над собою.</text:p>
      <text:p text:style-name="Standard">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Standard">Утром, когда камердинер, внося кофе, вошел в кабинет, Пьер лежал на отоманке и с раскрытой книгой в руке спал.</text:p>
      <text:p text:style-name="Standard">Он очнулся и долго испуганно оглядывался не в силах понять, где он находится.</text:p>
      <text:p text:style-name="Standard">— Графиня приказала спросить, дома ли ваше сиятельство? — спросил камердинер.</text:p>
      <text:p text:style-name="Standard">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 <text:span text:style-name="T3">[</text:span><text:span text:style-name="T1"> </text:span><text:s/>в виде диадемы<text:span text:style-name="T3">]</text:span><text:span text:style-name="T1"> </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Standard">— Это еще что? Что вы наделали, я вас спрашиваю, — сказала она строго.</text:p>
      <text:p text:style-name="Standard">— Я? что я? — сказал Пьер.</text:p>
      <text:p text:style-name="Standard">—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Standard">—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 <text:span text:style-name="T3">[</text:span><text:span text:style-name="T1"> </text:span><text:s/>что вы дурак<text:span text:style-name="T3">, ]</text:span><text:span text:style-name="T1"> </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Standard">— Гм… гм… — мычал Пьер, морщась, не глядя на нее и не шевелясь ни одним членом.</text:p>
      <text:p text:style-name="Standard">—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Standard">— Не говорите со мной… умоляю, — хрипло прошептал Пьер.</text:p>
      <text:p text:style-name="Standard">—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text:soft-page-break/>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Standard">— Нам лучше расстаться, — проговорил он прерывисто.</text:p>
      <text:p text:style-name="Standard">— Расстаться, извольте, только ежели вы дадите мне состояние, — сказала Элен… Расстаться, вот чем испугали!</text:p>
      <text:p text:style-name="Standard">Пьер вскочил с дивана и шатаясь бросился к ней.</text:p>
      <text:p text:style-name="Standard">— Я тебя убью! — закричал он, и схватив со стола мраморную доску, с неизвестной еще ему силой, сделал шаг к ней и замахнулся на нее.</text:p>
      <text:p text:style-name="Standard">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Standard"/>
      <text:p text:style-name="Standard"/>
      <text:p text:style-name="Standard">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Standard"/>
      <text:p text:style-name="Standard"/>
      <text:p text:style-name="Standard"/>
      <text:h text:style-name="Heading_20_3" text:outline-level="3">VII</text:h>
      <text:p text:style-name="P2"/>
      <text:p text:style-name="Standard">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Standard">«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Standard">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Standard">Когда, в обычное время, княжна Марья вошла к нему, он стоял за станком и точил, но, как обыкновенно, не оглянулся на нее.</text:p>
      <text:p text:style-name="Standard">—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Standard">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Standard"><text:soft-page-break/><text:span text:style-name="T4">— Mon pere! Andre? </text:span><text:span text:style-name="T5">[</text:span><text:span text:style-name="T6"> </text:span><text:span text:style-name="T4"><text:s/></text:span>Отец<text:span text:style-name="T4">! </text:span>Андрей<text:span text:style-name="T4">?</text:span><text:span text:style-name="T5">]</text:span><text:span text:style-name="T6"> </text:span><text:span text:style-name="T4"><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Standard">—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Standard">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Standard">— Mon pere, — сказала она. — Не отвертывайтесь от меня, будемте плакать вместе.</text:p>
      <text:p text:style-name="Standard">— Мерзавцы, подлецы! — закричал старик, отстраняя от нее лицо. — Губить армию, губить людей! За что? Поди, поди, скажи Лизе. — 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Standard">— Mon pere, <text:span text:style-name="T3">[</text:span><text:span text:style-name="T1"> </text:span><text:s/>Отец<text:span text:style-name="T3">, ]</text:span><text:span text:style-name="T1"> </text:span><text:s text:c="2"/>скажите мне, как это было? — спросила она сквозь слезы.</text:p>
      <text:p text:style-name="Standard">— Иди, иди, убит в сражении, в котором повели убивать русских лучших людей и русскую славу. Идите, княжна Марья. Иди и скажи Лизе. Я приду.</text:p>
      <text:p text:style-name="Standard">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Standard">— Marie, — сказала она, отстраняясь от пялец и переваливаясь назад, — дай сюда твою руку. — Она взяла руку княжны и наложила ее себе на живот.</text:p>
      <text:p text:style-name="Standard">Глаза ее улыбались ожидая, губка с усиками поднялась, и детски-счастливо осталась поднятой.</text:p>
      <text:p text:style-name="Standard">Княжна Марья стала на колени перед ней, и спрятала лицо в складках платья невестки.</text:p>
      <text:p text:style-name="Standard">—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Standard">— Что с тобой, Маша?</text:p>
      <text:p text:style-name="Standard">—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Standard">— Получили от Андрея что-нибудь? — сказала она.</text:p>
      <text:p text:style-name="Standard">— Нет, ты знаешь, что еще не могло притти известие, но mon реrе беспокоится, и мне страшно.</text:p>
      <text:p text:style-name="Standard">— Так ничего?</text:p>
      <text:p text:style-name="Standard">—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text:soft-page-break/>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Standard"/>
      <text:p text:style-name="Standard"/>
      <text:p text:style-name="Standard"/>
      <text:h text:style-name="Heading_20_3" text:outline-level="3">VIII</text:h>
      <text:p text:style-name="P2"/>
      <text:p text:style-name="Standard">— Ma bonne amie, <text:span text:style-name="T3">[</text:span><text:span text:style-name="T1"> </text:span><text:s/>Мой добрый друг<text:span text:style-name="T3">, ]</text:span><text:span text:style-name="T1"> </text:span><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 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Standard"><text:span text:style-name="T4">— Ma bonne amie, je crains que le fruschtique (comme dit </text:span>Фока<text:span text:style-name="T4"> — </text:span>повар<text:span text:style-name="T4">) de ce matin ne m'aie pas fait du mal. </text:span><text:span text:style-name="T3">[</text:span><text:span text:style-name="T1"> </text:span><text:s/>Дружочек, боюсь, чтоб от нынешнего фриштика (как называет его повар Фока) мне не было дурно<text:span text:style-name="T3">. ]</text:span><text:span text:style-name="T1"> </text:span><text:s/></text:p>
      <text:p text:style-name="Standard">— А что с тобой, моя душа? Ты бледна. Ах, ты очень бледна, — испуганно сказала княжна Марья, своими тяжелыми, мягкими шагами подбегая к невестке.</text:p>
      <text:p text:style-name="Standard">—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Standard">— И в самом деле, — подхватила княжна Марья, — может быть, точно. Я пойду. Courage, mon ange! <text:span text:style-name="T3">[</text:span><text:span text:style-name="T1"> </text:span><text:s/>Не бойся, мой ангел<text:span text:style-name="T3">. ]</text:span><text:span text:style-name="T1"> </text:span><text:s text:c="2"/>Она поцеловала Лизу и хотела выйти из комнаты.</text:p>
      <text:p text:style-name="Standard">— Ах, нет, нет! — И кроме бледности, на лице маленькой княгини выразился детский страх неотвратимого физического страдания.</text:p>
      <text:p text:style-name="Standard">— Non, c'est l'estomac… dites que c'est l'estomac, dites, Marie, dites…, <text:span text:style-name="T3">[</text:span><text:span text:style-name="T1"> </text:span><text:s/>Нет это желудок… скажи, Маша, что это желудок…<text:span text:style-name="T3">]</text:span><text:span text:style-name="T1"> </text:span><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Standard">— Mon Dieu! Mon Dieu! <text:span text:style-name="T3">[</text:span><text:span text:style-name="T1"> </text:span><text:s/>Боже мой! Боже мой!<text:span text:style-name="T3">]</text:span><text:span text:style-name="T1"> </text:span><text:s text:c="2"/>Oh! — слышала она сзади себя.</text:p>
      <text:p text:style-name="Standard">Потирая полные, небольшие, белые руки, ей навстречу, с значительно-спокойным лицом, уже шла акушерка.</text:p>
      <text:p text:style-name="Standard">— Марья Богдановна! Кажется началось, — сказала княжна Марья, испуганно-раскрытыми глазами глядя на бабушку.</text:p>
      <text:p text:style-name="Standard">— Ну и слава Богу, княжна, — не прибавляя шага, сказала Марья Богдановна. — Вам девицам про это знать не следует.</text:p>
      <text:p text:style-name="Standard">—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Standard">— Ничего, княжна, не беспокойтесь, — сказала Марья Богдановна, — и без доктора всё хорошо будет.</text:p>
      <text:p text:style-name="Standard">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Standard">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text:soft-page-break/>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Standard">—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Standard">— Ах как я рада, няня.</text:p>
      <text:p text:style-name="Standard">—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 сердца и сознание чего-то великого, непостижимого, совершающегося в эту минуту.</text:p>
      <text:p text:style-name="Standard">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Standard">— Доложи князю, что роды начались, — сказала Марья Богдановна, значительно посмотрев на посланного. Тихон пошел и доложил князю.</text:p>
      <text:p text:style-name="Standard">—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Standard"/>
      <text:p text:style-name="Standard"/>
      <text:p text:style-name="Standard">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Standard">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Standard">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Standard">—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Standard">— Княжна, матушка, едут по прешпекту кто-то! — сказала она, держа раму и не затворяя ее. — С фонарями, должно, дохтур…</text:p>
      <text:p text:style-name="Standard"><text:soft-page-break/>— Ах Боже мой! Слава Богу! — сказала княжна Марья, — надо пойти встретить его: он не знает по-русски.</text:p>
      <text:p text:style-name="Standard">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Standard">— Слава Богу! — сказал голос. — А батюшка?</text:p>
      <text:p text:style-name="Standard">— Почивать легли, — отвечал голос дворецкого Демьяна, бывшего уже внизу.</text:p>
      <text:p text:style-name="Standard">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p text:style-name="Standard">—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Standard"/>
      <text:p text:style-name="Standard"/>
      <text:p text:style-name="Standard"/>
      <text:h text:style-name="Heading_20_3" text:outline-level="3">IX</text:h>
      <text:p text:style-name="P2"/>
      <text:p text:style-name="Standard">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Standard">— Душенька моя, — сказал он: слово, которое никогда не говорил ей. — Бог милостив. — Она вопросительно, детски-укоризненно посмотрела на него.</text:p>
      <text:p text:style-name="Standard">—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Standard">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Standard">— Allez, mon ami, <text:span text:style-name="T3">[</text:span><text:span text:style-name="T1"> </text:span><text:s/>Иди, мой друг<text:span text:style-name="T3">, ]</text:span><text:span text:style-name="T1"> </text:span><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Standard">—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text:soft-page-break/>двери; крик замолк, послышался крик ребенка.</text:p>
      <text:p text:style-name="Standard">«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Standard">«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Standard"/>
      <text:p text:style-name="Standard"/>
      <text:p text:style-name="Standard">Через два часа после этого князь Андрей тихими шагами вошел в кабинет к отцу. Старик 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Standard"/>
      <text:p text:style-name="Standard"/>
      <text:p text:style-name="Standard">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Standard"/>
      <text:p text:style-name="Standard"/>
      <text:p text:style-name="Standard">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Standard">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Standard"/>
      <text:p text:style-name="Standard"/>
      <text:p text:style-name="Standard"/>
      <text:h text:style-name="Heading_20_3" text:outline-level="3">X</text:h>
      <text:p text:style-name="P2"/>
      <text:p text:style-name="Standard">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Standard">— Да, граф, он слишком благороден и чист душою, — говаривала она, — для нашего <text:soft-page-break/>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Standard">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 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Standard">— Нет, я очень понимаю, — отвечал Ростов, находившийся под влиянием своего нового друга.</text:p>
      <text:p text:style-name="Standard"/>
      <text:p text:style-name="Standard"/>
      <text:p text:style-name="Standard">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Standard">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Standard">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Standard">—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text:soft-page-break/>Денисова…</text:p>
      <text:p text:style-name="Standard">—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Standard">— Уж этого я не знаю, но с ним мне неловко. И ты знаешь ли, что он влюбился в Соню?</text:p>
      <text:p text:style-name="Standard">— Какие глупости…</text:p>
      <text:p text:style-name="Standard">—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Standard">Долохов часто обедал у Ростовых, никогда не пропускал спектакля, где они были, и бывал на балах adolescentes <text:span text:style-name="T3">[</text:span><text:span text:style-name="T1"> </text:span><text:s/>подростков<text:span text:style-name="T3">]</text:span><text:span text:style-name="T1"> </text:span><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Standard">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Standard">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Standard">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Standard"/>
      <text:p text:style-name="Standard"/>
      <text:p text:style-name="Standard"/>
      <text:h text:style-name="Heading_20_3" text:outline-level="3">ХI</text:h>
      <text:p text:style-name="P2"/>
      <text:p text:style-name="Standard">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Standard">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text:soft-page-break/>учениц.</text:p>
      <text:p text:style-name="Standard">— Николенька, ты поедешь к Иогелю? Пожалуйста, поезжай, — сказала ему Наташа, — он тебя особенно просил, и Василий Дмитрич (это был Денисов) едет.</text:p>
      <text:p text:style-name="Standard">— Куда я не поеду по приказанию г'афини! — сказал Денисов, шутливо поставивший себя в доме Ростовых на ногу рыцаря Наташи, — pas de chale <text:span text:style-name="T3">[</text:span><text:span text:style-name="T1"> </text:span><text:s/>танец с шалью<text:span text:style-name="T3">]</text:span><text:span text:style-name="T1"> </text:span><text:s text:c="2"/>готов танцовать.</text:p>
      <text:p text:style-name="Standard">— Коли успею! Я обещал Архаровым, у них вечер, — сказал Николай.</text:p>
      <text:p text:style-name="Standard">— А ты?… — обратился он к Долохову. И только что спросил это, заметил, что этого не надо было спрашивать.</text:p>
      <text:p text:style-name="Standard">—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Standard">«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Standard">— А я тебя искала, — сказала Наташа, выбежав к нему. — Я говорила, ты всё не хотел верить, — торжествующе сказала она, — он сделал предложение Соне.</text:p>
      <text:p text:style-name="Standard">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Standard">— Можешь себе представить! она отказала, совсем отказала! — заговорила Наташа. — Она сказала, что любит другого, — прибавила она, помолчав немного.</text:p>
      <text:p text:style-name="Standard">«Да иначе и не могла поступить моя Соня!» подумал Николай.</text:p>
      <text:p text:style-name="Standard">— Сколько ее ни просила мама, она отказала, и я знаю, она не переменит, если что сказала…</text:p>
      <text:p text:style-name="Standard">— А мама просила ее! — с упреком сказал Николай.</text:p>
      <text:p text:style-name="Standard">— Да, — сказала Наташа. — Знаешь, Николенька, не сердись; но я знаю, что ты на ней не женишься. Я знаю, Бог знает отчего, я знаю верно, ты не женишься.</text:p>
      <text:p text:style-name="Standard">— Ну, этого ты никак не знаешь, — сказал Николай; — но мне надо поговорить с ней. Что за прелесть, эта Соня! — прибавил он улыбаясь.</text:p>
      <text:p text:style-name="Standard">— Это такая прелесть! Я тебе пришлю ее. — И Наташа, поцеловав брата, убежала.</text:p>
      <text:p text:style-name="Standard">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Standard">—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Standard">Соня перебила его.</text:p>
      <text:p text:style-name="Standard">— Я уж отказалась, — сказала она поспешно.</text:p>
      <text:p text:style-name="Standard">— Ежели вы отказываетесь для меня, то я боюсь, что на мне…</text:p>
      <text:p text:style-name="Standard">Соня опять перебила его. Она умоляющим, испуганным взглядом посмотрела на него.</text:p>
      <text:p text:style-name="Standard">— Nicolas, не говорите мне этого, — сказала она.</text:p>
      <text:p text:style-name="Standard">— Нет, я должен. Может быть это suffisance <text:span text:style-name="T3">[</text:span><text:span text:style-name="T1"> </text:span><text:s/>самонадеянность<text:span text:style-name="T3">]</text:span><text:span text:style-name="T1"> </text:span><text:s text:c="2"/>с моей стороны, но всё лучше сказать. Ежели вы откажетесь для меня, то я должен вам сказать всю правду. Я вас люблю, я думаю, больше всех…</text:p>
      <text:p text:style-name="Standard">— Мне и довольно, — вспыхнув, сказала Соня.</text:p>
      <text:p text:style-name="Standard">—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Standard"><text:soft-page-break/>— Не говорите мне этого. Я ничего не хочу. Я люблю вас, как брата, и всегда буду любить, и больше мне ничего не надо.</text:p>
      <text:p text:style-name="Standard">— Вы ангел, я вас не стою, но я только боюсь обмануть вас. — Николай еще раз поцеловал ее руку.</text:p>
      <text:p text:style-name="Standard"/>
      <text:p text:style-name="Standard"/>
      <text:p text:style-name="Standard"/>
      <text:h text:style-name="Heading_20_3" text:outline-level="3">XII</text:h>
      <text:p text:style-name="P2"/>
      <text:p text:style-name="Standard">У Иогеля были самые веселые балы в Москве. Это говорили матушки, глядя на своих adolescentes, <text:span text:style-name="T3">[</text:span><text:span text:style-name="T1"> </text:span><text:s/>девушек<text:span text:style-name="T3">, ]</text:span><text:span text:style-name="T1"> </text:span><text:s text:c="2"/>выделывающих свои только что выученные па; это говорили и сами adolescentes и adolescents, <text:span text:style-name="T3">[</text:span><text:span text:style-name="T1"> </text:span><text:s/>девушки и юноши<text:span text:style-name="T3">, ]</text:span><text:span text:style-name="T1"> </text:span><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Standard">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Standard">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Standard">— Ах, как хорошо! — всё говорила она, подбегая к Соне.</text:p>
      <text:p text:style-name="Standard">Николай с Денисовым ходили по залам, ласково и покровительственно оглядывая танцующих.</text:p>
      <text:p text:style-name="Standard">— Как она мила, к'асавица будет, — сказал Денисов.</text:p>
      <text:p text:style-name="Standard">— Кто?</text:p>
      <text:p text:style-name="Standard">— Г'афиня Наташа, — отвечал Денисов.</text:p>
      <text:p text:style-name="Standard">— И как она танцует, какая г'ация! — помолчав немного, опять сказал он.</text:p>
      <text:p text:style-name="Standard">— Да про кого ты говоришь?</text:p>
      <text:p text:style-name="Standard">— Про сест'у п'о твою, — сердито крикнул Денисов.</text:p>
      <text:p text:style-name="Standard">Ростов усмехнулся.</text:p>
      <text:p text:style-name="Standard">— Mon cher comte; vous etes l'un de mes meilleurs ecoliers, il faut que vous dansiez, — сказал маленький Иогель, подходя к Николаю. — Voyez combien de jolies demoiselles. <text:span text:style-name="T3">[</text:span><text:span text:style-name="T1"> </text:span><text:s/>Любезный граф, вы один из лучших моих учеников. Вам надо танцовать. Посмотрите, сколько хорошеньких девушек!<text:span text:style-name="T3">]</text:span><text:span text:style-name="T1"> </text:span><text:s text:c="2"/>— Он с тою же просьбой обратился и к Денисову, тоже своему бывшему ученику.</text:p>
      <text:p text:style-name="Standard">— Non, mon cher, je fe'ai tapisse'ie, <text:span text:style-name="T3">[</text:span><text:span text:style-name="T1"> </text:span><text:s/>Нет, мой милый, я посижу у стенки<text:span text:style-name="T3">, ]</text:span><text:span text:style-name="T1"> </text:span><text:s text:c="2"/>— сказал Денисов. — Разве вы не помните, как дурно я пользовался вашими уроками?</text:p>
      <text:p text:style-name="Standard">— О нет! — поспешно утешая его, сказал Иогель. — Вы только невнимательны были, а <text:soft-page-break/>вы имели способности, да, вы имели способности.</text:p>
      <text:p text:style-name="Standard">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Standard">—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Standard">— Поди, выбери Денисова. Вот танцует! Чудо! — сказал он.</text:p>
      <text:p text:style-name="Standard">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Standard">— Пожалуйста, Василий Дмитрич, — говорила Наташа, — пойдемте, пожалуйста.</text:p>
      <text:p text:style-name="Standard">— Да, что, увольте, г'афиня, — говорил Денисов.</text:p>
      <text:p text:style-name="Standard">— Ну, полно, Вася, — сказал Николай.</text:p>
      <text:p text:style-name="Standard">— Точно кота Ваську угова'ивают, — шутя сказал Денисов.</text:p>
      <text:p text:style-name="Standard">— Целый вечер вам буду петь, — сказала Наташа.</text:p>
      <text:p text:style-name="Standard">—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Standard">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Standard"/>
      <text:p text:style-name="Standard"/>
      <text:p text:style-name="Standard"/>
      <text:h text:style-name="Heading_20_3" text:outline-level="3">XIII</text:h>
      <text:p text:style-name="P2"/>
      <text:p text:style-name="Standard">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text:soft-page-break/>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Standard">Светлый холодный взгляд Долохова встретил Ростова еще у двери, как будто он давно ждал его.</text:p>
      <text:p text:style-name="Standard">— Давно не видались, — сказал он, — спасибо, что приехал. Вот только домечу, и явится Илюшка с хором.</text:p>
      <text:p text:style-name="Standard">— Я к тебе заезжал, — сказал Ростов, краснея.</text:p>
      <text:p text:style-name="Standard">Долохов не отвечал ему. — Можешь поставить, — сказал он.</text:p>
      <text:p text:style-name="Standard">Ростов вспомнил в эту минуту странный разговор, который он имел раз с Долоховым. — «Играть на счастие могут только дураки», сказал тогда Долохов.</text:p>
      <text:p text:style-name="Standard">—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Standard">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Standard">— А помнишь, мы говорили с тобой про игру… дурак, кто на счастье хочет играть; играть надо наверное, а я хочу попробовать.</text:p>
      <text:p text:style-name="Standard">«Попробовать на счастие, или наверное?» подумал Ростов.</text:p>
      <text:p text:style-name="Standard">— Да и лучше не играй, — прибавил он, и треснув разорванной колодой, прибавил: — Банк, господа!</text:p>
      <text:p text:style-name="Standard">Придвинув вперед деньги, Долохов приготовился метать. Ростов сел подле него и сначала не играл. Долохов взглядывал на него.</text:p>
      <text:p text:style-name="Standard">—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Standard">— Со мной денег нет, — сказал Ростов.</text:p>
      <text:p text:style-name="Standard">— Поверю!</text:p>
      <text:p text:style-name="Standard">Ростов поставил 5 рублей на карту и проиграл, поставил еще и опять проиграл. Долохов убил, т. е. выиграл десять карт сряду у Ростова.</text:p>
      <text:p text:style-name="Standard">— Господа, — сказал он, прометав несколько времени, — прошу класть деньги на карты, а то я могу спутаться в счетах.</text:p>
      <text:p text:style-name="Standard">Один из игроков сказал, что, он надеется, ему можно поверить.</text:p>
      <text:p text:style-name="Standard">— Поверить можно, но боюсь спутаться; прошу класть деньги на карты, — отвечал Долохов. — Ты не стесняйся, мы с тобой сочтемся, — прибавил он Ростову.</text:p>
      <text:p text:style-name="Standard">Игра продолжалась: лакей, не переставая, разносил шампанское.</text:p>
      <text:p text:style-name="Standard">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Standard">— Оставь, — сказал Долохов, хотя он, казалось, и не смотрел на Ростова, — скорее отыграешься. Другим даю, а тебе бью. Или ты меня боишься? — повторил он.</text:p>
      <text:p text:style-name="Standard">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text:soft-page-break/>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Standard">—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Standard">— Да, господа, мне говорили, что в Москве распущен слух, будто я шулер, поэтому советую вам быть со мной осторожнее.</text:p>
      <text:p text:style-name="Standard">— Ну, мечи же! — сказал Ростов.</text:p>
      <text:p text:style-name="Standard">— Ох, московские тетушки! — сказал Долохов и с улыбкой взялся за карты.</text:p>
      <text:p text:style-name="Standard">—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Standard">— Однако ты не зарывайся, — сказал Долохов, мельком взглянув на Ростова, и продолжая метать.</text:p>
      <text:p text:style-name="Standard"/>
      <text:p text:style-name="Standard"/>
      <text:p text:style-name="Standard"/>
      <text:h text:style-name="Heading_20_3" text:outline-level="3">XIV</text:h>
      <text:p text:style-name="P2"/>
      <text:p text:style-name="Standard">Через полтора часа времени большинство игроков уже шутя смотрели на свою собственную игру.</text:p>
      <text:p text:style-name="Standard">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Standard">«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text:soft-page-break/>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Standard">«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Standard">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Standard">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Standard">—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Standard">— Что же, не будешь еще? А у меня славная карточка приготовлена. — Как будто более всего его интересовало веселье самой игры.</text:p>
      <text:p text:style-name="Standard">«Всё кончено, я пропал! думал он. Теперь пуля в лоб — одно остается», и вместе с тем он сказал веселым голосом:</text:p>
      <text:p text:style-name="Standard">— Ну, еще одну карточку.</text:p>
      <text:p text:style-name="Standard">—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Standard">— Это мне всё равно, — сказал он, — мне только интересно знать, убьешь ты, или дашь мне эту десятку.</text:p>
      <text:p text:style-name="Standard">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Standard">— За вами 43 тысячи, граф, — сказал Долохов и потягиваясь встал из-за стола. — А устаешь однако так долго сидеть, — сказал он.</text:p>
      <text:p text:style-name="Standard">— Да, и я тоже устал, — сказал Ростов.</text:p>
      <text:p text:style-name="Standard">Долохов, как будто напоминая ему, что ему неприлично было шутить, перебил его: Когда прикажете получить деньги, граф?</text:p>
      <text:p text:style-name="Standard">Ростов вспыхнув, вызвал Долохова в другую комнату.</text:p>
      <text:p text:style-name="Standard">— Я не могу вдруг заплатить всё, ты возьмешь вексель, — сказал он.</text:p>
      <text:p text:style-name="Standard">—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Standard">«О! это ужасно чувствовать себя так во власти этого человека», — думал Ростов. <text:soft-page-break/>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Standard">— Твоя кузина… — хотел сказать Долохов; но Николай перебил его.</text:p>
      <text:p text:style-name="Standard">— Моя кузина тут ни при чем, и о ней говорить нечего! — крикнул он с бешенством.</text:p>
      <text:p text:style-name="Standard">— Так когда получить? — спросил Долохов.</text:p>
      <text:p text:style-name="Standard">— Завтра, — сказал Ростов, и вышел из комнаты.</text:p>
      <text:p text:style-name="Standard"/>
      <text:p text:style-name="Standard"/>
      <text:p text:style-name="Standard"/>
      <text:h text:style-name="Heading_20_3" text:outline-level="3">XV</text:h>
      <text:p text:style-name="P2"/>
      <text:p text:style-name="Standard">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Standard">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2"/>
      <text:p text:style-name="P3">Волшебница, скажи, какая сила</text:p>
      <text:p text:style-name="P3">Влечет меня к покинутым струнам;</text:p>
      <text:p text:style-name="P3">Какой огонь ты в сердце заронила,</text:p>
      <text:p text:style-name="P3">Какой восторг разлился по перстам!</text:p>
      <text:p text:style-name="P3"/>
      <text:p text:style-name="Standard">Пел он страстным голосом, блестя на испуганную и счастливую Наташу своими агатовыми, черными глазами.</text:p>
      <text:p text:style-name="Standard">— Прекрасно! отлично! — кричала Наташа. — Еще другой куплет, — говорила она, не замечая Николая.</text:p>
      <text:p text:style-name="Standard">«У них всё то же» — подумал Николай, заглядывая в гостиную, где он увидал Веру и мать с старушкой.</text:p>
      <text:p text:style-name="Standard">— А! вот и Николенька! — Наташа подбежала к нему.</text:p>
      <text:p text:style-name="Standard">— Папенька дома? — спросил он.</text:p>
      <text:p text:style-name="Standard">— Как я рада, что ты приехал! — не отвечая, сказала Наташа, — нам так весело. Василий Дмитрич остался для меня еще день, ты знаешь?</text:p>
      <text:p text:style-name="Standard">— Нет, еще не приезжал папа, — сказала Соня.</text:p>
      <text:p text:style-name="Standard">—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Standard">— Ну, хорошо, хорошо, — закричал Денисов, — теперь нечего отговариваться, за вами barcarolla, умоляю вас.</text:p>
      <text:p text:style-name="Standard">Графиня оглянулась на молчаливого сына.</text:p>
      <text:p text:style-name="Standard"><text:soft-page-break/>— Что с тобой? — спросила мать у Николая.</text:p>
      <text:p text:style-name="Standard">— Ах, ничего, — сказал он, как будто ему уже надоел этот всё один и тот же вопрос.</text:p>
      <text:p text:style-name="Standard">— Папенька скоро приедет?</text:p>
      <text:p text:style-name="Standard">— Я думаю.</text:p>
      <text:p text:style-name="Standard">«У них всё то же. Они ничего не знают! Куда мне деваться?», подумал Николай и пошел опять в залу, где стояли клавикорды.</text:p>
      <text:p text:style-name="Standard">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Standard">Николай стал ходить взад и вперед по комнате.</text:p>
      <text:p text:style-name="Standard">«И вот охота заставлять ее петь? — что она может петь? И ничего тут нет веселого», думал Николай.</text:p>
      <text:p text:style-name="Standard">Соня взяла первый аккорд прелюдии.</text:p>
      <text:p text:style-name="Standard">«Боже мой, я погибший, я бесчестный человек. Пулю в лоб, одно, что остается, а не петь, подумал он. Уйти? но куда же? всё равно, пускай поют!»</text:p>
      <text:p text:style-name="Standard">Николай мрачно, продолжая ходить по комнате, взглядывал на Денисова и девочек, избегая их взглядов.</text:p>
      <text:p text:style-name="Standard">«Николенька, что с вами?» — спросил взгляд Сони, устремленный на него. Она тотчас увидала, что что-нибудь случилось с ним.</text:p>
      <text:p text:style-name="Standard">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Standard">«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p text:style-name="Standard">«Вот она я!» как будто говорила она, отвечая на восторженный взгляд Денисова, следившего за ней.</text:p>
      <text:p text:style-name="Standard">«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Standard">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Standard">«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 <text:span text:style-name="T3">[</text:span><text:span text:style-name="T1"> </text:span><text:s/>О моя жестокая любовь…<text:span text:style-name="T3">]</text:span><text:span text:style-name="T1"> </text:span><text:s text:c="2"/>Раз, два, три… раз, два… три… раз… Oh mio crudele affetto… Раз, два, три… раз. Эх, жизнь наша <text:soft-page-break/>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Standard">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Standard"/>
      <text:p text:style-name="Standard"/>
      <text:p text:style-name="Standard"/>
      <text:h text:style-name="Heading_20_3" text:outline-level="3">XVI</text:h>
      <text:p text:style-name="P2"/>
      <text:p text:style-name="Standard">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Standard">—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Standard">«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Standard">— Папа, а я к вам за делом пришел. Я было и забыл. Мне денег нужно.</text:p>
      <text:p text:style-name="Standard">— Вот как, — сказал отец, находившийся в особенно веселом духе. — Я тебе говорил, что не достанет. Много ли?</text:p>
      <text:p text:style-name="Standard">— Очень много, — краснея и с глупой, небрежной улыбкой, которую он долго потом не мог себе простить, сказал Николай. — Я немного проиграл, т. е. много даже, очень много, 43 тысячи.</text:p>
      <text:p text:style-name="Standard">— Что? Кому?… Шутишь! — крикнул граф, вдруг апоплексически краснея шеей и затылком, как краснеют старые люди.</text:p>
      <text:p text:style-name="Standard">— Я обещал заплатить завтра, — сказал Николай.</text:p>
      <text:p text:style-name="Standard">— Ну!.. — сказал старый граф, разводя руками и бессильно опустился на диван.</text:p>
      <text:p text:style-name="Standard">—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Standard">Граф Илья Андреич опустил глаза, услыхав эти слова сына и заторопился, отыскивая что-то.</text:p>
      <text:p text:style-name="Standard">—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Standard">— Папенька! па…пенька! — закричал он ему вслед, рыдая, — простите меня! — И, схватив руку отца, он прижался к ней губами и заплакал.</text:p>
      <text:p text:style-name="Standard"/>
      <text:p text:style-name="Standard"/>
      <text:p text:style-name="Standard">В то время, как отец объяснялся с сыном, у матери с дочерью происходило не менее важное объяснение. Наташа взволнованная прибежала к матери.</text:p>
      <text:p text:style-name="Standard">— Мама!.. Мама!.. он мне сделал…</text:p>
      <text:p text:style-name="Standard">— Что сделал?</text:p>
      <text:p text:style-name="Standard"><text:soft-page-break/>—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Standard">— Наташа, полно, глупости! — сказала она, еще надеясь, что это была шутка.</text:p>
      <text:p text:style-name="Standard">— Ну вот, глупости! — Я вам дело говорю, — сердито сказала Наташа. — Я пришла спросить, что делать, а вы мне говорите: «глупости»…</text:p>
      <text:p text:style-name="Standard">Графиня пожала плечами.</text:p>
      <text:p text:style-name="Standard">— Ежели правда, что <text:span text:style-name="T1">мосьё</text:span> <text:s/>Денисов сделал тебе предложение, то скажи ему, что он дурак, вот и всё.</text:p>
      <text:p text:style-name="Standard">— Нет, он не дурак, — обиженно и серьезно сказала Наташа.</text:p>
      <text:p text:style-name="Standard">— Ну так что ж ты хочешь? Вы нынче ведь все влюблены. Ну, влюблена, так выходи за него замуж! — сердито смеясь, проговорила графиня. — С Богом!</text:p>
      <text:p text:style-name="Standard">— Нет, мама, я не влюблена в него, должно быть не влюблена в него.</text:p>
      <text:p text:style-name="Standard">— Ну, так так и скажи ему.</text:p>
      <text:p text:style-name="Standard">— Мама, вы сердитесь? Вы не сердитесь, голубушка, ну в чем же я виновата?</text:p>
      <text:p text:style-name="Standard">— Нет, да что же, мой друг? Хочешь, я пойду скажу ему, — сказала графиня, улыбаясь.</text:p>
      <text:p text:style-name="Standard">—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Standard">— Ну всё-таки надо отказать.</text:p>
      <text:p text:style-name="Standard">— Нет, не надо. Мне так его жалко! Он такой милый.</text:p>
      <text:p text:style-name="Standard">— Ну, так прими предложение. И то пора замуж итти, — сердито и насмешливо сказала мать.</text:p>
      <text:p text:style-name="Standard">— Нет, мама, мне так жалко его. Я не знаю, как я скажу.</text:p>
      <text:p text:style-name="Standard">— Да тебе и нечего говорить, я сама скажу, — сказала графиня, возмущенная тем, что осмелились смотреть, как на большую, на эту маленькую Наташу.</text:p>
      <text:p text:style-name="Standard">—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Standard">— Натали, — сказал он, быстрыми шагами подходя к ней, — решайте мою судьбу. Она в ваших руках!</text:p>
      <text:p text:style-name="Standard">— Василий Дмитрич, мне вас так жалко!.. Нет, но вы такой славный… но не надо… это… а так я вас всегда буду любить.</text:p>
      <text:p text:style-name="Standard">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Standard">—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Standard">— Г'афиня, — сказал Денисов с опущенными глазами и виноватым видом, хотел сказать что-то еще и запнулся.</text:p>
      <text:p text:style-name="Standard">Наташа не могла спокойно видеть его таким жалким. Она начала громко всхлипывать.</text:p>
      <text:p text:style-name="Standard">—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Standard"/>
      <text:p text:style-name="Standard"/>
      <text:p text:style-name="Standard">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text:soft-page-break/>помнил, как его уложили в сани и как везли первые три станции.</text:p>
      <text:p text:style-name="Standard">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Standard">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Standard">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Standard"/>
      <text:p text:style-name="Standard"/>
      <text:h text:style-name="Heading_20_2" text:outline-level="2">ЧАСТЬ ВТОРАЯ</text:h>
      <text:p text:style-name="P2"/>
      <text:h text:style-name="Heading_20_3" text:outline-level="3">I</text:h>
      <text:p text:style-name="P2"/>
      <text:p text:style-name="Standard">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Standard">— Прикажете чемоданы внести? Постель постелить, чаю прикажете? — спрашивал камердинер.</text:p>
      <text:p text:style-name="Standard">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Standard">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 <text:span text:style-name="T1">свернулся</text:span> <text:s/>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Standard">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Standard"><text:soft-page-break/>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Standard">Слуга его подал ему разрезанную до половины книгу романа в письмах m-mе Suza. <text:span text:style-name="T3">[</text:span><text:span text:style-name="T1"> </text:span><text:s/>мадам Сюза<text:span text:style-name="T3">. ]</text:span><text:span text:style-name="T1"> </text:span><text:s text:c="2"/>Он стал читать о страданиях и добродетельной борьбе какой-то Аmelie de Mansfeld. <text:span text:style-name="T3">[</text:span><text:span text:style-name="T1"> </text:span><text:s/>Амалии Мансфельд<text:span text:style-name="T3">. ]</text:span><text:span text:style-name="T1"> </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Standard">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Standard">—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Standard">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Standard">Слуга принес назад свой пустой, перевернутый стакан с недокусанным кусочком сахара и спросил, не нужно ли чего.</text:p>
      <text:p text:style-name="Standard">—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Standard">Пьер чувствовал себя смущенным и хотел отклониться от этого взгляда, но блестящие, старческие глаза неотразимо притягивали его к себе.</text:p>
      <text:p text:style-name="Standard"/>
      <text:p text:style-name="Standard"/>
      <text:p text:style-name="Standard"><text:soft-page-break/></text:p>
      <text:h text:style-name="Heading_20_3" text:outline-level="3">II</text:h>
      <text:p text:style-name="P2"/>
      <text:p text:style-name="Standard">—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Standard">—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Standard">Пьер покраснел и, поспешно спустив ноги с постели, нагнулся к старику, неестественно и робко улыбаясь.</text:p>
      <text:p text:style-name="Standard">—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Standard">— Вы несчастливы, государь мой, — продолжал он. — Вы молоды, я стар. Я бы желал по мере моих сил помочь вам.</text:p>
      <text:p text:style-name="Standard">—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Standard">—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Standard">—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Standard">— Позвольте мне спросить, — сказал он. — Вы масон?</text:p>
      <text:p text:style-name="Standard">—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p text:style-name="Standard">—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Standard">—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Standard">— Точно так же, как я могу предполагать, что и вы находитесь в заблуждении, — сказал Пьер, слабо улыбаясь.</text:p>
      <text:p text:style-name="Standard">—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Standard">— Я должен вам сказать, я не верю, не… верю в Бога, — с сожалением и усилием сказал Пьер, чувствуя необходимость высказать всю правду.</text:p>
      <text:p text:style-name="Standard">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text:soft-page-break/>пяти рублей, могущих сделать его счастие.</text:p>
      <text:p text:style-name="Standard">— Да, вы не знаете Его, государь мой, — сказал масон. — Вы не можете знать Его. Вы не знаете Его, оттого вы и несчастны.</text:p>
      <text:p text:style-name="Standard">— Да, да, я несчастен, подтвердил Пьер, — но что ж мне делать?</text:p>
      <text:p text:style-name="Standard">—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Standard">Он помолчал и вздохнул, видимо стараясь успокоиться.</text:p>
      <text:p text:style-name="Standard">—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Standard">Пьер не мог и не хотел прерывать этого молчания.</text:p>
      <text:p text:style-name="Standard">—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Standard">— Он не постигается умом, а постигается жизнью, — сказал масон.</text:p>
      <text:p text:style-name="Standard">—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Standard">Масон улыбнулся своей кроткой, отеческой улыбкой.</text:p>
      <text:p text:style-name="Standard">—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Standard">— Да, да, это так! — радостно сказал Пьер.</text:p>
      <text:p text:style-name="Standard">—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text:soft-page-break/>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Standard">— Да, да, — подтверждал Пьер.</text:p>
      <text:p text:style-name="Standard">—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Standard">— Нет, я ненавижу свою жизнь, — сморщась проговорил Пьер.</text:p>
      <text:p text:style-name="Standard">—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Standard">Масон хрипло, старчески прокашлялся и кликнул слугу.</text:p>
      <text:p text:style-name="Standard">— Что лошади? — спросил он, не глядя на Пьера.</text:p>
      <text:p text:style-name="Standard">— Привели сдаточных, — отвечал слуга. — Отдыхать не будете?</text:p>
      <text:p text:style-name="Standard">— Нет, вели закладывать.</text:p>
      <text:p text:style-name="Standard">«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 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Standard">— Вы куда теперь изволите ехать, государь мой?</text:p>
      <text:p text:style-name="Standard">—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Standard">Масон долго молчал, видимо что-то обдумывая.</text:p>
      <text:p text:style-name="Standard">—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Standard"><text:soft-page-break/>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Standard"/>
      <text:p text:style-name="Standard"/>
      <text:p text:style-name="Standard"/>
      <text:h text:style-name="Heading_20_3" text:outline-level="3">III</text:h>
      <text:p text:style-name="P2"/>
      <text:p text:style-name="Standard">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Standard">—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Standard">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Standard">— Да, я желаю, — сказал Пьер.</text:p>
      <text:p text:style-name="Standard">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Standard">Пьер задумался. — Да… да, я верю в Бога, — сказал он.</text:p>
      <text:p text:style-name="Standard">— В таком случае… — начал Вилларский, но Пьер перебил его. — Да, я верю в Бога, — сказал он еще раз.</text:p>
      <text:p text:style-name="Standard">— В таком случае мы можем ехать, — сказал Вилларский. — Карета моя к вашим услугам.</text:p>
      <text:p text:style-name="Standard">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Standard">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text:soft-page-break/>улыбающейся физиономией, неверными робкими шагами подвигалась за Вилларским.</text:p>
      <text:p text:style-name="Standard">Проведя его шагов десять, Вилларский остановился.</text:p>
      <text:p text:style-name="Standard">—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Standard">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Standard">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Standard">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Standard">— Для чего вы пришли сюда? — спросил вошедший, по шороху, сделанному Пьером, 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Standard">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 <text:span text:style-name="T1">ищущего</text:span> <text:s/>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Standard">— Да, я… я… хочу обновления, — с трудом выговорил Пьер.</text:p>
      <text:p text:style-name="Standard">—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Standard">— Я… надеюсь… руководства… помощи… в обновлении, — сказал Пьер с дрожанием <text:soft-page-break/>голоса и с затруднением в речи, происходящим и от волнения, и от непривычки говорить по-русски об отвлеченных предметах.</text:p>
      <text:p text:style-name="Standard">— Какое понятие вы имеете о франк-масонстве?</text:p>
      <text:p text:style-name="Standard">— Я подразумеваю, что франк-масонство есть fraterienit&amp;eacute <text:span text:style-name="T3">[</text:span><text:span text:style-name="T1"> </text:span><text:s/>братство<text:span text:style-name="T3">]</text:span><text:span text:style-name="T1"> </text:span><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Standard">— Хорошо, — сказал ритор поспешно, видимо вполне удовлетворенный этим ответом. — Искали ли вы средств к достижению своей цели в религии?</text:p>
      <text:p text:style-name="Standard">—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Standard">—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Standard">— Да, да, — подтвердил Пьер.</text:p>
      <text:p text:style-name="Standard">Ритор прокашлялся, сложил на груди руки в перчатках и начал говорить:</text:p>
      <text:p text:style-name="Standard">—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Standard">—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Standard">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 <text:span text:style-name="T1">скромность</text:span> , соблюдение тайны ордена, 2) <text:span text:style-name="T1">повиновение</text:span> <text:s/>высшим чинам ордена, 3) добронравие, 4) любовь к человечеству, 5) мужество, 6) щедрость и 7) любовь к смерти.</text:p>
      <text:p text:style-name="Standard">— В <text:span text:style-name="T1">седьмых</text:span> <text:s/>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Standard">«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text:soft-page-break/>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 <text:span text:style-name="T1">мужество</text:span> , и <text:span text:style-name="T1">щедрость</text:span> , и <text:span text:style-name="T1">добронравие</text:span> , и <text:span text:style-name="T1">любовь к человечеству</text:span> , и в особенности <text:span text:style-name="T1">повиновение</text:span> ,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Standard">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Standard">— Я готов на всё, — сказал Пьер.</text:p>
      <text:p text:style-name="Standard">—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Standard">Пьер знал очень хорошо, что такое иероглиф, но не смел говорить. Он молча слушал ритора, по всему чувствуя, что тотчас начнутся испытанья.</text:p>
      <text:p text:style-name="Standard">—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Standard">— Но я с собою ничего не имею, — сказал Пьер, полагавший, что от него требуют выдачи всего, что он имеет.</text:p>
      <text:p text:style-name="Standard">— То, что на вас есть: часы, деньги, кольца…</text:p>
      <text:p text:style-name="Standard">Пьер поспешно достал кошелек, часы, и долго не мог снять с жирного пальца обручальное кольцо. Когда это было сделано, масон сказал:</text:p>
      <text:p text:style-name="Standard">—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Standard">— И наконец, в знак чистосердечия, я прошу вас открыть мне главное ваше пристрастие, — сказал он.</text:p>
      <text:p text:style-name="Standard">— Мое пристрастие! У меня их <text:span text:style-name="T1">было</text:span> <text:s/>так много, — сказал Пьер.</text:p>
      <text:p text:style-name="Standard">— То пристрастие, которое более всех других заставляло вас колебаться на пути добродетели, — сказал масон.</text:p>
      <text:p text:style-name="Standard">Пьер помолчал, отыскивая.</text:p>
      <text:p text:style-name="Standard">«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Standard">—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Standard">—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Standard">Пьер уже чувствовал в себе этот освежающий источник блаженства, теперь радостью и умилением переполнявший его душу.</text:p>
      <text:p text:style-name="Standard"/>
      <text:p text:style-name="Standard"><text:soft-page-break/></text:p>
      <text:p text:style-name="Standard"/>
      <text:h text:style-name="Heading_20_3" text:outline-level="3">IV</text:h>
      <text:p text:style-name="P2"/>
      <text:p text:style-name="Standard">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 <text:span text:style-name="T3">[</text:span><text:span text:style-name="T1"> </text:span><text:s/>так проходит мирская слава<text:span text:style-name="T3">. ]</text:span><text:span text:style-name="T1"> </text:span><text:s/></text:p>
      <text:p text:style-name="Standard">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Standard">— Он прежде должен получить лопату, — сказал шопотом один из братьев.</text:p>
      <text:p text:style-name="Standard">— А! полноте пожалуйста, — сказал другой.</text:p>
      <text:p text:style-name="Standard">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text:soft-page-break/>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Standard">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Standard">«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Standard">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Standard">Великий мастер стукнул молотком, все сели по местам, и один прочел поучение о необходимости смирения.</text:p>
      <text:p text:style-name="Standard">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Standard">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Standard"/>
      <text:p text:style-name="Standard"/>
      <text:p text:style-name="Standard"/>
      <text:h text:style-name="Heading_20_3" text:outline-level="3">V</text:h>
      <text:p text:style-name="P2"/>
      <text:p text:style-name="Standard">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text:soft-page-break/>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Standard">— Мой друг, что ты наделал в Москве? За что ты поссорился с Лёлей, mon сher? <text:span text:style-name="T3">[</text:span><text:span text:style-name="T1"> </text:span><text:s/>дорогой мoй?<text:span text:style-name="T3">]</text:span><text:span text:style-name="T1"> </text:span><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Standard">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Standard">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Standard">—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Standard">— Князь, я вас не звал к себе, идите, пожалуйста, идите! — Он вскочил и отворил ему дверь.</text:p>
      <text:p text:style-name="Standard">— Идите же, — повторил он, сам себе не веря и радуясь выражению смущенности и страха, показавшемуся на лице князя Василия.</text:p>
      <text:p text:style-name="Standard">— Что с тобой? Ты болен?</text:p>
      <text:p text:style-name="Standard">— Идите! — еще раз проговорил дрожащий голос. И князь Василий должен был уехать, не получив никакого объяснения.</text:p>
      <text:p text:style-name="Standard">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Standard"/>
      <text:p text:style-name="Standard"/>
      <text:p text:style-name="Standard"/>
      <text:h text:style-name="Heading_20_3" text:outline-level="3">VI</text:h>
      <text:p text:style-name="P2"/>
      <text:p text:style-name="Standard">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text:soft-page-break/>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Standard"><text:span text:style-name="T4">— Un cerveau fele — je le disais toujours. </text:span><text:span text:style-name="T3">[</text:span><text:span text:style-name="T1"> </text:span><text:s/>Полусумасшедший — я всегда это говорил<text:span text:style-name="T3">. ]</text:span><text:span text:style-name="T1"> </text:span><text:s/></text:p>
      <text:p text:style-name="Standard">—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Standard">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 <text:span text:style-name="T3">[</text:span><text:span text:style-name="T1"> </text:span><text:s/>сливки настоящего хорошего общества, цвет интеллектуальной эссенции петербургского общества<text:span text:style-name="T3">, ]</text:span><text:span text:style-name="T1"> </text:span><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Standard">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 <text:span text:style-name="T3">[</text:span><text:span text:style-name="T1"> </text:span><text:s/>Сливки настоящего хорошего общества<text:span text:style-name="T3">]</text:span><text:span text:style-name="T1"> </text:span><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 <text:span text:style-name="T3">[</text:span><text:span text:style-name="T1"> </text:span><text:s/>весьма достойный человек<text:span text:style-name="T3">, ]</text:span><text:span text:style-name="T1"> </text:span><text:s text:c="2"/>одной вновь пожалованной фрейлины с матерью и некоторых других менее заметных особ.</text:p>
      <text:p text:style-name="Standard">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Standard">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 <text:span text:style-name="T1">мне</text:span> <text:s/>и вообще <text:span text:style-name="T1">нам</text:span> <text:s/>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 <text:span text:style-name="T3">[</text:span><text:span text:style-name="T1"> </text:span><text:s/>Ты этого хотел, Жорж Дандэн<text:span text:style-name="T3">, ]</text:span><text:span text:style-name="T1"> </text:span><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text:soft-page-break/>Анной Павловной, шел о наших дипломатических сношениях с Австрией и о надежде на союз с нею.</text:p>
      <text:p text:style-name="Standard">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Standard">Анна Павловна дала поцеловать ему свою сухую руку, познакомила его с некоторыми незнакомыми ему лицами и каждого шопотом определила ему.</text:p>
      <text:p text:style-name="Standard"><text:span text:style-name="T4">— Le Prince Hyppolite Kouraguine — charmant jeune homme. M-r Kroug charge d'affaires de Kopenhague — un esprit profond, </text:span>и<text:span text:style-name="T4"> </text:span>просто<text:span text:style-name="T4">: </text:span>М<text:span text:style-name="T4">-r Shittoff un homme de beaucoup de merite </text:span><text:span text:style-name="T5">[</text:span><text:span text:style-name="T6"> </text:span><text:span text:style-name="T4"><text:s/></text:span>Князь<text:span text:style-name="T4"> </text:span>Ипполит<text:span text:style-name="T4"> </text:span>Курагин<text:span text:style-name="T4">, </text:span>милый<text:span text:style-name="T4"> </text:span>молодой<text:span text:style-name="T4"> </text:span>человек<text:span text:style-name="T4">. </text:span>Г. Круг, Копенгагенский поверенный в делах, глубокий ум. Г. Шитов, весьма достойный человек<text:span text:style-name="T3">]</text:span><text:span text:style-name="T1"> </text:span><text:s text:c="2"/>про того, который носил это наименование.</text:p>
      <text:p text:style-name="Standard">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Standard"><text:span text:style-name="T4">— Vienne trouve les bases du traite propose tellement hors d'atteinte, qu'on ne saurait y parvenir meme par une continuite de succes les plus brillants, et elle met en doute les moyens qui pourraient nous les procurer. C'est la phrase authentique du cabinet de Vienne, — </text:span>говорил<text:span text:style-name="T4"> </text:span>датский<text:span text:style-name="T4"> charge d'affaires. </text:span><text:span text:style-name="T3">[</text:span><text:span text:style-name="T1"> </text:span><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 поверенный в делах<text:span text:style-name="T3">. ]</text:span><text:span text:style-name="T1"> </text:span><text:s/></text:p>
      <text:p text:style-name="Standard"><text:span text:style-name="T4">— C'est le doute qui est flatteur! — </text:span>сказал<text:span text:style-name="T4"> l'homme a l'esprit profond, </text:span>с<text:span text:style-name="T4"> </text:span>тонкой<text:span text:style-name="T4"> </text:span>улыбкой<text:span text:style-name="T4">. </text:span><text:span text:style-name="T5">[</text:span><text:span text:style-name="T6"> </text:span><text:span text:style-name="T4"><text:s/></text:span>Сомнение<text:span text:style-name="T4"> </text:span>лестно<text:span text:style-name="T4">! — </text:span>сказал<text:span text:style-name="T4"> </text:span>глубокий<text:span text:style-name="T4"> </text:span>ум<text:span text:style-name="T5">, ]</text:span><text:span text:style-name="T6"> </text:span><text:span text:style-name="T4"><text:s/></text:span></text:p>
      <text:p text:style-name="Standard"><text:span text:style-name="T4">— Il faut distinguer entre le cabinet de Vienne et l'Empereur d'Autriche, — </text:span>сказал<text:span text:style-name="T4"> </text:span>М<text:span text:style-name="T4">orteMariet. — L'Empereur d'Autriche n'a jamais pu penser a une chose pareille, ce n'est que le cabinet qui le dit. </text:span><text:span text:style-name="T3">[</text:span><text:span text:style-name="T1"> </text:span><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3">. ]</text:span><text:span text:style-name="T1"> </text:span><text:s/></text:p>
      <text:p text:style-name="Standard">—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 <text:span text:style-name="T3">[</text:span><text:span text:style-name="T1"> </text:span><text:s/>Ах, мой милый виконт, Европа никогда не будет нашей искренней союзницей<text:span text:style-name="T3">. ]</text:span><text:span text:style-name="T1"> </text:span><text:s/></text:p>
      <text:p text:style-name="Standard">Вслед за этим Анна Павловна навела разговор на мужество и твердость прусского <text:soft-page-break/>короля с тем, чтобы ввести в дело Бориса.</text:p>
      <text:p text:style-name="Standard">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Standard">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Standard">— Il faut absolument que vous veniez me voir, <text:span text:style-name="T3">[</text:span><text:span text:style-name="T1"> </text:span><text:s/>Необходимо нужно, чтоб вы приехали повидаться со мною<text:span text:style-name="T3">, ]</text:span><text:span text:style-name="T1"> </text:span><text:s text:c="2"/>— сказала она ему таким тоном, как будто по некоторым соображениям, которые он не мог знать, это было совершенно необходимо.</text:p>
      <text:p text:style-name="Standard"><text:span text:style-name="T4">— Mariedi entre les 8 et 9 heures. Vous me ferez grand plaisir. </text:span><text:span text:style-name="T3">[</text:span><text:span text:style-name="T1"> </text:span><text:s/>Во вторник, между 8 и 9 часами. Вы мне сделаете большое удовольствие<text:span text:style-name="T3">. ]</text:span><text:span text:style-name="T1"> </text:span><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Standard">—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Standard"/>
      <text:p text:style-name="Standard"/>
      <text:p text:style-name="Standard"/>
      <text:h text:style-name="Heading_20_3" text:outline-level="3">VII</text:h>
      <text:p text:style-name="P2"/>
      <text:p text:style-name="Standard">Когда Борис и Анна Павловна вернулись к общему кружку, разговором в нем завладел князь Ипполит.</text:p>
      <text:p text:style-name="Standard">Он, выдвинувшись вперед на кресле, сказал: Le Roi de Prusse! <text:span text:style-name="T3">[</text:span><text:span text:style-name="T1"> </text:span><text:s/>Прусский король!<text:span text:style-name="T3">]</text:span><text:span text:style-name="T1"> </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Standard"><text:span text:style-name="T4">— C'est l'epee de Frederic le Grand, que je… </text:span><text:span text:style-name="T3">[</text:span><text:span text:style-name="T1"> </text:span><text:s/>Это шпага Фридриха Великого, которую я…<text:span text:style-name="T3">]</text:span><text:span text:style-name="T1"> </text:span><text:s text:c="2"/>— начала было она, но Ипполит перебил ее словами:</text:p>
      <text:p text:style-name="Standard">—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Standard"><text:span text:style-name="T4">— Voyons a qui en avez vous avec votre Roi de Prusse? </text:span><text:span text:style-name="T3">[</text:span><text:span text:style-name="T1"> </text:span><text:s/>Ну так что ж о прусском короле?<text:span text:style-name="T3">]</text:span><text:span text:style-name="T1"> </text:span><text:s/></text:p>
      <text:p text:style-name="Standard">Ипполит засмеялся, как будто ему стыдно было своего смеха.</text:p>
      <text:p text:style-name="Standard"><text:span text:style-name="T4">— Non, ce n'est rien, je voulais dire seulement… </text:span><text:span text:style-name="T3">[</text:span><text:span text:style-name="T1"> </text:span><text:s/>Нет, ничего, я только хотел сказать…<text:span text:style-name="T3">]</text:span><text:span text:style-name="T1"> </text:span><text:s text:c="2"/>(Он намерен был повторить шутку, которую он слышал в Вене, и которую он целый вечер собирался поместить.) <text:span text:style-name="T4">Je voulais dire seulement, que nous avons tort de faire la guerre </text:span><text:span text:style-name="T1">р</text:span><text:span text:style-name="T6">our le roi de Prusse.</text:span><text:span text:style-name="T5">[</text:span><text:span text:style-name="T6"> </text:span><text:span text:style-name="T4"><text:s/></text:span>Я только хотел сказать, что мы напрасно воюем <text:span text:style-name="T1">pour le roi de Prusse</text:span> . (Непереводимая игра слов, имеющая значение: «по пустякам».)<text:span text:style-name="T3">]</text:span><text:span text:style-name="T1"> </text:span><text:s/></text:p>
      <text:p text:style-name="Standard">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Standard"><text:soft-page-break/>— Il est tres mauvais, votre jeu de mot, tres spirituel, mais injuste, — грозя сморщенным пальчиком, сказала Анна Павловна. — Nous ne faisons pas la guerre pour le Roi de Prusse, mais pour les bons principes. Ah, le mechant, ce prince Hippolytel <text:span text:style-name="T3">[</text:span><text:span text:style-name="T1"> </text:span><text:s/>Ваша игра слов не хороша, очень умна, но несправедлива; мы не воюем <text:span text:style-name="T1">pour le roi de Prusse</text:span> <text:s/>(т. e. по пустякам), а за добрые начала. Ах, какой он злой, этот князь Ипполит!<text:span text:style-name="T3">]</text:span><text:span text:style-name="T1"> </text:span><text:s text:c="2"/>— сказала она.</text:p>
      <text:p text:style-name="Standard">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Standard">— Ведь получил же в прошлом году NN табакерку с портретом, — говорил l'homme a l'esprit profond, <text:span text:style-name="T3">[</text:span><text:span text:style-name="T1"> </text:span><text:s/>человек глубокого ума<text:span text:style-name="T3">, ]</text:span><text:span text:style-name="T1"> </text:span><text:s text:c="2"/>— почему же SS не может получить той же награды?</text:p>
      <text:p text:style-name="Standard"><text:span text:style-name="T4">— Je vous demande pardon, une tabatiere avec le portrait de l'Empereur est une recompense, mais point une distinction, — </text:span>сказал<text:span text:style-name="T4"> </text:span>дипломат<text:span text:style-name="T4">, un cadeau plutot. </text:span><text:span text:style-name="T3">[</text:span><text:span text:style-name="T1"> </text:span><text:s/>Извините, табакерка с портретом Императора есть награда, а не отличие; скорее подарок<text:span text:style-name="T3">. ]</text:span><text:span text:style-name="T1"> </text:span><text:s/></text:p>
      <text:p text:style-name="Standard"><text:span text:style-name="T4">— Il y eu plutot des antecedents, je vous citerai Schwarzenberg. </text:span><text:span text:style-name="T3">[</text:span><text:span text:style-name="T1"> </text:span><text:s/>Были примеры — Шварценберг<text:span text:style-name="T3">. ]</text:span><text:span text:style-name="T1"> </text:span><text:s/></text:p>
      <text:p text:style-name="Standard">— C'est impossible, <text:span text:style-name="T3">[</text:span><text:span text:style-name="T1"> </text:span><text:s/>Это невозможно<text:span text:style-name="T3">, ]</text:span><text:span text:style-name="T1"> </text:span><text:s text:c="2"/>— возразил другой.</text:p>
      <text:p text:style-name="Standard">— Пари. <text:span text:style-name="T4">Le grand cordon, c'est different… </text:span><text:span text:style-name="T3">[</text:span><text:span text:style-name="T1"> </text:span><text:s/>Лента — это другое дело…<text:span text:style-name="T3">]</text:span><text:span text:style-name="T1"> </text:span><text:s/></text:p>
      <text:p text:style-name="Standard">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Standard">—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Standard">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 <text:span text:style-name="T3">[</text:span><text:span text:style-name="T1"> </text:span><text:s/>Приезжайте завтра обедать… вечером. Надо, чтоб вы приехали… Приезжайте<text:span text:style-name="T3">. ]</text:span><text:span text:style-name="T1"> </text:span><text:s/></text:p>
      <text:p text:style-name="Standard">В этот свой приезд в Петербург Борис сделался близким человеком в доме графини Безуховой.</text:p>
      <text:p text:style-name="Standard"/>
      <text:p text:style-name="Standard"/>
      <text:p text:style-name="Standard"/>
      <text:h text:style-name="Heading_20_3" text:outline-level="3">VIII</text:h>
      <text:p text:style-name="P2"/>
      <text:p text:style-name="Standard">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Standard">Жизнь старого князя Болконского, князя Андрея и княжны Марьи во многом изменилась с 1805 года.</text:p>
      <text:p text:style-name="Standard">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text:soft-page-break/>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 <text:span text:style-name="T1">ангела</text:span> <text:s/>(как называла она племянника) и играть с ним.</text:p>
      <text:p text:style-name="Standard">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Standard">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Standard">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Standard">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Standard">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Standard">—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Standard">—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 воды. Девушка подала ему.</text:p>
      <text:p text:style-name="Standard">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Standard">— Мой друг, — обращаясь к брату, сказала княжна Марья от кроватки, у которой она стояла, — лучше подождать… после…</text:p>
      <text:p text:style-name="Standard">—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Standard">— Мой друг, право лучше не будить, он заснул, — умоляющим голосом сказала княжна.</text:p>
      <text:p text:style-name="Standard"><text:soft-page-break/>Князь Андрей встал и, на цыпочках, с рюмкой подошел к кроватке.</text:p>
      <text:p text:style-name="Standard">— Или точно не будить? — сказал он нерешительно.</text:p>
      <text:p text:style-name="Standard">—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Standard">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Standard">— Петруша с бумагами от папеньки, — прошептала девушка. — Князь Андрей вышел.</text:p>
      <text:p text:style-name="Standard">— Ну что там! — проговорил он сердито, и выслушав словесные приказания от отца и взяв подаваемые конверты и письмо отца, вернулся в детскую.</text:p>
      <text:p text:style-name="Standard">— Ну что? — спросил князь Андрей.</text:p>
      <text:p text:style-name="Standard">—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Standard">— Убирайтесь вы с вашим Карлом Иванычем! — Он взял рюмку с накапанными в нее каплями и опять подошел.</text:p>
      <text:p text:style-name="Standard">— Andre, не надо! — сказала княжна Марья.</text:p>
      <text:p text:style-name="Standard">Но он злобно и вместе страдальчески нахмурился на нее и с рюмкой нагнулся к ребенку. — Ну, я хочу этого, сказал он. — Ну я прошу тебя, дай ему.</text:p>
      <text:p text:style-name="Standard">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Standard">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Standard">«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Standard">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Standard">«Да, что бишь еще неприятное он пишет? вспоминал князь Андрей содержание отцовского письма. Да. Победу одержали наши над Бонапартом именно тогда, когда я не 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Standard"/>
      <text:p text:style-name="Standard"/>
      <text:p text:style-name="Standard"/>
      <text:h text:style-name="Heading_20_3" text:outline-level="3">IX</text:h>
      <text:p text:style-name="P2"/>
      <text:p text:style-name="Standard"><text:soft-page-break/>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 <text:span text:style-name="T3">[</text:span><text:span text:style-name="T1"> </text:span><text:s/>скромность<text:span text:style-name="T3">]</text:span><text:span text:style-name="T1"> </text:span><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Standard">«Depuis nos grands succes d'Austerlitz vous savez, mon cher Prince, писал Билибин, que je ne quitte plus les quartiers generaux. <text:span text:style-name="T4">Decidement j'ai pris le gout de la guerre, et bien m'en a pris. Ce que j'ai vu ces trois mois, est incroyable.</text:span></text:p>
      <text:p text:style-name="Standard"><text:span text:style-name="T4">«Je commence </text:span><text:span text:style-name="T6">ab ovo. L'ennemi du genre humain</text:span><text:span text:style-name="T4"> ,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Standard"><text:span text:style-name="T4">«J'ai le plus vif desir, ecrit le Roi de Prusse a Bonaparte, que V. M. soit accueillie </text:span>е<text:span text:style-name="T4">t traitee dans mon palais d'une maniere, qui lui soit agreable et c'est avec </text:span>е<text:span text:style-name="T4">mpres-sement, que j'ai pris a cet effet toutes les mesures que les circonstances me permettaient. Puisse-je avoir reussi! Les generaux Prussiens se piquent de politesse envers les Francais et mettent bas les armes aux premieres sommations.</text:span></text:p>
      <text:p text:style-name="P4">«Le chef de la garienison de Glogau avec dix mille hommes, demande au Roi de Prusse, ce qu'il doit faire s'il est somme de se rendre?… Tout cela est positif.</text:p>
      <text:p text:style-name="Standard"><text:span text:style-name="T4">«Bref, esperant en imposer seulement par notre attitude militaire, il se trouve que nous voila en guerre pour tout de bon, et ce qui plus est, en guerre sur nos frontieres </text:span><text:span text:style-name="T6">avec et pour le Roi de Prusse</text:span><text:span text:style-name="T4"> .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Standard"><text:span text:style-name="T4">«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 </text:span>А, так со мною поступают! Мне доверия нет! А, за мной следить велено, хорошо же; подите вон! <text:span text:style-name="T4">Et il ecrit le fameux ordre du jour au general Benigsen</text:span></text:p>
      <text:p text:style-name="Standard">«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p text:style-name="Standard">«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text:soft-page-break/>здорового не останется.</text:p>
      <text:p text:style-name="Standard">«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 <text:span text:style-name="T1">писарскую</text:span> , а не <text:span text:style-name="T1">командирскую</text:span> <text:s/>при войске. Отлучение меня от армии ни малейшего разглашения не произведет, что ослепший отъехал от армии. Таковых<text:span text:style-name="T4">, </text:span>как<text:span text:style-name="T4"> </text:span>я<text:span text:style-name="T4"> — </text:span>в<text:span text:style-name="T4"> </text:span>России<text:span text:style-name="T4"> </text:span>тысячи<text:span text:style-name="T4">».</text:span></text:p>
      <text:p text:style-name="Standard"><text:span text:style-name="T4">«Le Marieechal se fache contre l'Empereur et nous punit tous; n'est ce pas que </text:span>с<text:span text:style-name="T4">'est logique!</text:span></text:p>
      <text:p text:style-name="Standard"><text:span text:style-name="T4">«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 </text:span>р<text:span text:style-name="T4">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 </text:span>православное<text:span text:style-name="T4"> qui demande a grands cris du pain, de la viande, des souchary, du foin, — que sais je! Les magasins sont vides, les </text:span>с<text:span text:style-name="T4">hemins impraticables. Le </text:span>православное<text:span text:style-name="T4"> 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 </text:span>е<text:span text:style-name="T4">mporte ma malle vide et ma robe de chambre. L'Empereur veut donner le droit a tous les chefs de divisions de fusiller les Marieaudeurs, mais je crains fort que cela n'oblige une moitie de l'armee de fusiller l'autre.</text:span></text:p>
      <text:p text:style-name="Standard"><text:span text:style-name="T3">[</text:span><text:span text:style-name="T1"> </text:span><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эти три месяца — невероятно.</text:p>
      <text:p text:style-name="Standard">«Я начинаю аb ovo. <text:span text:style-name="T1">Враг рода человеческого</text:span> , вам известный, аттакует пруссаков. Пруссаки — наши верные союзники, которые нас обманули только три раза в три года. Мы заступаемся за них. Но оказывается, <text:span text:style-name="T1">что враг рода человеческого</text:span> <text:s/>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Standard"><text:soft-page-break/>«Я очень желаю, пишет прусской король Бонапарту, чтобы ваше величество были 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Standard">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Standard">Фельдмаршал сердится на государя, и наказывает всех нас: неправда ли это логично!</text:p>
      <text:p text:style-name="Standard">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Standard">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 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 <text:span text:style-name="T1">православное</text:span> , которое громкими возгласами требует хлеба, говядины, сухарей, сена, овса, — и мало ли чего еще! Магазины пусты, дороги непроходимы. <text:soft-page-break/>Православное начинает грабить, и грабёж доходит до такой степени, о которой последняя 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 ]</text:span><text:span text:style-name="T1"> </text:span><text:s/></text:p>
      <text:p text:style-name="Standard">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Standard">В ту минуту, как он входил, он увидал, что нянька с испуганным видом спрятала что-то от него, и что княжны Марьи уже не было у кроватки.</text:p>
      <text:p text:style-name="Standard">—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Standard">«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Standard">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Standard">— Он вспотел, — сказал князь Андрей.</text:p>
      <text:p text:style-name="Standard">— Я шла к тебе, чтобы сказать это.</text:p>
      <text:p text:style-name="Standard">Ребенок во сне чуть пошевелился, улыбнулся и потерся лбом о подушку.</text:p>
      <text:p text:style-name="Standard">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 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Standard"/>
      <text:p text:style-name="Standard"/>
      <text:p text:style-name="Standard"><text:soft-page-break/></text:p>
      <text:h text:style-name="Heading_20_3" text:outline-level="3">X</text:h>
      <text:p text:style-name="P2"/>
      <text:p text:style-name="Standard">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Standard">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Standard">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Standard">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Standard">Пьер с главноуправляющим каждый день <text:span text:style-name="T1">занимался</text:span> .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Standard">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p text:style-name="Standard">— Да, да, так и сделайте.</text:p>
      <text:p text:style-name="Standard">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text:soft-page-break/>стеснительными.</text:p>
      <text:p text:style-name="Standard">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Standard">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Standard">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Standard">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Standard">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Standard">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 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text:soft-page-break/>вполне возвратился к тому филантропическому настроению, в котором он выехал из Петербурга, и писал восторженные письма своему наставнику-брату, как он называл великого мастера.</text:p>
      <text:p text:style-name="Standard">«Как легко, как мало усилия нужно, чтобы сделать так много добра, думал Пьер, и как мало мы об этом заботимся!»</text:p>
      <text:p text:style-name="Standard">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Standard">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Standard">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Standard"/>
      <text:p text:style-name="Standard"/>
      <text:p text:style-name="Standard"/>
      <text:h text:style-name="Heading_20_3" text:outline-level="3">XI</text:h>
      <text:p text:style-name="P2"/>
      <text:p text:style-name="Standard">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Standard">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Standard">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Standard">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Standard">— Ну, что там? — послышался резкий, неприятный голос.</text:p>
      <text:p text:style-name="Standard">— Гость, — отвечал Антон.</text:p>
      <text:p text:style-name="Standard">— Проси подождать, — и послышался отодвинутый стул. Пьер быстрыми шагами подошел к двери и столкнулся лицом к лицу с выходившим к нему, нахмуренным и постаревшим, князем Андреем. Пьер обнял его и, подняв очки, целовал его в щеки и близко смотрел на него.</text:p>
      <text:p text:style-name="Standard"><text:soft-page-break/>— Вот не ждал, очень рад, — сказал князь Андрей. Пьер ничего не говорил; он 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Standard">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Standard">— Я не могу вам сказать, как много я пережил за это время. Я сам бы не узнал себя.</text:p>
      <text:p text:style-name="Standard">— Да, много, много мы изменились с тех пор, — сказал князь Андрей.</text:p>
      <text:p text:style-name="Standard">— Ну а вы? — спрашивал Пьер, — какие ваши планы?</text:p>
      <text:p text:style-name="Standard">—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Standard">Пьер молча, пристально вглядывался в состаревшееся лицо (князя) Андрея.</text:p>
      <text:p text:style-name="Standard">— Нет, я спрашиваю, — сказал Пьер, — но князь Андрей перебил его:</text:p>
      <text:p text:style-name="Standard">— Да что про меня говорить…. расскажи же, расскажи про свое путешествие, про всё, что ты там наделал в своих именьях?</text:p>
      <text:p text:style-name="Standard">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Standard">Пьеру стало неловко и даже тяжело в обществе своего друга. Он замолчал.</text:p>
      <text:p text:style-name="Standard">—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Standard">— Я очень удивился, когда услышал об этом, — сказал князь Андрей.</text:p>
      <text:p text:style-name="Standard">Пьер покраснел так же, как он краснел всегда при этом, и торопливо сказал:</text:p>
      <text:p text:style-name="Standard">— Я вам расскажу когда-нибудь, как это всё случилось. Но вы знаете, что всё это кончено и навсегда.</text:p>
      <text:p text:style-name="Standard"><text:soft-page-break/>— Навсегда? — сказал князь Андрей. — Навсегда ничего не бывает.</text:p>
      <text:p text:style-name="Standard">— Но вы знаете, как это всё кончилось? Слышали про дуэль?</text:p>
      <text:p text:style-name="Standard">— Да, ты прошел и через это.</text:p>
      <text:p text:style-name="Standard">— Одно, за что я благодарю Бога, это за то, что я не убил этого человека, — сказал Пьер.</text:p>
      <text:p text:style-name="Standard">— Отчего же? — сказал князь Андрей. — Убить злую собаку даже очень хорошо.</text:p>
      <text:p text:style-name="Standard">— Нет, убить человека не хорошо, несправедливо…</text:p>
      <text:p text:style-name="Standard">—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Standard">—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Standard">— А кто тебе сказал, что такое зло для другого человека? — спросил он.</text:p>
      <text:p text:style-name="Standard">— Зло? Зло? — сказал Пьер, — мы все знаем, что такое зло для себя.</text:p>
      <text:p text:style-name="Standard">—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4"> </text:span>говорил<text:span text:style-name="T4"> </text:span>по<text:span text:style-name="T4">-</text:span>французски<text:span text:style-name="T4">. Je ne connais l dans la vie que deux maux bien reels: c'est le remord et la maladie. </text:span>II n'est de bien que l'absence de ces maux. <text:span text:style-name="T3">[</text:span><text:span text:style-name="T1"> </text:span><text:s/>Я знаю в жизни только два настоящих несчастья: это угрызение совести и болезнь. И единственное благо есть отсутствие этих зол<text:span text:style-name="T3">. ]</text:span><text:span text:style-name="T1"> </text:span><text:s text:c="2"/>Жить для себя, избегая только этих двух зол: вот вся моя мудрость теперь.</text:p>
      <text:p text:style-name="Standard">—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Standard">Князь Андрей молча глядел на Пьера и насмешливо улыбался.</text:p>
      <text:p text:style-name="Standard">—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Standard">— Да как же жить для одного себя? — разгорячаясь спросил Пьер. — А сын, а сестра, а отец?</text:p>
      <text:p text:style-name="Standard">— Да это всё тот же я, это не другие, — сказал князь Андрей, а другие, ближние, le prochain, как вы с княжной Марьей называете, это главный источник заблуждения и зла. <text:span text:style-name="T1">Le prochаin</text:span><text:span text:style-name="T3">[</text:span><text:span text:style-name="T1"> </text:span><text:s/>Ближний<text:span text:style-name="T3">]</text:span><text:span text:style-name="T1"> </text:span><text:s text:c="2"/>это те, твои киевские мужики, которым ты хочешь сделать добро.</text:p>
      <text:p text:style-name="Standard">И он посмотрел на Пьера насмешливо-вызывающим взглядом. Он, видимо, вызывал Пьера.</text:p>
      <text:p text:style-name="Standard">—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text:soft-page-break/>для этого, и вы не только меня не разуверите в том, что то, что я сделал хорошо, но и не 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Standard">—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Standard">—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Standard">—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Standard">—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Standard">—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Standard">— Но что же вас побуждает жить с такими мыслями? Будешь сидеть не двигаясь, ничего не предпринимая…</text:p>
      <text:p text:style-name="Standard">—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Standard">— Отчего вы не служите в армии?</text:p>
      <text:p text:style-name="Standard">—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Standard">— Стало быть вы служите?</text:p>
      <text:p text:style-name="Standard"><text:soft-page-break/>— Служу. — Он помолчал немного.</text:p>
      <text:p text:style-name="Standard">— Так зачем же вы служите?</text:p>
      <text:p text:style-name="Standard">—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Standard">— А, ну так вот видите!</text:p>
      <text:p text:style-name="Standard">— Да, mais ce n'est pas comme vous l'entendez, <text:span text:style-name="T3">[</text:span><text:span text:style-name="T1"> </text:span><text:s/>но это не так, как вы это понимаете<text:span text:style-name="T3">, ]</text:span><text:span text:style-name="T1"> </text:span><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Standard">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Standard">—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Standard">—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Standard">— Нет, нет и тысячу раз нет, я никогда не соглашусь с вами, — сказал Пьер.</text:p>
      <text:p text:style-name="Standard"/>
      <text:p text:style-name="Standard"/>
      <text:p text:style-name="Standard"/>
      <text:h text:style-name="Heading_20_3" text:outline-level="3">XII</text:h>
      <text:p text:style-name="P2"/>
      <text:p text:style-name="Standard">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Standard">Он говорил ему, указывая на поля, о своих хозяйственных усовершенствованиях.</text:p>
      <text:p text:style-name="Standard">Пьер мрачно молчал, отвечая односложно, и казался погруженным в свои мысли.</text:p>
      <text:p text:style-name="Standard">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Standard">— Нет, отчего же вы думаете, — вдруг начал Пьер, опуская голову и принимая вид бодающегося быка, отчего вы так думаете? Вы не должны так думать.</text:p>
      <text:p text:style-name="Standard">— Про что я думаю? — спросил князь Андрей с удивлением.</text:p>
      <text:p text:style-name="Standard">— Про жизнь, про назначение человека. Это не может быть. Я так же думал, и меня <text:soft-page-break/>спасло, вы знаете что? масонство. Нет, вы не улыбайтесь. Масонство — это не религиозная, 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Standard">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Standard">—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Standard">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Standard">Они подъехали к разлившейся реке, которую им надо было переезжать на пароме. Пока устанавливали коляску и лошадей, они прошли на паром.</text:p>
      <text:p text:style-name="Standard">Князь Андрей, облокотившись о перила, молча смотрел вдоль по блестящему от заходящего солнца разливу.</text:p>
      <text:p text:style-name="Standard">— Ну, что же вы думаете об этом? — спросил Пьер, — что же вы молчите?</text:p>
      <text:p text:style-name="Standard">—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Standard">Пьер перебил его. — Верите вы в будущую жизнь? — спросил он.</text:p>
      <text:p text:style-name="Standard">—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Standard">—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Standard">—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Standard">— Ну да, ну да, — говорил Пьер, — разве не то же самое и я говорю!</text:p>
      <text:p text:style-name="Standard">—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text:soft-page-break/>нигде, и ты сам останавливаешься перед этой пропастью и заглядываешь туда. И, я заглянул…</text:p>
      <text:p text:style-name="Standard">— Ну так что ж! вы знаете, что есть там и что есть кто-то? Там есть — будущая жизнь. Кто-то есть — Бог.</text:p>
      <text:p text:style-name="Standard">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Standard">—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Standard">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Standard">—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Standard"/>
      <text:p text:style-name="Standard"/>
      <text:p text:style-name="Standard"/>
      <text:h text:style-name="Heading_20_3" text:outline-level="3">XIII</text:h>
      <text:p text:style-name="P2"/>
      <text:p text:style-name="Standard">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Standard">—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Standard">— Да что такое божьи люди? — спросил Пьер.</text:p>
      <text:p text:style-name="Standard">Князь Андрей не успел отвечать ему. Слуги вышли навстречу, и он расспрашивал о том, где был старый князь и скоро ли ждут его.</text:p>
      <text:p text:style-name="Standard">Старый князь был еще в городе, и его ждали каждую минуту.</text:p>
      <text:p text:style-name="Standard">Князь Андрей провел Пьера на свою половину, всегда в полной исправности ожидавшую его в доме его отца, и сам пошел в детскую.</text:p>
      <text:p text:style-name="Standard">—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 <text:span text:style-name="T3">[</text:span><text:span text:style-name="T1"> </text:span><text:s/>Это любопытно, честное слово<text:span text:style-name="T3">. ]</text:span><text:span text:style-name="T1"> </text:span><text:s/></text:p>
      <text:p text:style-name="Standard">— Qu'est ce que c'est que <text:span text:style-name="T3">[</text:span><text:span text:style-name="T1"> </text:span><text:s/>Что такое<text:span text:style-name="T3">]</text:span><text:span text:style-name="T1"> </text:span><text:s text:c="2"/>божьи люди? — спросил Пьер</text:p>
      <text:p text:style-name="Standard">— А вот увидишь.</text:p>
      <text:p text:style-name="Standard">Княжна Марья действительно сконфузилась и покраснела пятнами, когда вошли к ней. <text:soft-page-break/>В ее уютной комнате с лампадами перед киотами, на диване, за самоваром сидел рядом с ней молодой мальчик с длинным носом и длинными волосами, и в монашеской рясе.</text:p>
      <text:p text:style-name="Standard">На кресле, подле, сидела сморщенная, худая старушка с кротким выражением детского лица.</text:p>
      <text:p text:style-name="Standard"><text:span text:style-name="T4">— Andre, pourquoi ne pas m'avoir prevenu? </text:span><text:span text:style-name="T3">[</text:span><text:span text:style-name="T1"> </text:span><text:s/>Андрей, почему не предупредили меня?<text:span text:style-name="T3">]</text:span><text:span text:style-name="T1"> </text:span><text:s text:c="2"/>— сказала она с кротким упреком, становясь перед своими странниками, как наседка перед цыплятами.</text:p>
      <text:p text:style-name="Standard"><text:span text:style-name="T4">— Charmee de vous voir. Je suis tres contente de vous voir, </text:span><text:span text:style-name="T5">[</text:span><text:span text:style-name="T6"> </text:span><text:span text:style-name="T4"><text:s/></text:span>Очень<text:span text:style-name="T4"> </text:span>рада<text:span text:style-name="T4"> </text:span>вас<text:span text:style-name="T4"> </text:span>видеть<text:span text:style-name="T4">. </text:span>Я так довольна, что вижу вас<text:span text:style-name="T3">, ]</text:span><text:span text:style-name="T1"> </text:span><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 <text:span text:style-name="T1">моими</text:span> ». Обменявшись первыми фразами приветствия, они сели.</text:p>
      <text:p text:style-name="Standard">— А, и Иванушка тут, — сказал князь Андрей, указывая улыбкой на молодого странника.</text:p>
      <text:p text:style-name="Standard">— Andre! — умоляюще сказала княжна Марья.</text:p>
      <text:p text:style-name="Standard">— Il faut que vous sachiez que c'est une femme, <text:span text:style-name="T3">[</text:span><text:span text:style-name="T1"> </text:span><text:s/>Знай, что это женщина<text:span text:style-name="T3">, ]</text:span><text:span text:style-name="T1"> </text:span><text:s text:c="2"/>— сказал Андрей Пьеру.</text:p>
      <text:p text:style-name="Standard"><text:span text:style-name="T4">— Andre, au nom de Dieu! </text:span><text:span text:style-name="T3">[</text:span><text:span text:style-name="T1"> </text:span><text:s/>Андрей, ради Бога!<text:span text:style-name="T3">]</text:span><text:span text:style-name="T1"> </text:span><text:s text:c="2"/>— повторила княжна Марья.</text:p>
      <text:p text:style-name="Standard">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Standard"><text:span text:style-name="T4">— Mais, ma bonne amie, — </text:span>сказал<text:span text:style-name="T4"> </text:span>князь<text:span text:style-name="T4"> </text:span>Андрей<text:span text:style-name="T4">, — vous devriez au contraire m'etre reconaissante de ce que j'explique a Pierre votre intimite avec ce jeune homme… </text:span><text:span text:style-name="T3">[</text:span><text:span text:style-name="T1"> </text:span><text:s/>Но, мой друг, ты должна бы быть мне благодарна, что я объясняю Пьеру твою близость к этому молодому человеку<text:span text:style-name="T3">. ]</text:span><text:span text:style-name="T1"> </text:span><text:s/></text:p>
      <text:p text:style-name="Standard">— Vraiment? <text:span text:style-name="T3">[</text:span><text:span text:style-name="T1"> </text:span><text:s/>Правда?<text:span text:style-name="T3">]</text:span><text:span text:style-name="T1"> </text:span><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Standard">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Standard">— Где, в Киеве была? — спросил старуху князь Андрей.</text:p>
      <text:p text:style-name="Standard">—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Standard">— Что ж, Иванушка с тобой?</text:p>
      <text:p text:style-name="Standard">— Я сам по себе иду, кормилец, — стараясь говорить басом, сказал Иванушка. — Только в Юхнове с Пелагеюшкой сошлись…</text:p>
      <text:p text:style-name="Standard">Пелагеюшка перебила своего товарища; ей видно хотелось рассказать то, что она видела.</text:p>
      <text:p text:style-name="Standard">— В Колязине, отец, великая благодать открылась.</text:p>
      <text:p text:style-name="Standard">— Что ж, мощи новые? — спросил князь Андрей.</text:p>
      <text:p text:style-name="Standard">— Полно, Андрей, — сказала княжна Марья. — Не рассказывай, Пелагеюшка.</text:p>
      <text:p text:style-name="Standard">—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Standard">Все молчали, одна странница говорила мерным голосом, втягивая в себя воздух.</text:p>
      <text:p text:style-name="Standard"><text:soft-page-break/>— Пришла, отец мой, мне народ и говорит: благодать великая открылась, у матушки пресвятой Богородицы миро из щечки каплет…</text:p>
      <text:p text:style-name="Standard">— Ну хорошо, хорошо, после расскажешь, — краснея сказала княжна Марья.</text:p>
      <text:p text:style-name="Standard">— Позвольте у нее спросить, — сказал Пьер. — Ты сама видела? — спросил он.</text:p>
      <text:p text:style-name="Standard">— Как же, отец, сама удостоилась. Сияние такое на лике-то, как свет небесный, а из щечки у матушки так и каплет, так и каплет…</text:p>
      <text:p text:style-name="Standard">— Да ведь это обман, — наивно сказал Пьер, внимательно слушавший странницу.</text:p>
      <text:p text:style-name="Standard">— Ах, отец, что говоришь! — с ужасом сказала Пелагеюшка, за защитой обращаясь к княжне Марье.</text:p>
      <text:p text:style-name="Standard">— Это обманывают народ, — повторил он.</text:p>
      <text:p text:style-name="Standard">—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Standard">— Как же звезда то в образе очутилась? — спросил Пьер.</text:p>
      <text:p text:style-name="Standard">— В генералы и матушку произвели? — сказал князь Aндрей улыбаясь.</text:p>
      <text:p text:style-name="Standard">Пелагеюшка вдруг побледнела и всплеснула руками.</text:p>
      <text:p text:style-name="Standard">— Отец, отец, грех тебе, у тебя сын! — заговорила она, из бледности вдруг переходя в яркую краску.</text:p>
      <text:p text:style-name="Standard">—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Standard">— Ну что вам за охота? — сказала княжна Марья. — Зачем вы пришли ко мне?…</text:p>
      <text:p text:style-name="Standard">— Нет, ведь я шучу, Пелагеюшка, — сказал Пьер. — Princesse, ma parole, je n'ai pas voulu l'offenser, <text:span text:style-name="T3">[</text:span><text:span text:style-name="T1"> </text:span><text:s/>Княжна, я право, не хотел обидеть ее<text:span text:style-name="T3">, ]</text:span><text:span text:style-name="T1"> </text:span><text:s text:c="2"/>я так только. Ты не думай, я пошутил, — говорил он, робко улыбаясь и желая загладить свою вину. — Ведь это я, а он так, пошутил только.</text:p>
      <text:p text:style-name="Standard">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Standard"/>
      <text:p text:style-name="Standard"/>
      <text:p text:style-name="Standard"/>
      <text:h text:style-name="Heading_20_3" text:outline-level="3">XIV</text:h>
      <text:p text:style-name="P2"/>
      <text:p text:style-name="Standard">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Standard">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Standard">— Вы очень добры, — сказала она ему.</text:p>
      <text:p text:style-name="Standard">— Ах, я право не думал оскорбить ее, я так понимаю и высоко ценю эти чувства!</text:p>
      <text:p text:style-name="Standard">Княжна Марья молча посмотрела на него и нежно улыбнулась. — Ведь я вас давно знаю и люблю как брата, — сказала она. — Как вы нашли Андрея? — спросила она <text:soft-page-break/>поспешно, не давая ему времени сказать что-нибудь в ответ на ее ласковые слова. — Он 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 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Standard">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Standard">— Это кто? — спросил старый князь, вылезая из кареты и угадав Пьера.</text:p>
      <text:p text:style-name="Standard">— AI очень рад! целуй, — сказал он, узнав, кто был незнакомый молодой человек.</text:p>
      <text:p text:style-name="Standard">Старый князь был в хорошем духе и обласкал Пьера.</text:p>
      <text:p text:style-name="Standard">Перед ужином князь Андрей, вернувшись назад в кабинет отца, застал старого князя в горячем споре с Пьером.</text:p>
      <text:p text:style-name="Standard">Пьер доказывал, что придет время, когда не будет больше войны. Старый князь, подтрунивая, но не сердясь, оспаривал его.</text:p>
      <text:p text:style-name="Standard">—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Standard">—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Standard">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Standard">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Standard">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Standard"/>
      <text:p text:style-name="Standard"/>
      <text:p text:style-name="Standard"/>
      <text:h text:style-name="Heading_20_3" text:outline-level="3">XV</text:h>
      <text:p text:style-name="P2"/>
      <text:p text:style-name="Standard">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Standard">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text:soft-page-break/>спавший на постели, выбежал из землянки, обнял его, и офицеры сошлись к приезжему, — 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Standard">Явившись к полковому командиру, получив назначение в прежний эскадрон, сходивши 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Standard">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Standard">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Standard"/>
      <text:p text:style-name="Standard"/>
      <text:p text:style-name="Standard">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Standard">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Standard">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Standard">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Standard">Павлоградский полк в делах потерял только двух раненых; но от голоду и болезней <text:soft-page-break/>потерял почти половину людей. В госпиталях умирали так верно, что солдаты, больные 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 сладкий корень (который был очень горек), саблями выкапывали его и ели, несмотря на приказания не есть этого вредного растения.</text:p>
      <text:p text:style-name="Standard">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Standard">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Standard">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Standard">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Standard">— Как же ты хочешь… Она мне, как сестра, и я не могу тебе описать, как это обидно мне было… потому что… ну, оттого…</text:p>
      <text:p text:style-name="Standard">Денисов ударил его по плечу, и быстро стал ходить по комнате, не глядя на Ростова, что он делывал в минуты душевного волнения.</text:p>
      <text:p text:style-name="Standard">— Экая дуг'ацкая ваша пог'ода Г'остовская, — проговорил он, и Ростов заметил слезы на глазах Денисова.</text:p>
      <text:p text:style-name="Standard"/>
      <text:p text:style-name="Standard"/>
      <text:p text:style-name="Standard"/>
      <text:h text:style-name="Heading_20_3" text:outline-level="3"><text:soft-page-break/>XVI</text:h>
      <text:p text:style-name="P2"/>
      <text:p text:style-name="Standard">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p text:style-name="Standard">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Standard">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Standard">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Standard">— Я тебе пг'иказывал не пускать их жг'ать этот ког'ень, машкин какой-то! — кричал Денисов. — Ведь я сам видел, Лазаг'чук с поля тащил.</text:p>
      <text:p text:style-name="Standard">— Я приказывал, ваше высокоблагородие, не слушают, — отвечал вахмистр.</text:p>
      <text:p text:style-name="Standard">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Standard">За балаганом послышался опять удаляющийся крик Денисова и слова: «Седлай! Второй взвод!»</text:p>
      <text:p text:style-name="Standard">«Куда это собрались?» подумал Ростов.</text:p>
      <text:p text:style-name="Standard">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Standard">—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Standard">— Ну вот Денисов всё тужил, — сказал Ростов, — вот и провиант прибыл.</text:p>
      <text:p text:style-name="Standard"><text:soft-page-break/>— И то! — сказали офицеры. — То-то радешеньки солдаты! — Немного позади гусар ехал Денисов, сопутствуемый двумя пехотными офицерами, с которыми он о чем-то разговаривал. Ростов пошел к нему навстречу.</text:p>
      <text:p text:style-name="Standard">— Я вас предупреждаю, ротмистр, — говорил один из офицеров, худой, маленький ростом и видимо озлобленный.</text:p>
      <text:p text:style-name="Standard">— Ведь сказал, что не отдам, — отвечал Денисов.</text:p>
      <text:p text:style-name="Standard">— Вы будете отвечать, ротмистр, это буйство, — у своих транспорты отбивать! Наши два дня не ели.</text:p>
      <text:p text:style-name="Standard">— А мои две недели не ели, — отвечал Денисов.</text:p>
      <text:p text:style-name="Standard">— Это разбой, ответите, милостивый государь! — возвышая голос, повторил пехотный офицер.</text:p>
      <text:p text:style-name="Standard">—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Standard">— Хорошо же! — не робея и не отъезжая, кричал маленький офицер, — разбойничать, так я вам…</text:p>
      <text:p text:style-name="Standard">— К чог'ту марш скорым шагом, пока цел. — И Денисов повернул лошадь к офицеру.</text:p>
      <text:p text:style-name="Standard">— Хорошо, хорошо, — проговорил офицер с угрозой, и, повернув лошадь, поехал прочь рысью, трясясь на седле.</text:p>
      <text:p text:style-name="Standard">—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Standard">— Отбил у пехоты, отбил силой транспорт! — сказал он. — Что ж, не с голоду же издыхать людям?</text:p>
      <text:p text:style-name="Standard">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Standard">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Standard">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Standard">Испуганный положением Денисова, Ростов предлагал ему раздеться, выпить воды и послал за лекарем.</text:p>
      <text:p text:style-name="Standard">— Меня за г'азбой судить — ох! Дай еще воды — пускай судят, а буду, всегда буду подлецов бить, и госудаг'ю скажу. Льду дайте, — приговаривал он.</text:p>
      <text:p text:style-name="Standard">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Standard">—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text:soft-page-break/>кричал Денисов, радостно и злобно из-под черных усов оскаливая свои белые зубы. — Я бы убил его, кабы не отняли.</text:p>
      <text:p text:style-name="Standard">—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 своевольства войск, в счастливом случае, дело может кончиться разжалованьем.</text:p>
      <text:p text:style-name="Standard">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Standard">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Standard">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Standard"/>
      <text:p text:style-name="Standard"/>
      <text:p text:style-name="Standard"/>
      <text:h text:style-name="Heading_20_3" text:outline-level="3">XVII</text:h>
      <text:p text:style-name="P2"/>
      <text:p text:style-name="Standard">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Standard">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Standard">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Standard">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Standard">— Не могу же я разорваться, — говорил доктор; — приходи вечерком к Макару <text:soft-page-break/>Алексеевичу, я там буду. — Фельдшер что-то еще спросил у него.</text:p>
      <text:p text:style-name="Standard">— Э! делай как знаешь! Разве не всё равно? — Доктор увидал подымающегося на лестницу Ростова.</text:p>
      <text:p text:style-name="Standard">— Вы зачем, ваше благородие? — сказал доктор. — Вы зачем? Или пуля вас не брала, так вы тифу набраться хотите? Тут, батюшка, дом прокаженных.</text:p>
      <text:p text:style-name="Standard">— Отчего? — спросил Ростов.</text:p>
      <text:p text:style-name="Standard">—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Standard">Ростов объяснил ему, что он желал видеть здесь лежащего гусарского майора Денисова.</text:p>
      <text:p text:style-name="Standard">—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Standard">Фельдшер имел измученный вид. Он, видимо, с досадой дожидался, скоро ли уйдет заболтавшийся доктор.</text:p>
      <text:p text:style-name="Standard">— Майор Денисов, — повторил Ростов; — он под Молитеном ранен был.</text:p>
      <text:p text:style-name="Standard">— Кажется, умер. А, Макеев? — равнодушно спросил доктор у фельдшера.</text:p>
      <text:p text:style-name="Standard">Фельдшер однако не подтвердил слов доктора.</text:p>
      <text:p text:style-name="Standard">— Что он такой длинный, рыжеватый? — спросил доктор.</text:p>
      <text:p text:style-name="Standard">Ростов описал наружность Денисова.</text:p>
      <text:p text:style-name="Standard">— Был, был такой, — как бы радостно проговорил доктор, — этот должно быть умер, а впрочем я справлюсь, у меня списки были. Есть у тебя, Макеев?</text:p>
      <text:p text:style-name="Standard">— Списки у Макара Алексеича, — сказал фельдшер. — А пожалуйте в офицерские палаты, там сами увидите, — прибавил он, обращаясь к Ростову.</text:p>
      <text:p text:style-name="Standard">—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Standard">— Не пенять же чур на меня, — прокричал доктор из-под лестницы.</text:p>
      <text:p text:style-name="Standard">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Standard">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Standard">— А можно войти посмотреть? — спросил Ростов.</text:p>
      <text:p text:style-name="Standard">—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Standard">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text:soft-page-break/>Лицо его было багрово-красно, глаза совершенно закачены, так что видны были одни белки, 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Standard">—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Standard">— Здравия желаю, ваше высокоблагородие! — прокричал этот солдат, выкатывая глаза на Ростова и, очевидно, принимая его за больничное начальство.</text:p>
      <text:p text:style-name="Standard">— Убери же его, дай ему воды, — сказал Ростов, указывая на казака.</text:p>
      <text:p text:style-name="Standard">— Слушаю, ваше высокоблагородие, — с удовольствием проговорил солдат, еще старательнее выкатывая глаза и вытягиваясь, но не трогаясь с места.</text:p>
      <text:p text:style-name="Standard">—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Standard">— Да ведь этот, кажется… — обратился он к фельдшеру.</text:p>
      <text:p text:style-name="Standard">— Уж как просили, ваше благородие, — сказал старый солдат с дрожанием нижней челюсти. — Еще утром кончился. Ведь тоже люди, а не собаки…</text:p>
      <text:p text:style-name="Standard">— Сейчас пришлю, уберут, уберут, — поспешно сказал фельдшер. — Пожалуйте, ваше благородие.</text:p>
      <text:p text:style-name="Standard">—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Standard"/>
      <text:p text:style-name="Standard"/>
      <text:p text:style-name="Standard"/>
      <text:h text:style-name="Heading_20_3" text:outline-level="3">XVIII</text:h>
      <text:p text:style-name="P2"/>
      <text:p text:style-name="Standard">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Standard">—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Standard">«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Standard"><text:soft-page-break/>Денисов, закрывшись с головой одеялом, спал не постели, несмотря на то, что был 12-й час дня.</text:p>
      <text:p text:style-name="Standard">—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Standard">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Standard">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 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Standard">— А по мне, — сказал он, обращаясь к Ростову, — надо просто просить государя о помиловании. Теперь, говорят, награды будут большие, и верно простят…</text:p>
      <text:p text:style-name="Standard">—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Standard">—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Standard">—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Standard">— Да ведь я сказал, что подличать не стану, — перебил Денисов и опять продолжал чтение своей бумаги.</text:p>
      <text:p text:style-name="Standard">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Standard">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Standard">Поздно вечером Ростов собрался уезжать и спросил Денисова, не будет ли каких поручений?</text:p>
      <text:p text:style-name="Standard">— Да, постой, — сказал Денисов, оглянулся на офицеров и, достав из-под подушки <text:soft-page-break/>свои бумаги, пошел к окну, на котором у него стояла чернильница, и сел писать.</text:p>
      <text:p text:style-name="Standard">—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Standard">— Передай, видно… — Он не договорил и улыбнулся болезненно-фальшивой улыбкой.</text:p>
      <text:p text:style-name="Standard"/>
      <text:p text:style-name="Standard"/>
      <text:p text:style-name="Standard"/>
      <text:h text:style-name="Heading_20_3" text:outline-level="3">XIX</text:h>
      <text:p text:style-name="P2"/>
      <text:p text:style-name="Standard">Вернувшись в полк и передав командиру, в каком положении находилось дело Денисова, Ростов с письмом к государю поехал в Тильзит.</text:p>
      <text:p text:style-name="Standard">13-го июня, французский и русский императоры съехались в Тильзите. Борис Друбецкой просил важное лицо, при котором он состоял, о том, чтобы быть причислену к свите, назначенной состоять в Тильзите.</text:p>
      <text:p text:style-name="Standard">— Je voudrais voir le grand homme, <text:span text:style-name="T3">[</text:span><text:span text:style-name="T1"> </text:span><text:s/>Я желал бы видеть великого человека<text:span text:style-name="T3">, ]</text:span><text:span text:style-name="T1"> </text:span><text:s text:c="2"/>— сказал он, говоря про Наполеона, которого он до сих пор всегда, как и все, называл Буонапарте.</text:p>
      <text:p text:style-name="Standard">— Vous parlez de Buonaparte? <text:span text:style-name="T3">[</text:span><text:span text:style-name="T1"> </text:span><text:s/>Вы говорите про Буонапарта?<text:span text:style-name="T3">]</text:span><text:span text:style-name="T1"> </text:span><text:s text:c="2"/>— сказал ему улыбаясь генерал.</text:p>
      <text:p text:style-name="Standard">Борис вопросительно посмотрел на своего генерала и тотчас же понял, что это было шуточное испытание.</text:p>
      <text:p text:style-name="Standard">— Mon prince, je parle de l'empereur Napoleon, <text:span text:style-name="T3">[</text:span><text:span text:style-name="T1"> </text:span><text:s/>Князь, я говорю об императоре Наполеоне<text:span text:style-name="T3">, ]</text:span><text:span text:style-name="T1"> </text:span><text:s text:c="2"/>— отвечал он. Генерал с улыбкой потрепал его по плечу.</text:p>
      <text:p text:style-name="Standard">— Ты далеко пойдешь, — сказал он ему и взял с собою.</text:p>
      <text:p text:style-name="Standard">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Standard">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Standard">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text:soft-page-break/>фамилии, паж Наполеона. В этот самый день Ростов, пользуясь темнотой, чтобы не быть узнанным, в статском платье, приехал в Тильзит и вошел в квартиру Жилинского и Бориса.</text:p>
      <text:p text:style-name="Standard">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 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Standard">— Ах это ты, очень рад, очень рад тебя видеть, — сказал он однако, улыбаясь и подвигаясь к нему. Но Ростов заметил первое его движение.</text:p>
      <text:p text:style-name="Standard">— Я не во время кажется, — сказал он, — я бы не приехал, но мне дело есть, — сказал он холодно…</text:p>
      <text:p text:style-name="Standard">— Нет, я только удивляюсь, как ты из полка приехал. — «Dans un moment je suis a vous», <text:span text:style-name="T3">[</text:span><text:span text:style-name="T1"> </text:span><text:s/>Сию минуту я к твоим услугам<text:span text:style-name="T3">, ]</text:span><text:span text:style-name="T1"> </text:span><text:s text:c="2"/>— обратился он на голос звавшего его.</text:p>
      <text:p text:style-name="Standard">— Я вижу, что я не во время, — повторил Ростов.</text:p>
      <text:p text:style-name="Standard">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Standard">—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 <text:span text:style-name="T3">[</text:span><text:span text:style-name="T1"> </text:span><text:s/>граф Н.Н., капитан С.С.<text:span text:style-name="T3">]</text:span><text:span text:style-name="T1"> </text:span><text:s text:c="2"/>— называл он гостей. Ростов нахмуренно глядел на французов, неохотно раскланивался и молчал.</text:p>
      <text:p text:style-name="Standard">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Standard">— Нет, у меня есть дело, — коротко ответил Ростов.</text:p>
      <text:p text:style-name="Standard">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Standard">— Однако я тебя стесняю, — сказал он ему тихо, — пойдем, поговорим о деле, и я уйду.</text:p>
      <text:p text:style-name="Standard">— Да нет, нисколько, сказал Борис. А ежели ты устал, пойдем в мою комнатку и ложись отдохни.</text:p>
      <text:p text:style-name="Standard">— И в самом деле…</text:p>
      <text:p text:style-name="Standard">Они вошли в маленькую комнатку, где спал Борис. Ростов, не садясь, тотчас же с <text:soft-page-break/>раздраженьем — как будто Борис был в чем-нибудь виноват перед ним — начал ему 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Standard">—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Standard">— Так ты ничего не хочешь сделать, так и скажи! — закричал почти Ростов, не глядя в глаза Борису.</text:p>
      <text:p text:style-name="Standard">Борис улыбнулся: — Напротив, я сделаю, что могу, только я думал…</text:p>
      <text:p text:style-name="Standard">В это время в двери послышался голос Жилинского, звавший Бориса.</text:p>
      <text:p text:style-name="Standard">—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 из соседней комнаты.</text:p>
      <text:p text:style-name="Standard"/>
      <text:p text:style-name="Standard"/>
      <text:p text:style-name="Standard"/>
      <text:h text:style-name="Heading_20_3" text:outline-level="3">XX</text:h>
      <text:p text:style-name="P2"/>
      <text:p text:style-name="Standard">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Standard">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Standard">«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Standard">У дома этого стояли верховые лошади и съезжалась свита, видимо приготовляясь к выезду государя.</text:p>
      <text:p text:style-name="Standard">«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text:soft-page-break/>государем.</text:p>
      <text:p text:style-name="Standard">«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Standard">С крыльца широкая лестница вела прямо наверх; направо видна была затворенная дверь. Внизу под лестницей была дверь в нижний этаж.</text:p>
      <text:p text:style-name="Standard">— Кого вам? — спросил кто-то.</text:p>
      <text:p text:style-name="Standard">— Подать письмо, просьбу его величеству, — сказал Николай с дрожанием голоса.</text:p>
      <text:p text:style-name="Standard">— Просьба — к дежурному, пожалуйте сюда (ему указали на дверь внизу). Только не примут.</text:p>
      <text:p text:style-name="Standard">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Standard">Невысокий полный человек лет 30, в белых панталонах, ботфортах и в одной, видно 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Standard">— Bien faite et la beaute du diable, <text:span text:style-name="T3">[</text:span><text:span text:style-name="T1"> </text:span><text:s/>Хорошо сложена и красота молодости<text:span text:style-name="T3">, ]</text:span><text:span text:style-name="T1"> </text:span><text:s text:c="2"/>— говорил этот человек и увидав Ростова перестал говорить и нахмурился.</text:p>
      <text:p text:style-name="Standard">— Что вам угодно? Просьба?…</text:p>
      <text:p text:style-name="Standard">— Qu'est ce que c'est? <text:span text:style-name="T3">[</text:span><text:span text:style-name="T1"> </text:span><text:s/>Что это?<text:span text:style-name="T3">]</text:span><text:span text:style-name="T1"> </text:span><text:s text:c="2"/>— спросил кто-то из другой комнаты.</text:p>
      <text:p text:style-name="Standard">— Encore un petitionnaire, <text:span text:style-name="T3">[</text:span><text:span text:style-name="T1"> </text:span><text:s/>Еще один проситель<text:span text:style-name="T3">, ]</text:span><text:span text:style-name="T1"> </text:span><text:s text:c="2"/>— отвечал человек в помочах.</text:p>
      <text:p text:style-name="Standard">— Скажите ему, что после. Сейчас выйдет, надо ехать.</text:p>
      <text:p text:style-name="Standard">— После, после, завтра. Поздно…</text:p>
      <text:p text:style-name="Standard">Ростов повернулся и хотел выйти, но человек в помочах остановил его.</text:p>
      <text:p text:style-name="Standard">— От кого? Вы кто?</text:p>
      <text:p text:style-name="Standard">— От майора Денисова, — отвечал Ростов.</text:p>
      <text:p text:style-name="Standard">— Вы кто? офицер?</text:p>
      <text:p text:style-name="Standard">— Поручик, граф Ростов.</text:p>
      <text:p text:style-name="Standard">— Какая смелость! По команде подайте. А сами идите, идите… — И он стал надевать подаваемый камердинером мундир.</text:p>
      <text:p text:style-name="Standard">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Standard">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Standard">— Вы, батюшка, что тут делаете во фраке? — спросил его басистый голос.</text:p>
      <text:p text:style-name="Standard">Это был кавалерийский генерал, в эту кампанию заслуживший особенную милость государя, бывший начальник дивизии, в которой служил Ростов.</text:p>
      <text:p text:style-name="Standard">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Standard">— Жалко, жалко молодца; давай письмо.</text:p>
      <text:p text:style-name="Standard">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text:soft-page-break/>который был в Аустерлице, подвел лошадь государя, и на лестнице послышался легкий 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 <text:span text:style-name="T3">[</text:span><text:span text:style-name="T1"> </text:span><text:s/>звезда почетного легиона<text:span text:style-name="T3">]</text:span><text:span text:style-name="T1"> </text:span><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Standard">Вся свита отступила, и Ростов видел, как генерал этот что-то довольно долго говорил государю.</text:p>
      <text:p text:style-name="Standard">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Standard">—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 Ростов, не помня себя от восторга, с толпою побежал за ним.</text:p>
      <text:p text:style-name="Standard"/>
      <text:p text:style-name="Standard"/>
      <text:p text:style-name="Standard"/>
      <text:h text:style-name="Heading_20_3" text:outline-level="3">XXI</text:h>
      <text:p text:style-name="P2"/>
      <text:p text:style-name="Standard">На площади куда поехал государь, стояли лицом к лицу справа батальон преображенцев, слева батальон французской гвардии в медвежьих шапках.</text:p>
      <text:p text:style-name="Standard">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 <text:span text:style-name="T3">[</text:span><text:span text:style-name="T1"> </text:span><text:s/>Да здравствует Император!<text:span text:style-name="T3">]</text:span><text:span text:style-name="T1"> </text:span><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Standard">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Standard">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Standard">— Sire, je vous demande la permission de donner la legion d'honneur au plus brave de vos soldats, <text:span text:style-name="T3">[</text:span><text:span text:style-name="T1"> </text:span><text:s/>Государь, я прошу у вас позволенья дать орден Почетного легиона храбрейшему из ваших солдат<text:span text:style-name="T3">, ]</text:span><text:span text:style-name="T1"> </text:span><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Standard"><text:soft-page-break/>— A celui qui s'est le plus vaillament conduit dans cette derieniere guerre, <text:span text:style-name="T3">[</text:span><text:span text:style-name="T1"> </text:span><text:s/>Тому, кто храбрее всех показал себя во время войны<text:span text:style-name="T3">, ]</text:span><text:span text:style-name="T1"> </text:span><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Standard"><text:span text:style-name="T4">— Votre majeste me permettra-t-elle de demander l'avis du colonel? </text:span><text:span text:style-name="T3">[</text:span><text:span text:style-name="T1"> </text:span><text:s/>Ваше Величество позволит ли мне спросить мнение полковника?<text:span text:style-name="T3">]</text:span><text:span text:style-name="T1"> </text:span><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Standard">— Кому дать? — не громко, по-русски спросил император Александр у Козловского.</text:p>
      <text:p text:style-name="Standard">— Кому прикажете, ваше величество? — Государь недовольно поморщился и, оглянувшись, сказал:</text:p>
      <text:p text:style-name="Standard">— Да ведь надобно же отвечать ему.</text:p>
      <text:p text:style-name="Standard">Козловский с решительным видом оглянулся на ряды и в этом взгляде захватил и Ростова.</text:p>
      <text:p text:style-name="Standard">«Уж не меня ли?» подумал Ростов.</text:p>
      <text:p text:style-name="Standard">— Лазарев! — нахмурившись прокомандовал полковник; и первый по ранжиру солдат, Лазарев, бойко вышел вперед.</text:p>
      <text:p text:style-name="Standard">— Куда же ты? Тут стой! — зашептали голоса на Лазарева, не знавшего куда ему итти. Лазарев остановился, испуганно покосившись на полковника, и лицо его дрогнуло, как это бывает с солдатами, вызываемыми перед фронт.</text:p>
      <text:p text:style-name="Standard">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Standard">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Standard">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Standard">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Standard">— Каково, брат, угощенье? Всё на серебре, — сказал один. — Лазарева видел?</text:p>
      <text:p text:style-name="Standard">— Видел.</text:p>
      <text:p text:style-name="Standard">— Завтра, говорят, преображенцы их угащивать будут.</text:p>
      <text:p text:style-name="Standard">— Нет, Лазареву-то какое счастье! 10 франков пожизненного пенсиона.</text:p>
      <text:p text:style-name="Standard"><text:soft-page-break/>— Вот так шапка, ребята! — кричал преображенец, надевая мохнатую шапку француза.</text:p>
      <text:p text:style-name="Standard">— Чудо как хорошо, прелесть!</text:p>
      <text:p text:style-name="Standard">— Ты слышал отзыв? — сказал гвардейский офицер другому. Третьего дня было Napoleon, France, bravoure; <text:span text:style-name="T3">[</text:span><text:span text:style-name="T1"> </text:span><text:s/>Наполеон, Франция, храбрость;<text:span text:style-name="T3">]</text:span><text:span text:style-name="T1"> </text:span><text:s text:c="2"/>вчера Alexandre, Russie, grandeur; <text:span text:style-name="T3">[</text:span><text:span text:style-name="T1"> </text:span><text:s/>Александр, Россия, величие;<text:span text:style-name="T3">]</text:span><text:span text:style-name="T1"> </text:span><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Standard">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Standard">—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Standard">— Ничего, ничего, — отвечал Ростов.</text:p>
      <text:p text:style-name="Standard">— Ты зайдешь?</text:p>
      <text:p text:style-name="Standard">— Да, зайду.</text:p>
      <text:p text:style-name="Standard">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 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Standard">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Standard">—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Standard">— Да я ни слова не говорил о государе, — оправдывался офицер, не могший иначе как тем, что Ростов пьян, объяснить себе его вспыльчивости.</text:p>
      <text:p text:style-name="Standard">Но Ростов не слушал.</text:p>
      <text:p text:style-name="Standard">—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Standard">— Наше дело исполнять свой долг, рубиться и не думать, вот и всё, — заключил он.</text:p>
      <text:p text:style-name="Standard">— И пить, — сказал один из офицеров, не желавший ссориться.</text:p>
      <text:p text:style-name="Standard"><text:soft-page-break/>— Да, и пить, — подхватил Николай. — Эй ты! Еще бутылку! — крикнул он.</text:p>
      <text:p text:style-name="Standard"/>
      <text:p text:style-name="Standard"/>
      <text:h text:style-name="Heading_20_2" text:outline-level="2">ЧАСТЬ ТРЕТЬЯ</text:h>
      <text:p text:style-name="P2"/>
      <text:h text:style-name="Heading_20_3" text:outline-level="3">I</text:h>
      <text:p text:style-name="P2"/>
      <text:p text:style-name="Standard">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Standard">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Standard">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Standard"/>
      <text:p text:style-name="Standard"/>
      <text:p text:style-name="Standard">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Standard">Он имел в высшей степени ту недостававшую Пьеру практическую цепкость, которая без размахов и усилий с его стороны давала движение делу.</text:p>
      <text:p text:style-name="Standard">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Standard">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Standard">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Standard">Весною 1809 года, князь Андрей поехал в рязанские именья своего сына, которого он был опекуном.</text:p>
      <text:p text:style-name="Standard">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Standard">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text:soft-page-break/>полосы жнивья и зеленеющего кое-где кустарника и въехали в березовый лес по обеим 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Standard">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Standard">— Ваше сиятельство, лёгко как! — сказал он, почтительно улыбаясь.</text:p>
      <text:p text:style-name="Standard">— Что!</text:p>
      <text:p text:style-name="Standard">— Лёгко, ваше сиятельство.</text:p>
      <text:p text:style-name="Standard">«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Standard">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Standard">«Весна, и любовь, и счастие!» — как будто говорил этот дуб, — «и как не надоест вам всё один и тот же глупый и бессмысленный обман. Всё одно и то же, и всё обман! Нет ни 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Standard">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Standard">«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Standard"/>
      <text:p text:style-name="Standard"/>
      <text:p text:style-name="Standard"/>
      <text:h text:style-name="Heading_20_3" text:outline-level="3">II</text:h>
      <text:p text:style-name="P2"/>
      <text:p text:style-name="Standard">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Standard">Был уже жаркий период весны. Лес уже весь оделся, была пыль и было так жарко, что проезжая мимо воды, хотелось купаться.</text:p>
      <text:p text:style-name="Standard">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text:soft-page-break/>что-то кричала, но узнав чужого, не взглянув на него, со смехом побежала назад.</text:p>
      <text:p text:style-name="Standard">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Standard">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Standard">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Standard">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Standard">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 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Standard">Комната князя Андрея была в среднем этаже; в комнатах над ним тоже жили и не спали. Он услыхал сверху женский говор.</text:p>
      <text:p text:style-name="Standard">— Только еще один раз, — сказал сверху женский голос, который сейчас узнал князь Андрей.</text:p>
      <text:p text:style-name="Standard">— Да когда же ты спать будешь? — отвечал другой голос.</text:p>
      <text:p text:style-name="Standard">— Я не буду, я не могу спать, что ж мне делать! Ну, последний раз…</text:p>
      <text:p text:style-name="Standard">Два женские голоса запели какую-то музыкальную фразу, составлявшую конец чего-то.</text:p>
      <text:p text:style-name="Standard">— Ах какая прелесть! Ну теперь спать, и конец.</text:p>
      <text:p text:style-name="Standard">—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Standard">—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Standard">Соня неохотно что-то отвечала.</text:p>
      <text:p text:style-name="Standard">—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Standard">— Полно, ты упадешь.</text:p>
      <text:p text:style-name="Standard">Послышалась борьба и недовольный голос Сони: «Ведь второй час».</text:p>
      <text:p text:style-name="Standard">— Ах, ты только всё портишь мне. Ну, иди, иди.</text:p>
      <text:p text:style-name="Standard">Опять всё замолкло, но князь Андрей знал, что она всё еще сидит тут, он слышал иногда тихое шевеленье, иногда вздохи.</text:p>
      <text:p text:style-name="Standard"><text:soft-page-break/>— Ах… Боже мой! Боже мой! что ж это такое! — вдруг вскрикнула она. — Спать так спать! — и захлопнула окно.</text:p>
      <text:p text:style-name="Standard">«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Standard"/>
      <text:p text:style-name="Standard"/>
      <text:p text:style-name="Standard"/>
      <text:h text:style-name="Heading_20_3" text:outline-level="3">III</text:h>
      <text:p text:style-name="P2"/>
      <text:p text:style-name="Standard">На другой день простившись только с одним графом, не дождавшись выхода дам, князь Андрей поехал домой.</text:p>
      <text:p text:style-name="Standard">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Standard">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Standard">«Да, здесь, в этом лесу был этот дуб, с которым мы были согласны», подумал князь 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Standard">«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Standard"/>
      <text:p text:style-name="Standard"/>
      <text:p text:style-name="Standard">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text:soft-page-break/>возможность счастия и любви. Теперь разум подсказывал совсем другое. После этой поездки 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 <text:span text:style-name="T3">[</text:span><text:span text:style-name="T1"> </text:span><text:s/>по гречески<text:span text:style-name="T3">]</text:span><text:span text:style-name="T1"> </text:span><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Standard">— Mon cher, <text:span text:style-name="T3">[</text:span><text:span text:style-name="T1"> </text:span><text:s/>Дорогой мой<text:span text:style-name="T3">, ]</text:span><text:span text:style-name="T1"> </text:span><text:s text:c="2"/>— бывало скажет входя в такую минуту княжна Марья, — Николушке нельзя нынче гулять: очень холодно.</text:p>
      <text:p text:style-name="Standard">—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Standard"/>
      <text:p text:style-name="Standard"/>
      <text:p text:style-name="Standard"/>
      <text:h text:style-name="Heading_20_3" text:outline-level="3">IV</text:h>
      <text:p text:style-name="P2"/>
      <text:p text:style-name="Standard">Князь Андрей приехал в Петербург в августе 1809 года. Это было время апогея славы 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 <text:span text:style-name="T3">[</text:span><text:span text:style-name="T1"> </text:span><text:s/>комитет общественного спасения<text:span text:style-name="T3">. ]</text:span><text:span text:style-name="T1"> </text:span><text:s/></text:p>
      <text:p text:style-name="Standard">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Standard">«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Standard"><text:soft-page-break/>В девять часов утра, в назначенный день, князь Андрей явился в приемную к графу Аракчееву.</text:p>
      <text:p text:style-name="Standard">Лично князь Андрей не знал Аракчеева и никогда не видал его, но всё, что он знал о нем, мало внушало ему уважения к этому человеку.</text:p>
      <text:p text:style-name="Standard">«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Standard">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 <text:span text:style-name="T3">[</text:span><text:span text:style-name="T1"> </text:span><text:s/>насмешливое прозвище<text:span text:style-name="T3">]</text:span><text:span text:style-name="T1"> </text:span><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Standard">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 приемную.</text:p>
      <text:p text:style-name="Standard">Вслед за тем князь Андрей был подведен к двери, и дежурный шопотом сказал: «направо, к окну».</text:p>
      <text:p text:style-name="Standard">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Standard">— Вы чего просите? — спросил Аракчеев.</text:p>
      <text:p text:style-name="Standard">— Я ничего не… прошу, ваше сиятельство, — тихо проговорил князь Андрей. Глаза Аракчеева обратились на него.</text:p>
      <text:p text:style-name="Standard">— Садитесь, — сказал Аракчеев, — князь Болконский?</text:p>
      <text:p text:style-name="Standard">— Я ничего не прошу, а государь император изволил переслать к вашему сиятельству поданную мною записку…</text:p>
      <text:p text:style-name="Standard">—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Standard">—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Standard">— На записку вашу мной положена резолюция и переслана в комитет. Я <text:span text:style-name="T1">не</text:span> <text:s/>одобряю, — сказал Аракчеев, вставая и доставая с письменного стола бумагу. — Вот! — он подал князю Андрею.</text:p>
      <text:p text:style-name="Standard">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Standard">— В какой же комитет передана записка? — спросил князь Андрей.</text:p>
      <text:p text:style-name="Standard"><text:soft-page-break/>— В комитет о воинском уставе, и мною представлено о зачислении вашего благородия в члены. Только без жалованья.</text:p>
      <text:p text:style-name="Standard">Князь Андрей улыбнулся.</text:p>
      <text:p text:style-name="Standard">— Я и не желаю.</text:p>
      <text:p text:style-name="Standard">— Без жалованья членом, — повторил Аракчеев. — Имею честь. Эй, зови! Кто еще? — крикнул он, кланяясь князю Андрею.</text:p>
      <text:p text:style-name="Standard"/>
      <text:p text:style-name="Standard"/>
      <text:p text:style-name="Standard"/>
      <text:h text:style-name="Heading_20_3" text:outline-level="3">V</text:h>
      <text:p text:style-name="P2"/>
      <text:p text:style-name="Standard">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Standard">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 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 <text:span text:style-name="T1">свет</text:span> ,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Standard">На другой день после посещения графа Аракчеева князь Андрей был вечером у графа Кочубея. Он рассказал графу свое свидание с <text:span text:style-name="T1">Силой Андреичем</text:span> <text:s/>(Кочубей так называл Аракчеева с той же неопределенной над чем-то насмешкой, которую заметил князь Андрей в приемной военного министра).</text:p>
      <text:p text:style-name="Standard">— Mon cher, <text:span text:style-name="T3">[</text:span><text:span text:style-name="T1"> </text:span><text:s/>Дорогой мой<text:span text:style-name="T3">, ]</text:span><text:span text:style-name="T1"> </text:span><text:s text:c="2"/>даже в этом деле вы не минуете Михаил Михайловича. C'est le grand faiseur. <text:span text:style-name="T3">[</text:span><text:span text:style-name="T1"> </text:span><text:s/>Всё делается им<text:span text:style-name="T3">. ]</text:span><text:span text:style-name="T1"> </text:span><text:s text:c="2"/>Я скажу ему. Он обещался приехать вечером…</text:p>
      <text:p text:style-name="Standard">— Какое же дело Сперанскому до военных уставов? — спросил князь Андрей.</text:p>
      <text:p text:style-name="Standard">Кочубей, улыбнувшись, покачал головой, как бы удивляясь наивности Болконского.</text:p>
      <text:p text:style-name="Standard">— Мы с ним говорили про вас на днях, — продолжал Кочубей, — о ваших вольных хлебопашцах…</text:p>
      <text:p text:style-name="Standard">— Да, это вы, князь, отпустили своих мужиков? — сказал Екатерининский старик, презрительно обернувшись на Болконского.</text:p>
      <text:p text:style-name="Standard">—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Standard">— Vous craignez d'etre en retard, <text:span text:style-name="T3">[</text:span><text:span text:style-name="T1"> </text:span><text:s/>Боитесь опоздать<text:span text:style-name="T3">, ]</text:span><text:span text:style-name="T1"> </text:span><text:s text:c="2"/>— сказал старик, глядя на <text:soft-page-break/>Кочубея.</text:p>
      <text:p text:style-name="Standard">—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Standard">— Те, кто выдержат экзамены, я думаю, — отвечал Кочубей, закидывая ногу на ногу и оглядываясь.</text:p>
      <text:p text:style-name="Standard">— Вот у меня служит Пряничников, славный человек, золото человек, а ему 60 лет, разве он пойдет на экзамены?…</text:p>
      <text:p text:style-name="Standard">—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Standard">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Standard">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 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Standard">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Standard">— Я очень рад с вами познакомиться, я слышал о вас, как и все, — сказал он.</text:p>
      <text:p text:style-name="Standard">Кочубей сказал несколько слов о приеме, сделанном Болконскому Аракчеевым. Сперанский больше улыбнулся.</text:p>
      <text:p text:style-name="Standard">—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Standard">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Standard">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text:soft-page-break/>выгоде или невыгоде того, что угодно было государю.</text:p>
      <text:p text:style-name="Standard">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Standard">—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Standard">— Да, — сказал князь Андрей, — отец не хотел, чтобы я пользовался этим правом; я начал службу с нижних чинов.</text:p>
      <text:p text:style-name="Standard">—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Standard">—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Standard">— Основание для личного честолюбия может быть, — тихо вставил свое слово Сперанский.</text:p>
      <text:p text:style-name="Standard">— Отчасти и для государства, — сказал князь Андрей.</text:p>
      <text:p text:style-name="Standard">— Как вы разумеете?… — сказал Сперанский, тихо опустив глаза.</text:p>
      <text:p text:style-name="Standard">— Я почитатель Montesquieu, — сказал князь Андрей. — И его мысль о том, что le рrincipe des monarchies est l'honneur, me parait incontestable. <text:span text:style-name="T4">Certains droits </text:span>е<text:span text:style-name="T4">t privileges de la noblesse me paraissent etre des moyens de soutenir ce sentiment. </text:span><text:span text:style-name="T3">[</text:span><text:span text:style-name="T1"> </text:span><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3">. ]</text:span><text:span text:style-name="T1"> </text:span><text:s/></text:p>
      <text:p text:style-name="Standard">Улыбка исчезла на белом лице Сперанского и физиономия его много выиграла от этого. Вероятно мысль князя Андрея показалась ему занимательною.</text:p>
      <text:p text:style-name="Standard">— Si vous envisagez la question sous ce point de vue, <text:span text:style-name="T3">[</text:span><text:span text:style-name="T1"> </text:span><text:s/>Если вы так смотрите на предмет<text:span text:style-name="T3">, ]</text:span><text:span text:style-name="T1"> </text:span><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Standard">Доводы его были сжаты, просты и ясны.</text:p>
      <text:p text:style-name="Standard">Институт, поддерживающий эту честь, источник соревнования, есть институт, подобный Legion d'honneur <text:span text:style-name="T3">[</text:span><text:span text:style-name="T1"> </text:span><text:s/>Ордену почетного легиона<text:span text:style-name="T3">]</text:span><text:span text:style-name="T1"> </text:span><text:s text:c="2"/>великого императора Наполеона, не вредящий, а содействующий успеху службы, а не сословное или придворное преимущество.</text:p>
      <text:p text:style-name="Standard">—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Standard">—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 <text:span text:style-name="T3">[</text:span><text:span text:style-name="T1"> </text:span><text:s/>на французский манер<text:span text:style-name="T3">, ]</text:span><text:span text:style-name="T1"> </text:span><text:s text:c="2"/>не прощаясь, стараясь быть <text:soft-page-break/>незамеченным, вышел из залы.</text:p>
      <text:p text:style-name="Standard"/>
      <text:p text:style-name="Standard"/>
      <text:p text:style-name="Standard"/>
      <text:h text:style-name="Heading_20_3" text:outline-level="3">VI</text:h>
      <text:p text:style-name="P2"/>
      <text:p text:style-name="Standard">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Standard">С вечера, возвращаясь домой, он в памятной книжке записывал 4 или 5 необходимых визитов или rendez-vous <text:span text:style-name="T3">[</text:span><text:span text:style-name="T1"> </text:span><text:s/>свиданий<text:span text:style-name="T3">]</text:span><text:span text:style-name="T1"> </text:span><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Standard">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Standard">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Standard">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 <text:span text:style-name="T1">всех</text:span> <text:s/>остальных, и разумность и глубину своих мыслей.</text:p>
      <text:p text:style-name="Standard">Во время длинного их разговора в середу вечером, Сперанский не раз говорил: «У <text:span text:style-name="T1">нас</text:span> <text:s/>смотрят на всё, что выходит из общего уровня закоренелой привычки…» или с улыбкой: «Но <text:span text:style-name="T1">мы</text:span> <text:s/>хотим, чтоб и волки были сыты и овцы целы…» или: «<text:span text:style-name="T1">Они</text:span> <text:s/>этого не могут понять…» и всё с таким выраженьем, которое говорило: «Мы: вы да я, мы понимаем, что <text:span text:style-name="T1">они</text:span> <text:s/>и кто <text:span text:style-name="T1">мы</text:span> ».</text:p>
      <text:p text:style-name="Standard">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text:soft-page-break/>подтверждение своих мнений. Он употреблял все возможные орудия мысли, исключая 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Standard">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Standard">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Standard">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Standard">— Мы хотим дать новую судебную власть Сенату, а у нас нет законов. Поэтому-то таким людям, как вы, князь, грех не служить теперь.</text:p>
      <text:p text:style-name="Standard">Князь Андрей сказал, что для этого нужно юридическое образование, которого он не имеет.</text:p>
      <text:p text:style-name="Standard">— Да его никто не имеет, так что же вы хотите? Это circulus viciosus, <text:span text:style-name="T3">[</text:span><text:span text:style-name="T1"> </text:span><text:s/>заколдованный круг<text:span text:style-name="T3">, ]</text:span><text:span text:style-name="T1"> </text:span><text:s text:c="2"/>из которого надо выйти усилием.</text:p>
      <text:p text:style-name="Standard"/>
      <text:p text:style-name="Standard"/>
      <text:p text:style-name="Standard">Через неделю князь Андрей был членом комиссии составления воинского устава, и, чего 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 <text:span text:style-name="T3">[</text:span><text:span text:style-name="T1"> </text:span><text:s/>Кодекса Наполеона и Юстиниана<text:span text:style-name="T3">, ]</text:span><text:span text:style-name="T1"> </text:span><text:s text:c="2"/>работал над составлением отдела: Права лиц.</text:p>
      <text:p text:style-name="Standard"/>
      <text:p text:style-name="Standard"/>
      <text:p text:style-name="Standard"/>
      <text:h text:style-name="Heading_20_3" text:outline-level="3">VII</text:h>
      <text:p text:style-name="P2"/>
      <text:p text:style-name="Standard">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Standard">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text:soft-page-break/>не мог воздержаться от увеселений холостых обществ, в которых он участвовал.</text:p>
      <text:p text:style-name="Standard">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Standard">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Standard">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Standard">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Standard">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Standard">К четвертому разряду, наконец, причислялось тоже большое количество братьев, в 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Standard">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Standard"/>
      <text:p text:style-name="Standard"/>
      <text:p text:style-name="Standard">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Standard">Назначено было торжественное заседание ложи 2-го градуса, в которой Пьер обещал <text:soft-page-break/>сообщить то, что он имеет передать петербургским братьям от высших руководителей ордена. Заседание было полно. После обыкновенных обрядов Пьер встал и начал свою речь.</text:p>
      <text:p text:style-name="Standard">—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Standard">«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Standard">«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Standard">«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Standard">«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 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Standard">«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Standard">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text:soft-page-break/>понимали его по своему, с ограничениями, изменениями, на которые он не мог согласиться, так как главная потребность Пьера состояла именно в том, чтобы передать свою мысль другому точно так, как он сам понимал ее.</text:p>
      <text:p text:style-name="Standard">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Standard"/>
      <text:p text:style-name="Standard"/>
      <text:p text:style-name="Standard"/>
      <text:h text:style-name="Heading_20_3" text:outline-level="3">VIII</text:h>
      <text:p text:style-name="P2"/>
      <text:p text:style-name="Standard">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Standard">В это время он получил письмо от жены, которая умоляла его о свидании, писала о своей грусти по нем и о желании посвятить ему всю свою жизнь.</text:p>
      <text:p text:style-name="Standard">В конце письма она извещала его, что на днях приедет в Петербург из-за границы.</text:p>
      <text:p text:style-name="Standard">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Standard">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Standard">«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Standard">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Standard">«Москва, 17-го ноября.</text:p>
      <text:p text:style-name="Standard">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text:soft-page-break/>Только к этой цели мы можем всегда стремиться независимо от всех обстоятельств. Но 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Standard">«Петербург, 23-го ноября.</text:p>
      <text:p text:style-name="Standard">«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 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Standard"/>
      <text:p text:style-name="Standard"/>
      <text:p text:style-name="Standard"/>
      <text:h text:style-name="Heading_20_3" text:outline-level="3">IX</text:h>
      <text:p text:style-name="P2"/>
      <text:p text:style-name="Standard">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Standard">Элен была в Эрфурте во время знаменитого свидания императоров, и оттуда привезла <text:soft-page-break/>эти связи со всеми Наполеоновскими достопримечательностями Европы. В Эрфурте она имела блестящий успех. Сам Наполеон, заметив ее в театре, сказал про нее: «C'est un superbe animal». <text:span text:style-name="T3">[</text:span><text:span text:style-name="T1"> </text:span><text:s/>Это прекрасное животное<text:span text:style-name="T3">. ]</text:span><text:span text:style-name="T1"> </text:span><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Standard"><text:span text:style-name="T4">«d'une femme charmante, aussi spirituelle, que belle». </text:span><text:span text:style-name="T3">[</text:span><text:span text:style-name="T1"> </text:span><text:s/>прелестной женщины, столь же умной, сколько красивой<text:span text:style-name="T3">. ]</text:span><text:span text:style-name="T1"> </text:span><text:s text:c="2"/>Известный рrince de Ligne <text:span text:style-name="T3">[</text:span><text:span text:style-name="T1"> </text:span><text:s/>князь де-Линь<text:span text:style-name="T3">]</text:span><text:span text:style-name="T1"> </text:span><text:s text:c="2"/>писал ей письма на восьми страницах. Билибин приберегал свои mots <text:span text:style-name="T3">[</text:span><text:span text:style-name="T1"> </text:span><text:s/>словечки<text:span text:style-name="T3">]</text:span><text:span text:style-name="T1"> </text:span><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Standard">Пьер был именно тем самым мужем, который нужен был для этой блестящей, светской женщины. Он был тот рассеянный чудак, муж grand seigneur <text:span text:style-name="T3">[</text:span><text:span text:style-name="T1"> </text:span><text:s/>большой барин<text:span text:style-name="T3">]</text:span><text:span text:style-name="T1"> </text:span><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 <text:span text:style-name="T3">[</text:span><text:span text:style-name="T1"> </text:span><text:s/>служащие при посольстве<text:span text:style-name="T3">]</text:span><text:span text:style-name="T1"> </text:span><text:s/>, шамкая говорил свои мнения, которые иногда были совершенно не в тоне настоящей минуты. Но мнение о чудаке муже de la femme la plus distinguee de Petersbourg <text:span text:style-name="T3">[</text:span><text:span text:style-name="T1"> </text:span><text:s/>самой замечательной женщины в Петербурге<text:span text:style-name="T3">]</text:span><text:span text:style-name="T1"> </text:span><text:s text:c="2"/>уже так установилось, что никто не принимал au serux <text:span text:style-name="T3">[</text:span><text:span text:style-name="T1"> </text:span><text:s/>всерьез<text:span text:style-name="T3">]</text:span><text:span text:style-name="T1"> </text:span><text:s text:c="2"/>его выходок.</text:p>
      <text:p text:style-name="Standard">В числе многих молодых людей, ежедневно бывавших в доме Элен, Борис Друбецкой, уже весьма успевший в службе, был после возвращения Элен из Эрфурта, самым близким человеком в доме Безуховых. Элен называла его <text:span text:style-name="T1">mon page</text:span><text:span text:style-name="T3">[</text:span><text:span text:style-name="T1"> </text:span><text:s/>мой паж<text:span text:style-name="T3">]</text:span><text:span text:style-name="T1"> </text:span><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Standard">— Нет, теперь сделавшись bas bleu <text:span text:style-name="T3">[</text:span><text:span text:style-name="T1"> </text:span><text:s/>синим чулком<text:span text:style-name="T3">]</text:span><text:span text:style-name="T1"> </text:span><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Standard">— Такая странная антипатия, — думал Пьер, — а прежде он мне даже очень нравился.</text:p>
      <text:p text:style-name="Standard"><text:soft-page-break/>В глазах света Пьер был большой барин, несколько слепой и смешной муж знаменитой 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Standard"/>
      <text:p text:style-name="Standard"/>
      <text:p text:style-name="Standard"/>
      <text:h text:style-name="Heading_20_3" text:outline-level="3">X</text:h>
      <text:p text:style-name="P2"/>
      <text:p text:style-name="Standard">Он продолжал свой дневник, и вот что он писал в нем за это время:</text:p>
      <text:p text:style-name="Standard">«24-ro ноября.</text:p>
      <text:p text:style-name="Standard">«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Standard">«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Standard">«27-го ноября.</text:p>
      <text:p text:style-name="Standard">«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 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Standard">После этого в дневнике было пропущено три листа, и потом было написано следующее:</text:p>
      <text:p text:style-name="Standard">«Имел поучительный и длинный разговор наедине с братом В., который советовал мне <text:soft-page-break/>держаться брата А. Многое, хотя и недостойному, мне было открыто. Адонаи есть имя сотворившего мир. Элоим есть имя правящего всем. Третье имя, имя поизрекаемое, имеющее значение <text:span text:style-name="T1">Всего</text:span> .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Standard">«3-го декабря.</text:p>
      <text:p text:style-name="Standard">«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Standard">«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 последнюю из них, совокупляющую в себе силы всех прежних, и помоги мне вступить в тот храм добродетели, коего лицезрения я во сне достигнул».</text:p>
      <text:p text:style-name="Standard">«7-го декабря.</text:p>
      <text:p text:style-name="Standard">«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text:soft-page-break/>сказанное относилось; но он ничего не отвечал, показал мне ласковый вид, и после вдруг 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 <text:span text:style-name="T1">Живот бе свет человеком, и свет во тме светит и тма его не объят</text:span> .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Standard">«9-го декабря.</text:p>
      <text:p text:style-name="Standard">«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Standard"/>
      <text:p text:style-name="Standard"/>
      <text:p text:style-name="Standard"/>
      <text:h text:style-name="Heading_20_3" text:outline-level="3">XI</text:h>
      <text:p text:style-name="P2"/>
      <text:p text:style-name="Standard">Денежные дела Ростовых не поправились в продолжение двух лет, которые они пробыли в деревне.</text:p>
      <text:p text:style-name="Standard">Несмотря на то, что Николай Ростов, твердо держась своего намерения, продолжал 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Standard">Вскоре после приезда Ростовых в Петербург, Берг сделал предложение Вере, и предложение его было принято.</text:p>
      <text:p text:style-name="Standard">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Standard">Ростовы в Петербурге жили так же гостеприимно, как и в Москве, и на их ужинах <text:soft-page-break/>сходились самые разнообразные лица: соседи по Отрадному, старые небогатые помещики с 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Standard">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Standard">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Standard">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Standard">Четыре года тому назад, встретившись в партере московского театра с товарищем-немцем, Берг указал ему на Веру Ростову и по-немецки сказал: «Das soll mein Weib werden», <text:span text:style-name="T3">[</text:span><text:span text:style-name="T1"> </text:span><text:s/>Она должна быть моей женой<text:span text:style-name="T3">, ]</text:span><text:span text:style-name="T1"> </text:span><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Standard">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Standard">—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 маленькие средства. Это в наше время что-нибудь такое значит, не так ли? А главное она прекрасная, почтенная девушка и любит меня…</text:p>
      <text:p text:style-name="Standard">Берг покраснел и улыбнулся.</text:p>
      <text:p text:style-name="Standard">—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Standard">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text:soft-page-break/>замешательство и стыдливость. Как будто им совестно было теперь за то, что они мало 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Standard">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Standard">— Люблю, что позаботился, люблю, останешься доволен…</text:p>
      <text:p text:style-name="Standard">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Standard">—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Standard">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Standard">— Да, да, хорошо, — скороговоркой заговорил граф, — только уж извини, дружок, 20 тысяч я дам, а вексель кроме того на 80 тысяч дам. Так-то, поцелуй меня.</text:p>
      <text:p text:style-name="Standard"/>
      <text:p text:style-name="Standard"/>
      <text:p text:style-name="Standard"/>
      <text:h text:style-name="Heading_20_3" text:outline-level="3">XII</text:h>
      <text:p text:style-name="P2"/>
      <text:p text:style-name="Standard">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Standard">С самых тех пор, как Борис в 1805 году из Москвы уехал в армию, он не видался с Ростовыми. Несколько раз он бывал в Москве, проезжал недалеко от Отрадного, но ни разу не был у Ростовых.</text:p>
      <text:p text:style-name="Standard">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Standard">— В нынешнем веке не помнят старых друзей, — говорила графиня вслед за упоминанием о Борисе.</text:p>
      <text:p text:style-name="Standard">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Standard">Он ехал к ним не без волнения. Воспоминание о Наташе было самым поэтическим <text:soft-page-break/>воспоминанием Бориса. Но вместе с тем он ехал с твердым намерением ясно дать 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Standard">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Standard">—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Standard">— Как вы похорошели!</text:p>
      <text:p text:style-name="Standard">«Еще бы!», отвечали смеющиеся глаза Наташи.</text:p>
      <text:p text:style-name="Standard">—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Standard">Мундир, шпоры, галстук, прическа Бориса, всё это было самое модное и сomme il faut <text:span text:style-name="T3">[</text:span><text:span text:style-name="T1"> </text:span><text:s/>вполне порядочно<text:span text:style-name="T3">]</text:span><text:span text:style-name="T1"> </text:span><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Standard">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 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Standard"/>
      <text:p text:style-name="Standard"/>
      <text:p text:style-name="Standard"/>
      <text:h text:style-name="Heading_20_3" text:outline-level="3">XIII</text:h>
      <text:p text:style-name="P2"/>
      <text:p text:style-name="Standard"><text:soft-page-break/>Однажды вечером, когда старая графиня, вздыхая и крехтя, в ночном чепце и кофточке, 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Standard">— Ну, ну, ну, — сказала мать.</text:p>
      <text:p text:style-name="Standard">—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Standard">—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Standard">Эти ночные посещения Наташи, совершавшиеся до возвращения графа из клуба, были одним из любимейших наслаждений матери и дочери.</text:p>
      <text:p text:style-name="Standard">— Об чем же нынче? А мне нужно тебе сказать…</text:p>
      <text:p text:style-name="Standard">Наташа закрыла рукою рот матери.</text:p>
      <text:p text:style-name="Standard">— О Борисе… Я знаю, — сказала она серьезно, — я затем и пришла. Не говорите, я знаю. Нет, скажите! — Она отпустила руку. — Скажите, мама. Он мил?</text:p>
      <text:p text:style-name="Standard">—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Standard">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Standard">Наташа слушала и соображала.</text:p>
      <text:p text:style-name="Standard">— Ну так что ж? — сказала она.</text:p>
      <text:p text:style-name="Standard">— Ты ему вскружила совсем голову, зачем? Что ты хочешь от него? Ты знаешь, что тебе нельзя выйти за него замуж.</text:p>
      <text:p text:style-name="Standard">— Отчего? — не переменяя положения, сказала Наташа.</text:p>
      <text:p text:style-name="Standard">— Оттого, что он молод, оттого, что он беден, оттого, что он родня… оттого, что ты и сама не любишь его.</text:p>
      <text:p text:style-name="Standard">— А почему вы знаете?</text:p>
      <text:p text:style-name="Standard">— Я знаю. Это не хорошо, мой дружок.</text:p>
      <text:p text:style-name="Standard">— А если я хочу… — сказала Наташа.</text:p>
      <text:p text:style-name="Standard">— Перестань говорить глупости, — сказала графиня.</text:p>
      <text:p text:style-name="Standard">— А если я хочу…</text:p>
      <text:p text:style-name="Standard">— Наташа, я серьезно…</text:p>
      <text:p text:style-name="Standard">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text:soft-page-break/>сустава пальца, потом в промежуток, потом опять в косточку, шопотом приговаривая: «январь, февраль, март, апрель, май».</text:p>
      <text:p text:style-name="Standard">—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Standard">—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Standard">— Сходит? — повторила Наташа.</text:p>
      <text:p text:style-name="Standard">— Я тебе про себя скажу. У меня был один cousin…</text:p>
      <text:p text:style-name="Standard">— Знаю — Кирилла Матвеич, да ведь он старик?</text:p>
      <text:p text:style-name="Standard">— Не всегда был старик. Но вот что, Наташа, я поговорю с Борей. Ему не надо так часто ездить…</text:p>
      <text:p text:style-name="Standard">— Отчего же не надо, коли ему хочется?</text:p>
      <text:p text:style-name="Standard">— Оттого, что я знаю, что это ничем не кончится.</text:p>
      <text:p text:style-name="Standard">— Почему вы знаете? Нет, мама, вы не говорите ему. Что за глупости! — говорила Наташа тоном человека, у которого хотят отнять его собственность.</text:p>
      <text:p text:style-name="Standard">— Ну не выйду замуж, так пускай ездит, коли ему весело и мне весело. — Наташа улыбаясь поглядела на мать.</text:p>
      <text:p text:style-name="Standard">— Не замуж, а <text:span text:style-name="T1">так</text:span> , — повторила она.</text:p>
      <text:p text:style-name="Standard">— Как же это, мой друг?</text:p>
      <text:p text:style-name="Standard">— Да <text:span text:style-name="T1">так</text:span> . Ну, очень нужно, что замуж не выйду, а… <text:span text:style-name="T1">так</text:span> .</text:p>
      <text:p text:style-name="Standard">— Так, так, — повторила графиня и, трясясь всем своим телом, засмеялась добрым, неожиданным старушечьим смехом.</text:p>
      <text:p text:style-name="Standard">—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Standard">— Что ты врешь! — сказала графиня.</text:p>
      <text:p text:style-name="Standard">Наташа продолжала:</text:p>
      <text:p text:style-name="Standard">— Неужели вы не понимаете? Николенька бы понял… Безухий — тот синий, темно-синий с красным, и он четвероугольный.</text:p>
      <text:p text:style-name="Standard">— Ты и с ним кокетничаешь, — смеясь сказала графиня.</text:p>
      <text:p text:style-name="Standard">— Нет, он франмасон, я узнала. Он славный, темно-синий с красным, как вам растолковать…</text:p>
      <text:p text:style-name="Standard">— Графинюшка, — послышался голос графа из-за двери. — Ты не спишь? — Наташа вскочила босиком, захватила в руки туфли и убежала в свою комнату.</text:p>
      <text:p text:style-name="Standard">Она долго не могла заснуть. Она всё думала о том, что никто никак не может понять всего, что она понимает, и что в ней есть.</text:p>
      <text:p text:style-name="Standard">«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text:soft-page-break/>другой, еще более счастливый мир сновидений, где всё было так же легко и прекрасно, как и в действительности, но только было еще лучше, потому что было по другому.</text:p>
      <text:p text:style-name="Standard"/>
      <text:p text:style-name="Standard"/>
      <text:p text:style-name="Standard">На другой день графиня, пригласив к себе Бориса, переговорила с ним, и с того дня он перестал бывать у Ростовых.</text:p>
      <text:p text:style-name="Standard"/>
      <text:p text:style-name="Standard"/>
      <text:p text:style-name="Standard"/>
      <text:h text:style-name="Heading_20_3" text:outline-level="3">XIV</text:h>
      <text:p text:style-name="P2"/>
      <text:p text:style-name="Standard">31-го декабря, накануне нового 1810 года, le reveillon <text:span text:style-name="T3">[</text:span><text:span text:style-name="T1"> </text:span><text:s/>ночной ужин<text:span text:style-name="T3">]</text:span><text:span text:style-name="T1"> </text:span><text:s/>, был бал у Екатерининского вельможи. На бале должен был быть дипломатический корпус и государь.</text:p>
      <text:p text:style-name="Standard">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Standard">Почти всякий раз, как подъезжал новый экипаж, в толпе пробегал шопот и снимались шапки.</text:p>
      <text:p text:style-name="Standard">—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Standard">Уже одна треть гостей приехала на этот бал, а у Ростовых, долженствующих быть на этом бале, еще шли торопливые приготовления одевания.</text:p>
      <text:p text:style-name="Standard">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Standard">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Standard">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Standard">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 <text:span text:style-name="T3">[</text:span><text:span text:style-name="T1"> </text:span><text:s/>по-гречески<text:span text:style-name="T3">]</text:span><text:span text:style-name="T1"> </text:span><text:s/>.</text:p>
      <text:p text:style-name="Standard">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Standard">—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Standard">— Позвольте, барышня, нельзя так, — говорила горничная, державшая волоса Наташи.</text:p>
      <text:p text:style-name="Standard"><text:soft-page-break/>— Ах, Боже мой, ну после! Вот так, Соня.</text:p>
      <text:p text:style-name="Standard">— Скоро ли вы? — послышался голос графини, — уж десять сейчас.</text:p>
      <text:p text:style-name="Standard">— Сейчас, сейчас. — А вы готовы, мама?</text:p>
      <text:p text:style-name="Standard">— Только току приколоть.</text:p>
      <text:p text:style-name="Standard">— Не делайте без меня, — крикнула Наташа: — вы не сумеете!</text:p>
      <text:p text:style-name="Standard">— Да уж десять.</text:p>
      <text:p text:style-name="Standard">На бале решено было быть в половине одиннадцатого, a надо было еще Наташе одеться и заехать к Таврическому саду.</text:p>
      <text:p text:style-name="Standard">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Standard">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Standard">— Мавруша, скорее, голубушка!</text:p>
      <text:p text:style-name="Standard">— Дайте наперсток оттуда, барышня.</text:p>
      <text:p text:style-name="Standard">— Скоро ли, наконец? — сказал граф, входя из-за двери. — Вот вам духи. Перонская уж заждалась.</text:p>
      <text:p text:style-name="Standard">—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Standard">Наташа стала надевать платье.</text:p>
      <text:p text:style-name="Standard">—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Standard">— Ах, папа, ты как хорош, прелесть! — сказала Наташа, стоя посреди комнаты и расправляя складки дымки.</text:p>
      <text:p text:style-name="Standard">—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Standard">— Воля твоя! — с отчаянием в голосе вскрикнула Соня, оглядев платье Наташи, — воля твоя, опять длинно!</text:p>
      <text:p text:style-name="Standard">Наташа отошла подальше, чтоб осмотреться в трюмо. Платье было длинно.</text:p>
      <text:p text:style-name="Standard">— Ей Богу, сударыня, ничего не длинно, — сказала Мавруша, ползавшая по полу за барышней.</text:p>
      <text:p text:style-name="Standard">—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Standard">В это время застенчиво, тихими шагами, вошла графиня в своей токе и бархатном платье.</text:p>
      <text:p text:style-name="Standard">— Уу! моя красавица! — закричал граф, — лучше вас всех!.. — Он хотел обнять ее, но она краснея отстранилась, чтоб не измяться.</text:p>
      <text:p text:style-name="Standard">— Мама, больше на бок току, — проговорила Наташа. — Я переколю, и бросилась вперед, а девушки, подшивавшие, не успевшие за ней броситься, оторвали кусочек дымки.</text:p>
      <text:p text:style-name="Standard">— Боже мой! Что ж это такое? Я ей Богу не виновата…</text:p>
      <text:p text:style-name="Standard">— Ничего, заметаю, не видно будет, — говорила Дуняша.</text:p>
      <text:p text:style-name="Standard">— Красавица, краля-то моя! — сказала из-за двери вошедшая няня. — А Сонюшка-то, ну красавицы!..</text:p>
      <text:p text:style-name="Standard">В четверть одиннадцатого наконец сели в кареты и поехали. Но еще нужно было заехать к Таврическому саду.</text:p>
      <text:p text:style-name="Standard">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text:soft-page-break/>также старательно промыто за ушами, и даже, и так же, как у Ростовых, старая горничная восторженно любовалась нарядом своей госпожи, когда она в желтом платье с шифром вышла в гостиную. Перонская похвалила туалеты Ростовых.</text:p>
      <text:p text:style-name="Standard">Ростовы похвалили ее вкус и туалет, и, бережа прически и платья, в одиннадцать часов разместились по каретам и поехали.</text:p>
      <text:p text:style-name="Standard"/>
      <text:p text:style-name="Standard"/>
      <text:p text:style-name="Standard"/>
      <text:h text:style-name="Heading_20_3" text:outline-level="3">XV</text:h>
      <text:p text:style-name="P2"/>
      <text:p text:style-name="Standard">Наташа с утра этого дня не имела ни минуты свободы, и ни разу не успела подумать о том, что предстоит ей.</text:p>
      <text:p text:style-name="Standard">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Standard">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 <text:span text:style-name="T3">[</text:span><text:span text:style-name="T1"> </text:span><text:s/>в восхищении, что вижу вас<text:span text:style-name="T3">, ]</text:span><text:span text:style-name="T1"> </text:span><text:s text:c="2"/>так же встретили и Ростовых с Перонской.</text:p>
      <text:p text:style-name="Standard">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Standard">— Charmante! <text:span text:style-name="T3">[</text:span><text:span text:style-name="T1"> </text:span><text:s/>Очаровательна!<text:span text:style-name="T3">]</text:span><text:span text:style-name="T1"> </text:span><text:s text:c="2"/>— сказал он, поцеловав кончики своих пальцев.</text:p>
      <text:p text:style-name="Standard">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и это наблюдение несколько успокоило ее.</text:p>
      <text:p text:style-name="Standard">«Есть такие же, как и мы, есть и хуже нас» — подумала она.</text:p>
      <text:p text:style-name="Standard">Перонская называла графине самых значительных лиц, бывших на бале.</text:p>
      <text:p text:style-name="Standard">—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Standard">— А вот она, царица Петербурга, графиня Безухая, — говорила она, указывая на входившую Элен.</text:p>
      <text:p text:style-name="Standard"><text:soft-page-break/>— Как хороша! Не уступит Марье Антоновне; смотрите, как за ней увиваются и молодые и старые. И хороша, и умна… Говорят принц… без ума от нее. А вот эти две, хоть и нехороши, да еще больше окружены.</text:p>
      <text:p text:style-name="Standard">Она указала на проходивших через залу даму с очень некрасивой дочерью.</text:p>
      <text:p text:style-name="Standard">— Это миллионерка-невеста, — сказала Перонская. — А вот и женихи.</text:p>
      <text:p text:style-name="Standard">—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Standard">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Standard">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Standard">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Standard">— Вот еще знакомый, Болконский, видите, мама? — сказала Наташа, указывая на князя Андрея. — Помните, он у нас ночевал в Отрадном.</text:p>
      <text:p text:style-name="Standard">— А, вы его знаете? — сказала Перонская. — Терпеть не могу. <text:span text:style-name="T4">Il fait a present la pluie et le beau temps. </text:span><text:span text:style-name="T3">[</text:span><text:span text:style-name="T1"> </text:span><text:s/>От него теперь зависит дождливая или хорошая погода. (Франц. пословица, имеющая значение, что он имеет успех.)<text:span text:style-name="T3">]</text:span><text:span text:style-name="T1"> </text:span><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Standard"/>
      <text:p text:style-name="Standard"/>
      <text:p text:style-name="Standard"/>
      <text:h text:style-name="Heading_20_3" text:outline-level="3">XVI</text:h>
      <text:p text:style-name="P2"/>
      <text:p text:style-name="Standard">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 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Standard">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text:soft-page-break/>кавалеров и шли или приготовлялись итти в Польской. Наташа чувствовала, что она 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Standard">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Standard">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Standard">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Standard">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Standard">Князь Андрей наблюдал этих робевших при государе кавалеров и дам, замиравших от желания быть приглашенными.</text:p>
      <text:p text:style-name="Standard">Пьер подошел к князю Андрею и схватил его за руку.</text:p>
      <text:p text:style-name="Standard">— Вы всегда танцуете. Тут есть моя protegee <text:span text:style-name="T3">[</text:span><text:span text:style-name="T1"> </text:span><text:s/>любимица<text:span text:style-name="T3">]</text:span><text:span text:style-name="T1"> </text:span><text:s/>, Ростова молодая, пригласите ее, — сказал он.</text:p>
      <text:p text:style-name="Standard">—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Standard"><text:soft-page-break/>— Позвольте вас познакомить с моей дочерью, — сказала графиня, краснея.</text:p>
      <text:p text:style-name="Standard">—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Standard">«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Standard">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Standard"/>
      <text:p text:style-name="Standard"/>
      <text:p text:style-name="Standard"/>
      <text:h text:style-name="Heading_20_3" text:outline-level="3">XVII</text:h>
      <text:p text:style-name="P2"/>
      <text:p text:style-name="Standard">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Standard">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 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text:soft-page-break/>запыхалась, и видимо подумала отказаться, но тотчас опять весело подняла руку на плечо кавалера и улыбнулась князю Андрею.</text:p>
      <text:p text:style-name="Standard">«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Standard">«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Standard">«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Standard">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Standard">—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Standard"/>
      <text:p text:style-name="Standard"/>
      <text:p text:style-name="Standard">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Standard">Наташа, направляясь к ужину, прошла мимо его.</text:p>
      <text:p text:style-name="Standard">Мрачное, несчастное лицо Пьера поразило ее. Она остановилась против него. Ей хотелось помочь ему, передать ему излишек своего счастия.</text:p>
      <text:p text:style-name="Standard">— Как весело, граф, — сказала она, — не правда ли?</text:p>
      <text:p text:style-name="Standard">Пьер рассеянно улыбнулся, очевидно не понимая того, что ему говорили.</text:p>
      <text:p text:style-name="Standard">— Да, я очень рад, — сказал он.</text:p>
      <text:p text:style-name="Standard">«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Standard"/>
      <text:p text:style-name="Standard"/>
      <text:p text:style-name="Standard"/>
      <text:h text:style-name="Heading_20_3" text:outline-level="3">XVIII</text:h>
      <text:p text:style-name="P2"/>
      <text:p text:style-name="Standard">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Standard">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Standard">Приехавший был Бицкий, служивший в различных комиссиях, бывавший во всех 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text:soft-page-break/>озабоченно, едва успев снять шляпу, вбежал к князю Андрею и тотчас же начал говорить. Он 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 <text:span text:style-name="T1">сословия</text:span> ; он сказал, что правление должно иметь основанием не произвол, а <text:span text:style-name="T1">твердые начала</text:span> .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Standard">— Да, нынешнее событие есть эра, величайшая эра в нашей истории, — заключил он.</text:p>
      <text:p text:style-name="Standard">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Standard">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 <text:span text:style-name="T3">[</text:span><text:span text:style-name="T1"> </text:span><text:s/>в маленьком собрании<text:span text:style-name="T3">, ]</text:span><text:span text:style-name="T1"> </text:span><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Standard">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Standard">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Standard">Сперанский, всё еще смеясь, подал князю Андрею свою белую, нежную руку.</text:p>
      <text:p text:style-name="Standard">—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Standard">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p text:style-name="Standard">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text:soft-page-break/>большею частью касались ежели не самого служебного мира, то лиц служебных. Казалось, 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Standard">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Standard">Он несколько раз желал вступить в разговор, но всякий раз его слово выбрасывалось вон, как пробка из воды; и он не мог шутить с ними вместе.</text:p>
      <text:p text:style-name="Standard">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Standard">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Standard">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Standard">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Standard">—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Standard">— Куда вы так рано? — сказал Сперанский.</text:p>
      <text:p text:style-name="Standard">— Я обещал на вечер…</text:p>
      <text:p text:style-name="Standard">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Standard">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 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text:soft-page-break/>касающееся формы и процесса заседаний комитета, и как старательно и кратко обходилось 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Standard"/>
      <text:p text:style-name="Standard"/>
      <text:p text:style-name="Standard"/>
      <text:h text:style-name="Heading_20_3" text:outline-level="3">XIX</text:h>
      <text:p text:style-name="P2"/>
      <text:p text:style-name="Standard">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Standard">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Standard">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Standard">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Standard">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Standard">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 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text:soft-page-break/>себе, и вследствие этого вся жизнь его представлялась ему в новом свете. «Из чего я бьюсь, 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Standard"/>
      <text:p text:style-name="Standard"/>
      <text:p text:style-name="Standard"/>
      <text:h text:style-name="Heading_20_3" text:outline-level="3">XX</text:h>
      <text:p text:style-name="P2"/>
      <text:p text:style-name="Standard">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Standard">—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Standard">— Что вам угодно, полковник? Я к вашим услугам.</text:p>
      <text:p text:style-name="Standard">—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Standard">—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Standard">—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Standard">Противно своей привычке опаздывать, Пьер в этот день вместо восьми без 10-ти минут, приехал к Бергам в восемь часов без четверти.</text:p>
      <text:p text:style-name="Standard">Берги, припася, что нужно было для вечера, уже готовы были к приему гостей.</text:p>
      <text:p text:style-name="Standard">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Standard">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 <text:span text:style-name="T3">[</text:span><text:span text:style-name="T1"> </text:span><text:s/>быть мужчиной<text:span text:style-name="T3">]</text:span><text:span text:style-name="T1"> </text:span><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 понимал жизнь. Берг, судя по своей жене, считал всех женщин слабыми и <text:soft-page-break/>глупыми. Вера, судя по одному своему мужу и распространяя это замечание, полагала, что все мужчины приписывают только себе разум, а вместе с тем ничего не понимают, горды и эгоисты.</text:p>
      <text:p text:style-name="Standard">Берг встал и, обняв свою жену осторожно, чтобы не измять кружевную пелеринку, за которую он дорого заплатил, поцеловал ее в середину губ.</text:p>
      <text:p text:style-name="Standard">— Одно только, чтобы у нас не было так скоро детей, — сказал он по бессознательной для себя филиации идей.</text:p>
      <text:p text:style-name="Standard">— Да, — отвечала Вера, — я совсем этого не желаю. Надо жить для общества.</text:p>
      <text:p text:style-name="Standard">— Точно такая была на княгине Юсуповой, — сказал Берг, с счастливой и доброй улыбкой, указывая на пелеринку.</text:p>
      <text:p text:style-name="Standard">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Standard">«Вот что значит уметь делать знакомства, подумал Берг, вот что значит уметь держать себя!»</text:p>
      <text:p text:style-name="Standard">—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Standard">Берг тоже улыбнулся.</text:p>
      <text:p text:style-name="Standard">— Нельзя же: иногда с мужчинами мужской разговор должен быть, — сказал он.</text:p>
      <text:p text:style-name="Standard">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Standard">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Standard">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Standard"/>
      <text:p text:style-name="Standard"/>
      <text:p text:style-name="Standard"/>
      <text:h text:style-name="Heading_20_3" text:outline-level="3">XXI</text:h>
      <text:p text:style-name="P2"/>
      <text:p text:style-name="Standard">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 <text:soft-page-break/>не только не была так хороша, как она была на бале, но она была бы дурна, ежели бы она не имела такого кроткого и равнодушного ко всему вида.</text:p>
      <text:p text:style-name="Standard">«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Standard">«Что с ней сделалось?» еще удивленнее сказал он сам себе.</text:p>
      <text:p text:style-name="Standard">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Standard">Князь Андрей подошел к Пьеру и Пьер заметил новое, молодое выражение и в лице своего друга.</text:p>
      <text:p text:style-name="Standard">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Standard">«Что-то очень важное происходит между ними», думал Пьер, и радостное и вместе горькое чувство заставляло его волноваться и забывать об игре.</text:p>
      <text:p text:style-name="Standard">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Standard">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Standard">—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Standard">—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Standard">—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 <text:span text:style-name="T3">[</text:span><text:span text:style-name="T1"> </text:span><text:s/>удовольствие иметь поклонников<text:span text:style-name="T3">]</text:span><text:span text:style-name="T1"> </text:span><text:s text:c="2"/>часто заглушает в ней истинное чувство. Et Nathalie, il faut l'avouer, y est tres sensible. <text:span text:style-name="T3">[</text:span><text:span text:style-name="T1"> </text:span><text:s/>И Наталья, надо признаться, на это очень чувствительна<text:span text:style-name="T3">. ]</text:span><text:span text:style-name="T1"> </text:span><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Standard">— Я думаю, никто так не был courtisee <text:span text:style-name="T3">[</text:span><text:span text:style-name="T1"> </text:span><text:s/>предметом ухаживанья<text:span text:style-name="T3">]</text:span><text:span text:style-name="T1"> </text:span><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 <text:span text:style-name="T3">[</text:span><text:span text:style-name="T1"> </text:span><text:s/>между нами<text:span text:style-name="T3">]</text:span><text:span text:style-name="T1"> </text:span><text:s/>, очень и очень dans le pays du tendre… <text:span text:style-name="T3">[</text:span><text:span text:style-name="T1"> </text:span><text:s/>в стране нежностей…<text:span text:style-name="T3">]</text:span><text:span text:style-name="T1"> </text:span><text:s/></text:p>
      <text:p text:style-name="Standard">Князь Андрей нахмурившись молчал.</text:p>
      <text:p text:style-name="Standard">— Вы ведь дружны с Борисом? — сказала ему Вера.</text:p>
      <text:p text:style-name="Standard"><text:soft-page-break/>— Да, я его знаю…</text:p>
      <text:p text:style-name="Standard">— Он верно вам говорил про свою детскую любовь к Наташе?</text:p>
      <text:p text:style-name="Standard">— А была детская любовь? — вдруг неожиданно покраснев, спросил князь Андрей.</text:p>
      <text:p text:style-name="Standard"><text:span text:style-name="T4">— </text:span>Да<text:span text:style-name="T4">. Vous savez entre cousin et cousine cette intimite mene quelquefois a l'amour: le cousinage est un dangereux voisinage, N'est ce pas? </text:span><text:span text:style-name="T3">[</text:span><text:span text:style-name="T1"> </text:span><text:s/>Знаете, между двоюродным братом и сестрой эта близость приводит иногда к любви. Такое родство — опасное соседство. Не правда ли?<text:span text:style-name="T3">]</text:span><text:span text:style-name="T1"> </text:span><text:s/></text:p>
      <text:p text:style-name="Standard">—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Standard">— Ну что? — сказал Пьер, с удивлением смотревший на странное оживление своего друга и заметивший взгляд, который он вставая бросил на Наташу.</text:p>
      <text:p text:style-name="Standard">—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Standard">Но в это время Берг подошел к Пьеру, настоятельно упрашивая его принять участие в споре между генералом и полковником об испанских делах.</text:p>
      <text:p text:style-name="Standard">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Standard">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Standard"/>
      <text:p text:style-name="Standard"/>
      <text:p text:style-name="Standard"/>
      <text:h text:style-name="Heading_20_3" text:outline-level="3">XXII</text:h>
      <text:p text:style-name="P2"/>
      <text:p text:style-name="Standard">На другой день князь Андрей поехал к Ростовым обедать, так как его звал граф Илья Андреич, и провел у них целый день.</text:p>
      <text:p text:style-name="Standard">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Standard">Когда вечером князь Андрей уехал, графиня подошла к Наташе и шопотом сказала:</text:p>
      <text:p text:style-name="Standard">— Ну что?</text:p>
      <text:p text:style-name="Standard">— Мама, ради Бога ничего не спрашивайте у меня теперь. Это нельзя говорить, — сказала Наташа.</text:p>
      <text:p text:style-name="Standard">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Standard">— Но такого, такого… со мной никогда не бывало! — говорила она. — Только мне страшно при нем, мне всегда страшно при нем, что это значит? Значит, что это настоящее, да? Мама, вы спите?</text:p>
      <text:p text:style-name="Standard">— Нет, душа моя, мне самой страшно, — отвечала мать. — Иди.</text:p>
      <text:p text:style-name="Standard">—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Standard">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Standard">—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Standard">— Мама, это не стыдно, что он вдовец?</text:p>
      <text:p text:style-name="Standard"><text:span text:style-name="T4">— </text:span>Полно<text:span text:style-name="T4">, </text:span>Наташа<text:span text:style-name="T4">. </text:span>Молись<text:span text:style-name="T4"> </text:span>Богу<text:span text:style-name="T4">. Les Marieiages se font dans les cieux. </text:span><text:span text:style-name="T3">[</text:span><text:span text:style-name="T1"> </text:span><text:s/>Браки заключаются в небесах<text:span text:style-name="T3">. ]</text:span><text:span text:style-name="T1"> </text:span><text:s/></text:p>
      <text:p text:style-name="Standard">— Голубушка, мамаша, как я вас люблю, как мне хорошо! — крикнула Наташа, плача слезами счастья и волнения и обнимая мать.</text:p>
      <text:p text:style-name="Standard">В это же самое время князь Андрей сидел у Пьера и говорил ему о своей любви к Наташе и о твердо взятом намерении жениться на ней.</text:p>
      <text:p text:style-name="Standard"/>
      <text:p text:style-name="Standard"/>
      <text:p text:style-name="Standard">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Standard">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Standard">—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Standard">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Standard">— Ну, душа моя, — сказал он, — я вчера хотел сказать тебе и нынче за этим приехал к тебе. Никогда не испытывал ничего подобного. Я влюблен, мой друг.</text:p>
      <text:p text:style-name="Standard">Пьер вдруг тяжело вздохнул и повалился своим тяжелым телом на диван, подле князя Андрея.</text:p>
      <text:p text:style-name="Standard">— В Наташу Ростову, да? — сказал он.</text:p>
      <text:p text:style-name="Standard">— Да, да, в кого же? Никогда не поверил бы, но это чувство сильнее меня. Вчера я мучился, страдал, но и мученья этого я не отдам ни за что в мире. Я не жил прежде. Теперь только я живу, но я не могу жить без нее. Но может ли она любить меня?… Я стар для нее… Что ты не говоришь?…</text:p>
      <text:p text:style-name="Standard">—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Standard">— Но она!</text:p>
      <text:p text:style-name="Standard">— Она любит вас.</text:p>
      <text:p text:style-name="Standard">— Не говори вздору… — сказал князь Андрей, улыбаясь и глядя в глаза Пьеру.</text:p>
      <text:p text:style-name="Standard">— Любит, я знаю, — сердито закричал Пьер.</text:p>
      <text:p text:style-name="Standard">— Нет, слушай, — сказал князь Андрей, останавливая его за руку. — Ты знаешь ли, в каком я положении? Мне нужно сказать все кому-нибудь.</text:p>
      <text:p text:style-name="Standard">—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Standard">—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Standard">— Темнота и мрак, — повторил Пьер, — да, да, я понимаю это.</text:p>
      <text:p text:style-name="Standard">— Я не могу не любить света, я не виноват в этом. И я очень счастлив. Ты понимаешь меня? Я знаю, что ты рад за меня.</text:p>
      <text:p text:style-name="Standard">—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Standard"/>
      <text:p text:style-name="Standard"/>
      <text:p text:style-name="Standard"/>
      <text:h text:style-name="Heading_20_3" text:outline-level="3">XXIII</text:h>
      <text:p text:style-name="P2"/>
      <text:p text:style-name="Standard">Для женитьбы нужно было согласие отца, и для этого на другой день князь Андрей уехал к отцу.</text:p>
      <text:p text:style-name="Standard">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Standard">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Standard">— И это последнее мое слово, знай, последнее… — кончил князь таким тоном, которым показывал, что ничто не заставит его изменить свое решение.</text:p>
      <text:p text:style-name="Standard">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Standard">Через три недели после своего последнего вечера у Ростовых, князь Андрей вернулся в Петербург.</text:p>
      <text:p text:style-name="Standard"/>
      <text:p text:style-name="Standard"/>
      <text:p text:style-name="Standard">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Standard">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Standard">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Standard">Графиня стала успокоивать Наташу. Наташа, вслушивавшаяся сначала в слова матери, вдруг прервала ее:</text:p>
      <text:p text:style-name="Standard">— Перестаньте, мама, я и не думаю, и не хочу думать! Так, поездил и перестал, и перестал…</text:p>
      <text:p text:style-name="Standard">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Standard">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Standard">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Standard">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Standard">Наташа, бледная и испуганная, вбежала в гостиную.</text:p>
      <text:p text:style-name="Standard">— Мама, Болконский приехал! — сказала она. — Мама, это ужасно, это несносно! — Я не хочу… мучиться! Что же мне делать?…</text:p>
      <text:p text:style-name="Standard">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Standard">—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Standard">—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Standard">Графиня, тяжело вздохнув, опустила глаза.</text:p>
      <text:p text:style-name="Standard">— Я к вашим услугам, — проговорила она.</text:p>
      <text:p text:style-name="Standard">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Standard">«Сейчас? Сию минуту!.. Нет, это не может быть!» думала она.</text:p>
      <text:p text:style-name="Standard">Он опять взглянул на нее, и этот взгляд убедил ее в том, что она не ошиблась. — Да, сейчас, сию минуту решалась ее судьба.</text:p>
      <text:p text:style-name="Standard">— Поди, Наташа, я позову тебя, — сказала графиня шопотом.</text:p>
      <text:p text:style-name="Standard">Наташа испуганными, умоляющими глазами взглянула на князя Андрея и на мать, и вышла.</text:p>
      <text:p text:style-name="Standard">— Я приехал, графиня, просить руки вашей дочери, — сказал князь Андрей. Лицо графини вспыхнуло, но она ничего не сказала.</text:p>
      <text:p text:style-name="Standard">—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Standard">— Я скажу ей тогда, когда буду иметь ваше согласие… даете ли вы мне его? — сказал князь Андрей.</text:p>
      <text:p text:style-name="Standard">—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Standard">—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Standard">— Правда, что Наташа еще молода, но так долго.</text:p>
      <text:p text:style-name="Standard">— Это не могло быть иначе, — со вздохом сказал князь Андрей.</text:p>
      <text:p text:style-name="Standard">— Я пошлю вам ее, — сказала графиня и вышла из комнаты.</text:p>
      <text:p text:style-name="Standard">—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Standard">— Что? Мама?… Что?</text:p>
      <text:p text:style-name="Standard">—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Standard">Наташа не помнила, как она вошла в гостиную. Войдя в дверь и увидав его, она остановилась. «Неужели этот чужой человек сделался теперь <text:span text:style-name="T1">всё</text:span> <text:s/>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Standard">— Я полюбил вас с той минуты, как увидал вас. Могу ли я надеяться?</text:p>
      <text:p text:style-name="Standard">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говорить, когда нельзя словами выразить того, что чувствуешь».</text:p>
      <text:p text:style-name="Standard">Она приблизилась к нему и остановилась. Он взял ее руку и поцеловал.</text:p>
      <text:p text:style-name="Standard">— Любите ли вы меня?</text:p>
      <text:p text:style-name="Standard">— Да, да, — как будто с досадой проговорила Наташа, громко вздохнула, другой раз, чаще и чаще, и зарыдала.</text:p>
      <text:p text:style-name="Standard">— Об чем? Что с вами?</text:p>
      <text:p text:style-name="Standard">—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Standard">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Standard">—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 <text:span text:style-name="T1">жена</text:span> ,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Standard">— Нет, — отвечала она, но она не понимала того, что он спрашивал.</text:p>
      <text:p text:style-name="Standard">— Простите меня, — сказал князь Андрей, — но вы так молоды, а я уже так много испытал жизни. Мне страшно за вас. Вы не знаете себя.</text:p>
      <text:p text:style-name="Standard">Наташа с сосредоточенным вниманием слушала, стараясь понять смысл его слов и не понимала.</text:p>
      <text:p text:style-name="Standard">—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Standard">—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Standard">— В год вы узнаете себя…</text:p>
      <text:p text:style-name="Standard">—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Standard">— И нельзя иначе? — спросила она. Князь Андрей ничего не ответил, но в лице его выразилась невозможность изменить это решение.</text:p>
      <text:p text:style-name="Standard">—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Standard">— Нет, нет, я всё сделаю, — сказала она, вдруг остановив слезы, — я так счастлива! — Отец и мать вошли в комнату и благословили жениха и невесту.</text:p>
      <text:p text:style-name="Standard">С этого дня князь Андрей женихом стал ездить к Ростовым.</text:p>
      <text:p text:style-name="Standard"/>
      <text:p text:style-name="Standard"/>
      <text:p text:style-name="Standard"/>
      <text:h text:style-name="Heading_20_3" text:outline-level="3">XXIV</text:h>
      <text:p text:style-name="P2"/>
      <text:p text:style-name="Standard">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должен нести всю тяжесть ее. Он говорил, что он навеки связал себя своим словом, но что он 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 Князь Андрей бывал каждый день у Ростовых, но не как жених обращался с Наташей: он говорил ей <text:span text:style-name="T1">вы</text:span> <text:s/>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 <text:span text:style-name="T1">ничем</text:span> ,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Standard">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Standard">— Отчего? — испуганно сказала Наташа.</text:p>
      <text:p text:style-name="Standard">— Я не могу отнять его у деда и потом…</text:p>
      <text:p text:style-name="Standard">— Как бы я его любила! — сказала Наташа, тотчас же угадав его мысль; но я знаю, вы хотите, чтобы не было предлогов обвинять вас и меня.</text:p>
      <text:p text:style-name="Standard">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Standard">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Standard">— Вы ведь давно знаете Безухого? — спросил он. — Вы любите его?</text:p>
      <text:p text:style-name="Standard">— Да, он славный, но смешной очень.</text:p>
      <text:p text:style-name="Standard">И она, как всегда говоря о Пьере, стала рассказывать анекдоты о его рассеянности, анекдоты, которые даже выдумывали на него.</text:p>
      <text:p text:style-name="Standard">—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 что может случиться. Вы можете разлю… Ну, знаю, что я не должен говорить об этом. Одно, — чтобы ни случилось с вами, когда меня не будет…</text:p>
      <text:p text:style-name="Standard">— Что ж случится?…</text:p>
      <text:p text:style-name="Standard">—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Standard">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Standard">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Standard"/>
      <text:p text:style-name="Standard"/>
      <text:p text:style-name="Standard"/>
      <text:h text:style-name="Heading_20_3" text:outline-level="3">XXV</text:h>
      <text:p text:style-name="P2"/>
      <text:p text:style-name="Standard">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Standard">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Standard">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Standard">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Standard">«Горести, видно, общий удел наш, милый и нежный друг Julieie».</text:p>
      <text:p text:style-name="Standard">«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Standard">Мари».</text:p>
      <text:p text:style-name="Standard"/>
      <text:p text:style-name="Standard"/>
      <text:p text:style-name="Standard"/>
      <text:h text:style-name="Heading_20_3" text:outline-level="3">XXVI</text:h>
      <text:p text:style-name="P2"/>
      <text:p text:style-name="Standard">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Standard">После долгих колебаний, сомнений и молитв, княжна Марья передала письмо отцу. На другой день старый князь сказал ей спокойно:</text:p>
      <text:p text:style-name="Standard">— Напиши брату, чтоб подождал, пока умру… Не долго — скоро развяжу…</text:p>
      <text:p text:style-name="Standard">Княжна хотела возразить что-то, но отец не допустил ее, и стал всё более и более возвышать голос.</text:p>
      <text:p text:style-name="Standard">—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Standard">После этой вспышки, князь не говорил больше ни разу об этом деле. Но сдержанная досада за малодушие сына выразилась в отношениях отца с дочерью. К прежним предлогам насмешек прибавился еще новый — разговор о мачехе и любезности к m-lle Bourienne.</text:p>
      <text:p text:style-name="Standard">—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p text:style-name="Standard">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Standard">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Standard">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Standard">«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Standard">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чем Бога.</text:p>
      <text:p text:style-name="Standard"/>
      <text:p text:style-name="Standard"/>
      <text:h text:style-name="Heading_20_2" text:outline-level="2">ЧАСТЬ ЧЕТВЁРТАЯ</text:h>
      <text:p text:style-name="P2"/>
      <text:h text:style-name="Heading_20_3" text:outline-level="3">I</text:h>
      <text:p text:style-name="P2"/>
      <text:p text:style-name="Standard">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Standard">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Standard">Ростов сделался загрубелым, добрым малым, которого московские знакомые нашли бы несколько mauvais genre <text:span text:style-name="T3">[</text:span><text:span text:style-name="T1"> </text:span><text:s/>дурного тона<text:span text:style-name="T3">]</text:span><text:span text:style-name="T1"> </text:span><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Standard">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 <text:span text:style-name="T3">[</text:span><text:span text:style-name="T1"> </text:span><text:s/>Моя милая матушка<text:span text:style-name="T3">]</text:span><text:span text:style-name="T1"> </text:span><text:s text:c="2"/>и кончавшимися: votre obeissant fils, <text:span text:style-name="T3">[</text:span><text:span text:style-name="T1"> </text:span><text:s/>Ваш послушный сын<text:span text:style-name="T3">, ]</text:span><text:span text:style-name="T1"> </text:span><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Standard">Письмо это подействовало на Николая. У него был тот здравый смысл посредственности, который показывал ему, что было должно.</text:p>
      <text:p text:style-name="Standard">Теперь должно было ехать, если не в отставку, то в отпуск. Почему надо было ехать, он не знал; но выспавшись после обеда, он велел оседлать серого Марса, давно не езженного и 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 где всё было вздор и путаница.</text:p>
      <text:p text:style-name="Standard">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Standard">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Standard">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Standard">— Совсем не та, — говорил он.</text:p>
      <text:p text:style-name="Standard">— Что ж, подурнела?</text:p>
      <text:p text:style-name="Standard">— Напротив, но важность какая-то. Княгиня! — сказал он ей шопотом.</text:p>
      <text:p text:style-name="Standard">— Да, да, да, — радостно говорила Наташа.</text:p>
      <text:p text:style-name="Standard">Наташа рассказала ему свой роман с князем Андреем, его приезд в Отрадное и показала его последнее письмо.</text:p>
      <text:p text:style-name="Standard">— Что ж ты рад? — спрашивала Наташа. — Я так теперь спокойна, счастлива.</text:p>
      <text:p text:style-name="Standard">— Очень рад, — отвечал Николай. — Он отличный человек. Что ж ты очень влюблена?</text:p>
      <text:p text:style-name="Standard">—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Standard">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Standard">— Ты совсем, совсем не понимаешь, — говорила она. Николай замолчал и согласился с нею.</text:p>
      <text:p text:style-name="Standard">Брат часто удивлялся глядя на нее. Совсем не было похоже, чтобы она была влюбленная невеста в разлуке с своим женихом. Она была ровна, спокойна, весела совершенно по прежнему. Николая это удивляло и даже заставляло недоверчиво смотреть на 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Standard">«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Standard">—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 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Standard"/>
      <text:p text:style-name="Standard"/>
      <text:p text:style-name="Standard"/>
      <text:h text:style-name="Heading_20_3" text:outline-level="3">II</text:h>
      <text:p text:style-name="P2"/>
      <text:p text:style-name="Standard">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Standard">— Разбойник! Неблагодарная тварь!.. изрублю собаку… не с папенькой… обворовал… — и т. д.</text:p>
      <text:p text:style-name="Standard">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Standard">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Standard">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Standard">Молодой граф, задыхаясь, не обращая на них внимания, решительными шагами прошел мимо них и пошел в дом.</text:p>
      <text:p text:style-name="Standard">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Standard">На другой день старый граф отозвал в сторону сына и с робкой улыбкой сказал ему:</text:p>
      <text:p text:style-name="Standard">— А знаешь ли, ты, моя душа, напрасно погорячился! Мне Митенька рассказал все.</text:p>
      <text:p text:style-name="Standard">«Я знал, подумал Николай, что никогда ничего не пойму здесь, в этом дурацком мире».</text:p>
      <text:p text:style-name="Standard">— Ты рассердился, что он не вписал эти 700 рублей. Ведь они у него написаны транспортом, а другую страницу ты не посмотрел.</text:p>
      <text:p text:style-name="Standard">— Папенька, он мерзавец и вор, я знаю. И что сделал, то сделал. А ежели вы не хотите, я ничего не буду говорить ему.</text:p>
      <text:p text:style-name="Standard">—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Standard">— Нет, папенька, вы простите меня, ежели я сделал вам неприятное; я меньше вашего умею.</text:p>
      <text:p text:style-name="Standard">«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 тысячи и спросила у Николая, как он думает поступить с ним.</text:p>
      <text:p text:style-name="Standard">—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Standard"/>
      <text:p text:style-name="Standard"/>
      <text:p text:style-name="Standard"/>
      <text:h text:style-name="Heading_20_3" text:outline-level="3">III</text:h>
      <text:p text:style-name="P2"/>
      <text:p text:style-name="Standard">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Standard">В таком положении были дела 14-го сентября.</text:p>
      <text:p text:style-name="Standard">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Standard">—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мире, которое бывает только у охотников. Он снял свою черкесскую шапку перед барином, и 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Standard">—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Standard">—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Standard">— Хорош денек, а? И гоньба, и скачка, а? — сказал Николай, чеша за ушами Милку.</text:p>
      <text:p text:style-name="Standard">Данило не отвечал и помигал глазами.</text:p>
      <text:p text:style-name="Standard">—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Standard">— А ведь ехать надо? — сказал Николай. — Приди-ка ко мне с Уваркой.</text:p>
      <text:p text:style-name="Standard">— Как прикажете!</text:p>
      <text:p text:style-name="Standard">— Так погоди же кормить.</text:p>
      <text:p text:style-name="Standard">— Слушаю.</text:p>
      <text:p text:style-name="Standard">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Standard">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Standard">— Ты едешь? — сказала Наташа, — я так и знала! Соня говорила, что не поедете. Я знала, что нынче такой день, что нельзя не ехать.</text:p>
      <text:p text:style-name="Standard">—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Standard">— Ты знаешь, что это самое большое мое удовольствие, — сказала Наташа.</text:p>
      <text:p text:style-name="Standard">— Это дурно, — сам едет, велел седлать, а нам ничего не сказал.</text:p>
      <text:p text:style-name="Standard">— Тщетны россам все препоны, едем! — прокричал Петя.</text:p>
      <text:p text:style-name="Standard">— Да ведь тебе и нельзя: маменька сказала, что тебе нельзя, — сказал Николай, обращаясь к Наташе.</text:p>
      <text:p text:style-name="Standard">—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Standard">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Standard"/>
      <text:p text:style-name="Standard"/>
      <text:p text:style-name="Standard"/>
      <text:h text:style-name="Heading_20_3" text:outline-level="3">IV</text:h>
      <text:p text:style-name="P2"/>
      <text:p text:style-name="Standard">Старый граф, всегда державший огромную охоту, теперь же передавший всю охоту в ведение сына, в этот день, 15-го сентября, развеселившись, собрался сам тоже выехать.</text:p>
      <text:p text:style-name="Standard">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Standard">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p text:style-name="Standard">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Standard">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Standard">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Standard">— Здравствуйте, дядюшка, — сказал Николай, когда старик подъехал к нему.</text:p>
      <text:p text:style-name="Standard">—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Standard">— Туда и иду. Что же, свалить стаи? — спросил Николай, — свалить…</text:p>
      <text:p text:style-name="Standard">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Standard">Дядюшка неодобрительно оглянулся на Петю и Наташу. Он не любил соединять баловство с серьезным делом охоты.</text:p>
      <text:p text:style-name="Standard">— Здравствуйте, дядюшка, и мы едем! — прокричал Петя.</text:p>
      <text:p text:style-name="Standard">— Здравствуйте-то здравствуйте, да собак не передавите, — строго сказал дядюшка.</text:p>
      <text:p text:style-name="Standard">— Николенька, какая прелестная собака, Трунила! он узнал меня, — сказала Наташа про свою любимую гончую собаку.</text:p>
      <text:p text:style-name="Standard">«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Standard">— Вы, дядюшка, не думайте, чтобы мы помешали кому-нибудь, — сказала Наташа. Мы станем на своем месте и не пошевелимся.</text:p>
      <text:p text:style-name="Standard">— И хорошее дело, графинечка, — сказал дядюшка. — Только с лошади-то не упадите, — прибавил он: — а то — чистое дело марш! — не на чем держаться-то.</text:p>
      <text:p text:style-name="Standard">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Standard">— Ну, племянничек, на матерого становишься, — сказал дядюшка: чур не гладить (протравить).</text:p>
      <text:p text:style-name="Standard">— Как придется, — отвечал Ростов. — Карай, фюит! — крикнул он, отвечая этим 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Standard">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Standard">Подле него стоял его камердинер, старинный, но отяжелевший ездок, Семен Чекмарь. 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Standard">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Standard">— Ну, Настасья Ивановна, — подмигивая ему, шопотом сказал граф, — ты только оттопай зверя, тебе Данило задаст.</text:p>
      <text:p text:style-name="Standard">— Я сам… с усам, — сказал Настасья Ивановна.</text:p>
      <text:p text:style-name="Standard">— Шшшш! — зашикал граф и обратился к Семену.</text:p>
      <text:p text:style-name="Standard">— Наталью Ильиничну видел? — спросил он у Семена. — Где она?</text:p>
      <text:p text:style-name="Standard">— Они с Петром Ильичем от Жаровых бурьяно встали, — отвечал Семен улыбаясь. — Тоже дамы, а охоту большую имеют.</text:p>
      <text:p text:style-name="Standard">— А ты удивляешься, Семен, как она ездит… а? — сказал граф, хоть бы мужчине в пору!</text:p>
      <text:p text:style-name="Standard">— Как не дивиться? Смело, ловко.</text:p>
      <text:p text:style-name="Standard">— А Николаша где? Над Лядовским верхом что ль? — всё шопотом спрашивал граф.</text:p>
      <text:p text:style-name="Standard">— Так точно-с. Уж они знают, где стать. Так тонко езду знают, что мы с Данилой другой раз диву даемся, — говорил Семен, зная, чем угодить барину.</text:p>
      <text:p text:style-name="Standard">— Хорошо ездит, а? А на коне-то каков, а?</text:p>
      <text:p text:style-name="Standard">—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Standard">—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Standard">—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Standard">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выступал голос Данилы, то басистый, то пронзительно-тонкий. Голос Данилы, казалось, наполнял весь лес, выходил из-за леса и звучал далеко в поле.</text:p>
      <text:p text:style-name="Standard">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Standard">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p text:style-name="Standard">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Standard">—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Standard">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Standard">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Standard">— Улюлюлю, улюлю!.. — кричал он. Когда он увидал графа, в глазах его сверкнула молния.</text:p>
      <text:p text:style-name="Standard">— Ж… — крикнул он, грозясь поднятым арапником на графа.</text:p>
      <text:p text:style-name="Standard">—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Standard"/>
      <text:p text:style-name="Standard"/>
      <text:p text:style-name="Standard"/>
      <text:h text:style-name="Heading_20_3" text:outline-level="3">V</text:h>
      <text:p text:style-name="P2"/>
      <text:p text:style-name="Standard">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он молился с тем страстным и совестливым чувством, с которым молятся люди в минуты 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Standard">«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 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Standard">—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Standard">—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Standard">—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Standard">— Улюлюлюлю! — кричал Николай.</text:p>
      <text:p text:style-name="Standard">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Standard">— Уйдет! Нет, это невозможно! — думал Николай, продолжая кричать охрипнувшим голосом.</text:p>
      <text:p text:style-name="Standard">—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охотник, скакавший почти на встречу. Еще была надежда. Незнакомый Николаю, муругий 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Standard">— Караюшка! Отец!.. — плакал Николай…</text:p>
      <text:p text:style-name="Standard">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Standard">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 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Standard">— Боже мой! За что?… — с отчаянием закричал Николай.</text:p>
      <text:p text:style-name="Standard">Охотник дядюшки с другой стороны скакал на перерез волку, и собаки его опять остановили зверя. Опять его окружили.</text:p>
      <text:p text:style-name="Standard">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Standard">Данила скакал молча, держа вынутый кинжал в левой руке и как цепом молоча своим арапником по подтянутым бокам бурого.</text:p>
      <text:p text:style-name="Standard">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Standard">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Standard">— О, материщий какой, — сказал он. — Матёрый, а? — спросил он у Данилы, стоявшего подле него.</text:p>
      <text:p text:style-name="Standard">— Матёрый, ваше сиятельство, — отвечал Данила, поспешно снимая шапку.</text:p>
      <text:p text:style-name="Standard">Граф вспомнил своего прозеванного волка и свое столкновение с Данилой.</text:p>
      <text:p text:style-name="Standard">— Однако, брат, ты сердит, — сказал граф. — Данила ничего не сказал и только застенчиво улыбнулся детски-кроткой и приятной улыбкой.</text:p>
      <text:p text:style-name="Standard"/>
      <text:p text:style-name="Standard"/>
      <text:p text:style-name="Standard"/>
      <text:h text:style-name="Heading_20_3" text:outline-level="3">VI</text:h>
      <text:p text:style-name="P2"/>
      <text:p text:style-name="Standard">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Standard">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 гнать. Через минуту подали из острова голос по лисе, и вся стая, свалившись, погнала по отвершку, по направлению к зеленям, прочь от Николая.</text:p>
      <text:p text:style-name="Standard">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Standard">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Standard">«Что это такое? подумал Николай. Откуда взялся этот охотник? Это не дядюшкин».</text:p>
      <text:p text:style-name="Standard">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Standard">— Это Илагинский охотник что-то с нашим Иваном бунтует, — сказал стремянный Николая.</text:p>
      <text:p text:style-name="Standard">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Standard">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Standard">— Что у вас там было? — спросил Николай.</text:p>
      <text:p text:style-name="Standard">—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Standard">Николай, не разговаривая с охотником, попросил сестру и Петю подождать его и поехал на то место, где была эта враждебная, Илагинская охота.</text:p>
      <text:p text:style-name="Standard">Охотник-победитель въехал в толпу охотников и там, окруженный сочувствующими любопытными, рассказывал свой подвиг.</text:p>
      <text:p text:style-name="Standard">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гончих.</text:p>
      <text:p text:style-name="Standard">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Standard">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Standard">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Standard">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 графиня представляет Диану и по страсти к охоте и по красоте своей, про которую он много слышал.</text:p>
      <text:p text:style-name="Standard">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Standard">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Standard">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Standard">В середине степенного разговора об урожае нынешнего года, который завел Илагин, Николай указал ему на его краснопегую суку.</text:p>
      <text:p text:style-name="Standard">— Хороша у вас эта сучка! — сказал он небрежным тоном. — Резва?</text:p>
      <text:p text:style-name="Standard">—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Standard">— Хороша у вас эта чернопегая — ладна! — сказал он.</text:p>
      <text:p text:style-name="Standard">—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Standard">—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Standard">— Ну да.</text:p>
      <text:p text:style-name="Standard">— Или чтоб мне обидно было, что чужая собака поймает, а не моя — мне только бы полюбоваться на травлю, не так ли, граф? Потом я сужу…</text:p>
      <text:p text:style-name="Standard">—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лежащего зайца.)</text:p>
      <text:p text:style-name="Standard">— А, подозрил, кажется, — сказал небрежно Илагин. — Что же, потравим, граф!</text:p>
      <text:p text:style-name="Standard">—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Standard">— Матёрый? — спрашивал Илагин, подвигаясь к подозрившему охотнику, и не без волнения оглядываясь и подсвистывая Ерзу…</text:p>
      <text:p text:style-name="Standard">— А вы, Михаил Никанорыч? — обратился он к дядюшке.</text:p>
      <text:p text:style-name="Standard">Дядюшка ехал насупившись.</text:p>
      <text:p text:style-name="Standard">— Что мне соваться, ведь ваши — чистое дело марш! — по деревне за собаку плачены, ваши тысячные. Вы померяйте своих, а я посмотрю!</text:p>
      <text:p text:style-name="Standard">—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Standard">Охотник на полугорке стоял с поднятым арапником, господа шагом подъезжали к нему; гончие, шедшие на самом горизонте, заворачивали прочь от зайца; охотники, не господа, тоже отъезжали. Всё двигалось медленно и степенно.</text:p>
      <text:p text:style-name="Standard">—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Standard">—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Standard">—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Standard">—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стекала кровь, он тревожно оглядывался, бегая глазами, не находя положения рукам и ногам, и говорил, сам не зная с кем и что.</text:p>
      <text:p text:style-name="Standard">«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Standard">— Ругай, на пазанку! — говорил он, кидая отрезанную лапку с налипшей землей; — заслужил — чистое дело марш!</text:p>
      <text:p text:style-name="Standard">— Она вымахалась, три угонки дала одна, — говорил Николай, тоже не слушая никого, и не заботясь о том, слушают ли его, или нет.</text:p>
      <text:p text:style-name="Standard">— Да это что же в поперечь! — говорил Илагинский стремянный.</text:p>
      <text:p text:style-name="Standard">—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p text:style-name="Standard">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Standard">«Что ж я такой же, как и все, когда дело не коснется до травли. Ну, а уж тут держись!» казалось Николаю, что говорил вид этой собаки.</text:p>
      <text:p text:style-name="Standard">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Standard"/>
      <text:p text:style-name="Standard"/>
      <text:p text:style-name="Standard"/>
      <text:h text:style-name="Heading_20_3" text:outline-level="3">VII</text:h>
      <text:p text:style-name="P2"/>
      <text:p text:style-name="Standard">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Standard">—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Standard">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Standard">— Аринка, глянь-ка, на бочькю сидит! Сама сидит, а подол болтается… Вишь рожок!</text:p>
      <text:p text:style-name="Standard">— Батюшки-светы, ножик-то…</text:p>
      <text:p text:style-name="Standard">— Вишь татарка!</text:p>
      <text:p text:style-name="Standard">— Как же ты не перекувыркнулась-то? — говорила самая смелая, прямо уж обращаясь к Наташе.</text:p>
      <text:p text:style-name="Standard">Дядюшка слез с лошади у крыльца своего деревянного заросшего садом домика и оглянув своих домочадцев, крикнул повелительно, чтобы лишние отошли и чтобы было сделано всё нужное для приема гостей и охоты.</text:p>
      <text:p text:style-name="Standard">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Standard">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 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Standard">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Standard">—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Standard">— День отъездила, хоть мужчине в пору и как ни в чем не бывало!</text:p>
      <text:p text:style-name="Standard">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Standard">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Standard">—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Федоровна вышла. Ростов с дядюшкой, запивая ужин вишневой наливкой, разговаривали о 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Standard">— Так-то вот и доживаю свой век… Умрешь, — чистое дело марш — ничего не останется. Что ж и грешить-то!</text:p>
      <text:p text:style-name="Standard">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p text:style-name="Standard">— Что же вы не служите, дядюшка?</text:p>
      <text:p text:style-name="Standard">—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Standard">—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Standard">—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Standard">—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Standard">— Еще, пожалуйста, еще, — сказала Наташа в дверь, как только замолкла балалайка. Митька настроил и опять молодецки задребезжал <text:span text:style-name="T1">Барыню</text:span> <text:s/>с переборами и перехватами. Дядюшка сидел и слушал, склонив голову на бок с чуть заметной улыбкой. Мотив <text:span text:style-name="T1">Барыни</text:span> <text:s/>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Standard">— Изволите слушать, — сказала она Наташе, с улыбкой чрезвычайно похожей на улыбку дядюшки. — Он у нас славно играет, — сказала она.</text:p>
      <text:p text:style-name="Standard">— Вот в этом колене не то делает, — вдруг с энергическим жестом сказал дядюшка. — Тут рассыпать надо — чистое дело марш — рассыпать…</text:p>
      <text:p text:style-name="Standard">— А вы разве умеете? — спросила Наташа. — Дядюшка не отвечая улыбнулся.</text:p>
      <text:p text:style-name="Standard">— Посмотри-ка, Анисьюшка, что струны-то целы что ль, на гитаре-то? Давно уж в руки не брал, — чистое дело марш! забросил.</text:p>
      <text:p text:style-name="Standard">Анисья Федоровна охотно пошла своей легкой поступью исполнить поручение своего господина и принесла гитару.</text:p>
      <text:p text:style-name="Standard">Дядюшка ни на кого не глядя сдунул пыль, костлявыми пальцами стукнул по крышке гитары, настроил и поправился на кресле. Он взял (несколько театральным жестом, отставив 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Standard">—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Standard">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 перебор, оторвал и шевельнул плечами.</text:p>
      <text:p text:style-name="Standard">—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Standard">— Ну, племянница! — крикнул дядюшка взмахнув к Наташе рукой, оторвавшей аккорд.</text:p>
      <text:p text:style-name="Standard">Наташа сбросила с себя платок, который был накинут на ней, забежала вперед дядюшки и, подперши руки в боки, сделала движение плечами и стала.</text:p>
      <text:p text:style-name="Standard">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Standard">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Standard">—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Standard">— Уж выбран, — сказал улыбаясь Николай.</text:p>
      <text:p text:style-name="Standard">— О? — сказал удивленно дядюшка, глядя вопросительно на Наташу. Наташа с счастливой улыбкой утвердительно кивнула головой.</text:p>
      <text:p text:style-name="Standard">—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Standard">Дядюшка сыграл еще песню и вальс; потом, помолчав, прокашлялся и запел свою любимую охотническую песню.</text:p>
      <text:p text:style-name="P2"/>
      <text:p text:style-name="P3">Как со вечера пороша</text:p>
      <text:p text:style-name="P3">Выпадала хороша…</text:p>
      <text:p text:style-name="P3"/>
      <text:p text:style-name="Standard">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Standard">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Standard">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Standard">— Прощай, племянница дорогая, — крикнул из темноты его голос, не тот, который знала прежде Наташа, а тот, который пел: «Как со вечера пороша».</text:p>
      <text:p text:style-name="Standard">В деревне, которую проезжали, были красные огоньки и весело пахло дымом.</text:p>
      <text:p text:style-name="Standard">— Что за прелесть этот дядюшка! — сказала Наташа, когда они выехали на большую дорогу.</text:p>
      <text:p text:style-name="Standard">— Да, — сказал Николай. — Тебе не холодно?</text:p>
      <text:p text:style-name="Standard">— Нет, мне отлично, отлично. Мне так хорошо, — с недоумением даже cказала Наташа. Они долго молчали.</text:p>
      <text:p text:style-name="Standard">Ночь была темная и сырая. Лошади не видны были; только слышно было, как они шлепали по невидной грязи.</text:p>
      <text:p text:style-name="Standard">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Standard">— Поймала? — сказал Николай.</text:p>
      <text:p text:style-name="Standard">— Ты об чем думал теперь, Николенька? — спросила Наташа. — Они любили это спрашивать друг у друга.</text:p>
      <text:p text:style-name="Standard">—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Standard">—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Standard">— Знаю, верно про <text:span text:style-name="T1">него</text:span> <text:s/>думала, — сказал Николай улыбаясь, как узнала Наташа по звуку его голоса.</text:p>
      <text:p text:style-name="Standard">—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Standard">— А знаешь, — вдруг сказала она, — я знаю, что никогда уже я не буду так счастлива, спокойна, как теперь.</text:p>
      <text:p text:style-name="Standard">— Вот вздор, глупости, вранье — сказал Николай и подумал: «Что за прелесть эта моя Наташа! Такого другого друга у меня нет и не будет. Зачем ей выходить замуж, всё бы с ней ездили!»</text:p>
      <text:p text:style-name="Standard">«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Standard"/>
      <text:p text:style-name="Standard"/>
      <text:p text:style-name="Standard"/>
      <text:h text:style-name="Heading_20_3" text:outline-level="3">VIII</text:h>
      <text:p text:style-name="P2"/>
      <text:p text:style-name="Standard">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 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Standard">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Standard">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Standard">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Standard">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Standard">—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Standard">— Нет, ты меня не понял, — сказала мать, не зная, как оправдаться. — Ты меня не понял, Николинька. Я желаю твоего счастья, — прибавила она и почувствовала, что она говорит неправду, что она запуталась. — Она заплакала.</text:p>
      <text:p text:style-name="Standard">—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Standard">Но графиня не так хотела поставить вопрос: она не хотела жертвы от своего сына, она сама бы хотела жертвовать ему.</text:p>
      <text:p text:style-name="Standard">— Нет, ты меня не понял, не будем говорить, — сказала она, утирая слезы.</text:p>
      <text:p text:style-name="Standard">«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Standard">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 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Standard">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Standard">В доме Ростовых было невесело.</text:p>
      <text:p text:style-name="Standard"/>
      <text:p text:style-name="Standard"/>
      <text:p text:style-name="Standard"/>
      <text:h text:style-name="Heading_20_3" text:outline-level="3">IX</text:h>
      <text:p text:style-name="P2"/>
      <text:p text:style-name="Standard">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Standard">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Standard">— Что ты ходишь, как бесприютная? — сказала ей мать. — Что тебе надо?</text:p>
      <text:p text:style-name="Standard">— Его мне надо… сейчас, сию минуту мне его надо, — сказала Наташа, блестя глазами и не улыбаясь. — Графиня подняла голову и пристально посмотрела на дочь.</text:p>
      <text:p text:style-name="Standard">— Не смотрите на меня. Мама, не смотрите, я сейчас заплачу.</text:p>
      <text:p text:style-name="Standard">— Садись, посиди со мной, — сказала графиня.</text:p>
      <text:p text:style-name="Standard">— Мама, мне <text:span text:style-name="T1">его</text:span> <text:s/>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Standard">— Будет играть-то, — говорила старуха. — На всё время есть.</text:p>
      <text:p text:style-name="Standard">— Пусти ее, Кондратьевна, — сказала Наташа. — Иди, Мавруша, иди.</text:p>
      <text:p text:style-name="Standard">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Standard">— Немного овса прикажете? — весело и охотно сказал Миша.</text:p>
      <text:p text:style-name="Standard">— Иди, иди скорее, — подтвердил старик.</text:p>
      <text:p text:style-name="Standard">— Федор, а ты мелу мне достань.</text:p>
      <text:p text:style-name="Standard">Проходя мимо буфета, она велела подавать самовар, хотя это было вовсе не время.</text:p>
      <text:p text:style-name="Standard">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Standard">— Уж эта барышня! — сказал Фока, притворно хмурясь на Наташу.</text:p>
      <text:p text:style-name="Standard">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Standard">— Настасья Ивановна, что от меня родится? — спросила она шута, который в своей куцавейке шел навстречу ей.</text:p>
      <text:p text:style-name="Standard">— От тебя блохи, стрекозы, кузнецы, — отвечал шут.</text:p>
      <text:p text:style-name="Standard">—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Standard">—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Standard">Петя, брат ее, был тоже наверху: он с своим дядькой устраивал фейерверк, который намеревался пустить ночью.</text:p>
      <text:p text:style-name="Standard">—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Standard">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Standard">Соня прошла в буфет с рюмкой через залу. Наташа взглянула на нее, на щель в буфетной двери и ей показалось, что она вспоминает то, что из буфетной двери в щель падал 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Standard">— Ах, ты тут! — вздрогнув, сказала Соня, подошла и прислушалась. — Не знаю. Буря? — сказала она робко, боясь ошибиться.</text:p>
      <text:p text:style-name="Standard">«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Standard">— Нет, это хор из Водоноса, слышишь! — И Наташа допела мотив хора, чтобы дать его понять Соне.</text:p>
      <text:p text:style-name="Standard">— Ты куда ходила? — спросила Наташа.</text:p>
      <text:p text:style-name="Standard">— Воду в рюмке переменить. Я сейчас дорисую узор.</text:p>
      <text:p text:style-name="Standard">— Ты всегда занята, а я вот не умею, — сказала Наташа. — А Николай где?</text:p>
      <text:p text:style-name="Standard">— Спит, кажется.</text:p>
      <text:p text:style-name="Standard">—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Standard">«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 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Standard">—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Standard">— Мама! — проговорила она. — Дайте мне <text:span text:style-name="T1">его</text:span> , дайте, мама, скорее, скорее, — и опять она с трудом удержала рыдания.</text:p>
      <text:p text:style-name="Standard">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Standard">После чая Николай, Соня и Наташа пошли в диванную, в свой любимый угол, в котором всегда начинались их самые задушевные разговоры.</text:p>
      <text:p text:style-name="Standard"/>
      <text:p text:style-name="Standard"/>
      <text:p text:style-name="Standard"/>
      <text:h text:style-name="Heading_20_3" text:outline-level="3">X</text:h>
      <text:p text:style-name="P2"/>
      <text:p text:style-name="Standard">—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Standard">—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Standard">—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Standard">— Помню, — сказал Николай. — Я помню, что я к тебе пришел потом и мне хотелось тебя утешить и, знаешь, совестно было. Ужасно мы смешные были. У меня тогда была игрушка-болванчик и я его тебе отдать хотел. Ты помнишь?</text:p>
      <text:p text:style-name="Standard">—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Standard">— Арап, — докончил Николай с радостной улыбкой, — как же не помнить? Я и теперь не знаю, что это был арап, или мы во сне видели, или нам рассказывали.</text:p>
      <text:p text:style-name="Standard">— Он серый был, помнишь, и белые зубы — стоит и смотрит на нас…</text:p>
      <text:p text:style-name="Standard">— Вы помните, Соня? — спросил Николай…</text:p>
      <text:p text:style-name="Standard">— Да, да я тоже помню что-то, — робко отвечала Соня…</text:p>
      <text:p text:style-name="Standard">— Я ведь спрашивала про этого арапа у папа и у мама, — сказала Наташа. — Они говорят, что никакого арапа не было. А ведь вот ты помнишь!</text:p>
      <text:p text:style-name="Standard">— Как же, как теперь помню его зубы.</text:p>
      <text:p text:style-name="Standard">— Как это странно, точно во сне было. Я это люблю.</text:p>
      <text:p text:style-name="Standard">— А помнишь, как мы катали яйца в зале и вдруг две старухи, и стали по ковру вертеться. Это было, или нет? Помнишь, как хорошо было?</text:p>
      <text:p text:style-name="Standard">—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Standard">Соня, как и всегда, отстала от них, хотя воспоминания их были общие.</text:p>
      <text:p text:style-name="Standard">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Standard">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Standard">—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Standard">Во время этого разговора из задней двери диванной высунулась голова горничной. — Барышня, петуха принесли, — шопотом сказала девушка.</text:p>
      <text:p text:style-name="Standard">— Не надо, Поля, вели отнести, — сказала Наташа.</text:p>
      <text:p text:style-name="Standard">В середине разговоров, шедших в диванной, Диммлер вошел в комнату и подошел к арфе, стоявшей в углу. Он снял сукно, и арфа издала фальшивый звук.</text:p>
      <text:p text:style-name="Standard">— Эдуард Карлыч, сыграйте пожалуста мой любимый Nocturiene мосье Фильда, — сказал голос старой графини из гостиной.</text:p>
      <text:p text:style-name="Standard">Диммлер взял аккорд и, обратясь к Наташе, Николаю и Соне, сказал: — Молодежь, как смирно сидит!</text:p>
      <text:p text:style-name="Standard">— Да мы философствуем, — сказала Наташа, на минуту оглянувшись, и продолжала разговор. Разговор шел теперь о сновидениях.</text:p>
      <text:p text:style-name="Standard">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Standard">—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Standard">—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Standard">— Нет, знаешь, я не верю этому, чтобы мы были в животных, — сказала Наташа тем же шопотом, хотя музыка и кончилась, — а я знаю наверное, что мы были ангелами там где-то и здесь были, и от этого всё помним…</text:p>
      <text:p text:style-name="Standard">— Можно мне присоединиться к вам? — сказал тихо подошедший Диммлер и подсел к ним.</text:p>
      <text:p text:style-name="Standard">— Ежели бы мы были ангелами, так за что же мы попали ниже? — сказал Николай. — Нет, это не может быть!</text:p>
      <text:p text:style-name="Standard">—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Standard">—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Standard">— Отчего же трудно представить вечность? — сказала Наташа. — Нынче будет, завтра будет, всегда будет и вчера было и третьего дня было…</text:p>
      <text:p text:style-name="Standard">— Наташа! теперь твой черед. Спой мне что-нибудь, — послышался голос графини. — Что вы уселись, точно заговорщики.</text:p>
      <text:p text:style-name="Standard">— Мама! мне так не хочется, — сказала Наташа, но вместе с тем встала.</text:p>
      <text:p text:style-name="Standard">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Standard">Она сказала, что ей не хотелось петь, но она давно прежде, и долго после не пела так, как 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Standard">Диммлер, подсев к графине и закрыв глаза, слушал.</text:p>
      <text:p text:style-name="Standard">— Нет, графиня, — сказал он наконец, — это талант европейский, ей учиться нечего, этой мягкости, нежности, силы…</text:p>
      <text:p text:style-name="Standard">—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Standard">Наташа вдруг остановилась.</text:p>
      <text:p text:style-name="Standard">— Дурак! — закричала она на брата, подбежала к стулу, упала на него и зарыдала так, что долго потом не могла остановиться.</text:p>
      <text:p text:style-name="Standard">— Ничего, маменька, право ничего, так: Петя испугал меня, — говорила она, стараясь улыбаться, но слезы всё текли и всхлипывания сдавливали горло.</text:p>
      <text:p text:style-name="Standard">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Standard">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Standard">После снисходительного удивления, неузнавания и похвал со стороны не наряженных, молодые люди нашли, что костюмы так хороши, что надо было их показать еще кому-нибудь.</text:p>
      <text:p text:style-name="Standard">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Standard">— Нет, ну что вы его, старика, расстроите! — сказала графиня, — да и негде повернуться у него. Уж ехать, так к Мелюковым.</text:p>
      <text:p text:style-name="Standard">Мелюкова была вдова с детьми разнообразного возраста, также с гувернантками и гувернерами, жившая в четырех верстах от Ростовых.</text:p>
      <text:p text:style-name="Standard">— Вот, ma chere, умно, — подхватил расшевелившийся старый граф. — Давай сейчас наряжусь и поеду с вами. Уж я Пашету расшевелю.</text:p>
      <text:p text:style-name="Standard">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Standard">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Standard">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 вышли на мороз, и переговариваясь, перекликаясь, смеясь и крича, расселись в сани.</text:p>
      <text:p text:style-name="Standard">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Standard">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Standard">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Standard">— Пошел вперед, Захар! — крикнул Николай кучеру отца, чтобы иметь случай перегнать его на дороге.</text:p>
      <text:p text:style-name="Standard">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Standard">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Standard">— След заячий, много следов! — прозвучал в морозном скованном воздухе голос Наташи.</text:p>
      <text:p text:style-name="Standard">—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Standard">«Это прежде была Соня», подумал Николай. Он ближе вгляделся в нее и улыбнулся.</text:p>
      <text:p text:style-name="Standard">— Вы что, Nicolas?</text:p>
      <text:p text:style-name="Standard">— Ничего, — сказал он и повернулся опять к лошадям.</text:p>
      <text:p text:style-name="Standard">Выехав на торную, большую дорогу, примасленную полозьями и всю иссеченную 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Standard">—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Standard">Николай догнал первую тройку. Они съехали с какой-то горы, выехали на широко-разъезженную дорогу по лугу около реки.</text:p>
      <text:p text:style-name="Standard">«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Standard">Захар сдержал лошадей и обернул свое уже объиндевевшее до бровей лицо.</text:p>
      <text:p text:style-name="Standard">Николай пустил своих лошадей; Захар, вытянув вперед руки, чмокнул и пустил своих.</text:p>
      <text:p text:style-name="Standard">— Ну держись, барин, — проговорил он. — Еще быстрее рядом полетели тройки, и быстро переменялись ноги скачущих лошадей. Николай стал забирать вперед. Захар, не переменяя положения вытянутых рук, приподнял одну руку с вожжами.</text:p>
      <text:p text:style-name="Standard">—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Standard">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Standard">«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Standard">— Посмотри, у него и усы и ресницы, всё белое, — сказал один из сидевших странных, хорошеньких и чужих людей с тонкими усами и бровями.</text:p>
      <text:p text:style-name="Standard">«Этот, кажется, была Наташа, подумал Николай, а эта m-me Schoss; а может быть и нет, а это черкес с усами не знаю кто, но я люблю ее».</text:p>
      <text:p text:style-name="Standard">—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Standard">— Да, да, — смеясь отвечали голоса.</text:p>
      <text:p text:style-name="Standard">—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Standard">Действительно это была Мелюковка, и на подъезд выбежали девки и лакеи со свечами и радостными лицами.</text:p>
      <text:p text:style-name="Standard">— Кто такой? — спрашивали с подъезда.</text:p>
      <text:p text:style-name="Standard">— Графские наряженные, по лошадям вижу, — отвечали голоса.</text:p>
      <text:p text:style-name="Standard"/>
      <text:p text:style-name="Standard"/>
      <text:p text:style-name="Standard"/>
      <text:h text:style-name="Heading_20_3" text:outline-level="3">XI</text:h>
      <text:p text:style-name="P2"/>
      <text:p text:style-name="Standard">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Standard">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Standard">—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Standard">— Ха-ха-ха!.. Гусар-то, гусар-то! Точно мальчик, и ноги!.. Я видеть не могу… — слышались голоса.</text:p>
      <text:p text:style-name="Standard">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Standard">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 но и никак не могла узнать ни своих дочерей, ни тех мужниных халатов и мундиров, которые были на них.</text:p>
      <text:p text:style-name="Standard">—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Standard">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Standard">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Standard">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Standard">— Нет, в бане гадать, вот это страшно! — говорила за ужином старая девушка, жившая у Мелюковых.</text:p>
      <text:p text:style-name="Standard">— Отчего же? — спросила старшая дочь Мелюковых.</text:p>
      <text:p text:style-name="Standard">— Да не пойдете, тут надо храбрость…</text:p>
      <text:p text:style-name="Standard">— Я пойду, — сказала Соня.</text:p>
      <text:p text:style-name="Standard">— Расскажите, как это было с барышней? — сказала вторая Мелюкова.</text:p>
      <text:p text:style-name="Standard">—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Standard">— А! А!.. — закричала Наташа, с ужасом выкатывая глаза.</text:p>
      <text:p text:style-name="Standard">— Да как же, он так и говорит?</text:p>
      <text:p text:style-name="Standard">—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Standard">— Ну, что пугать их! — сказала Пелагея Даниловна.</text:p>
      <text:p text:style-name="Standard">— Мамаша, ведь вы сами гадали… — сказала дочь.</text:p>
      <text:p text:style-name="Standard">— А как это в амбаре гадают? — спросила Соня.</text:p>
      <text:p text:style-name="Standard">— Да вот хоть бы теперь, пойдут к амбару, да и слушают. Что услышите: заколачивает, стучит — дурно, а пересыпает хлеб — это к добру; а то бывает…</text:p>
      <text:p text:style-name="Standard">— Мама расскажите, что с вами было в амбаре?</text:p>
      <text:p text:style-name="Standard">Пелагея Даниловна улыбнулась.</text:p>
      <text:p text:style-name="Standard">— Да что, я уж забыла… — сказала она. — Ведь вы никто не пойдете?</text:p>
      <text:p text:style-name="Standard">— Нет, я пойду; Пепагея Даниловна, пустите меня, я пойду, — сказала Соня.</text:p>
      <text:p text:style-name="Standard">— Ну что ж, коли не боишься.</text:p>
      <text:p text:style-name="Standard">— Луиза Ивановна, можно мне? — спросила Соня.</text:p>
      <text:p text:style-name="Standard">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Standard">«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Standard">— Я ничего не боюсь, — сказала Соня. — Можно сейчас? — Она встала. Соне рассказали, где амбар, как ей молча стоять и слушать, и подали ей шубку. Она накинула ее себе на голову и взглянула на Николая.</text:p>
      <text:p text:style-name="Standard">«Что за прелесть эта девочка!» подумал он. «И об чем я думал до сих пор!»</text:p>
      <text:p text:style-name="Standard">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Standard">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Standard">«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Standard">С девичьего крыльца застучали ноги по ступенькам, скрыпнуло звонко на последней, на которую был нанесен снег, и голос старой девушки сказал:</text:p>
      <text:p text:style-name="Standard">— Прямо, прямо, вот по дорожке, барышня. Только не оглядываться.</text:p>
      <text:p text:style-name="Standard">— Я не боюсь, — отвечал голос Сони, и по дорожке, по направлению к Николаю, завизжали, засвистели в тоненьких башмачках ножки Сони.</text:p>
      <text:p text:style-name="Standard">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Standard">«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поцеловал в губы, над которыми были усы и от которых пахло жженой пробкой. Соня в самую середину губ поцеловала его и, выпростав маленькие руки, с обеих сторон взяла его за щеки.</text:p>
      <text:p text:style-name="Standard">— Соня!.. Nicolas!.. — только сказали они. Они подбежали к амбару и вернулись назад каждый с своего крыльца.</text:p>
      <text:p text:style-name="Standard"/>
      <text:p text:style-name="Standard"/>
      <text:p text:style-name="Standard"/>
      <text:h text:style-name="Heading_20_3" text:outline-level="3">XII</text:h>
      <text:p text:style-name="P2"/>
      <text:p text:style-name="Standard">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Standard">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Standard">— Соня, <text:span text:style-name="T1">тебе</text:span> <text:s/>хорошо? — изредка спрашивал он.</text:p>
      <text:p text:style-name="Standard">— Да, — отвечала Соня. — А <text:span text:style-name="T1">тебе</text:span> ?</text:p>
      <text:p text:style-name="Standard">На середине дороги Николай дал подержать лошадей кучеру, на минутку подбежал к саням Наташи и стал на отвод.</text:p>
      <text:p text:style-name="Standard">— Наташа, — сказал он ей шопотом по-французски, — знаешь, я решился насчет Сони.</text:p>
      <text:p text:style-name="Standard">— Ты ей сказал? — спросила Наташа, вся вдруг просияв от радости.</text:p>
      <text:p text:style-name="Standard">— Ах, какая ты странная с этими усами и бровями, Наташа! Ты рада?</text:p>
      <text:p text:style-name="Standard">—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Standard">—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Standard">— Да, — отвечала она, — ты прекрасно сделал.</text:p>
      <text:p text:style-name="Standard">«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Standard">— Так ты рада, и я хорошо сделал?</text:p>
      <text:p text:style-name="Standard">—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Standard">—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Standard">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Standard">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Standard">— Садись, Наташа, может быть ты увидишь его, — сказала Соня. Наташа зажгла свечи и села. — Какого-то с усами вижу, — сказала Наташа, видевшая свое лицо.</text:p>
      <text:p text:style-name="Standard">— Не надо смеяться, барышня, — сказала Дуняша.</text:p>
      <text:p text:style-name="Standard">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Standard">—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Standard">Соня села за зеркало, устроила положение, и стала смотреть.</text:p>
      <text:p text:style-name="Standard">— Вот Софья Александровна непременно увидят, — шопотом сказала Дуняша; — а вы всё смеетесь.</text:p>
      <text:p text:style-name="Standard">Соня слышала эти слова, и слышала, как Наташа шопотом сказала:</text:p>
      <text:p text:style-name="Standard">— И я знаю, что она увидит; она и прошлого года видела.</text:p>
      <text:p text:style-name="Standard">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Standard">— Ах, Наташа! — сказала она.</text:p>
      <text:p text:style-name="Standard">— Видела? Видела? Что видела? — вскрикнула Наташа, поддерживая зеркало.</text:p>
      <text:p text:style-name="Standard">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Standard">— Его видела? — спросила Наташа, хватая ее за руку.</text:p>
      <text:p text:style-name="Standard">— Да. Постой… я… видела его, — невольно сказала Соня, еще не зная, кого разумела Наташа под словом <text:span text:style-name="T1">его: его —</text:span> <text:s/>Николая или <text:span text:style-name="T1">его —</text:span> <text:s/>Андрея.</text:p>
      <text:p text:style-name="Standard">«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Standard">— Да, я его видела, — сказала она.</text:p>
      <text:p text:style-name="Standard">— Как же? Как же? Стоит или лежит?</text:p>
      <text:p text:style-name="Standard">— Нет, я видела… То ничего не было, вдруг вижу, что он лежит.</text:p>
      <text:p text:style-name="Standard">— Андрей лежит? Он болен? — испуганно остановившимися глазами глядя на подругу, спрашивала Наташа.</text:p>
      <text:p text:style-name="Standard">— Нет, напротив, — напротив, веселое лицо, и он обернулся ко мне, — и в ту минуту как она говорила, ей самой казалось, что она видела то, что говорила.</text:p>
      <text:p text:style-name="Standard">— Ну а потом, Соня?…</text:p>
      <text:p text:style-name="Standard">— Тут я не рассмотрела, что-то синее и красное…</text:p>
      <text:p text:style-name="Standard">—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Standard"/>
      <text:p text:style-name="Standard"/>
      <text:p text:style-name="Standard"/>
      <text:h text:style-name="Heading_20_3" text:outline-level="3">XIII</text:h>
      <text:p text:style-name="P2"/>
      <text:p text:style-name="Standard">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свою любовь к нему, она не уступит ему. Она, холодно и не глядя на сына, послала за 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Standard">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Standard">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 <text:span text:style-name="T1">интригантку</text:span> <text:s/>своей дочерью.</text:p>
      <text:p text:style-name="Standard">Взорванный словом <text:span text:style-name="T1">интригантка</text:span> , Николай, возвысив голос, сказал матери, что он 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Standard">— Николинька, ты говоришь пустяки, замолчи, замолчи! Я тебе говорю, замолчи!.. — почти кричала она, чтобы заглушить его голос.</text:p>
      <text:p text:style-name="Standard">—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Standard">— Николинька, я тебе растолкую, ты уйди — вы послушайте, мама-голубушка, — говорила она матери.</text:p>
      <text:p text:style-name="Standard">Слова ее были бессмысленны; но они достигли того результата, к которому она стремилась.</text:p>
      <text:p text:style-name="Standard">Графиня тяжело захлипав спрятала лицо на груди дочери, а Николай встал, схватился за голову и вышел из комнаты.</text:p>
      <text:p text:style-name="Standard">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Standard">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Standard">После отъезда Николая в доме Ростовых стало грустнее чем когда-нибудь. Графиня от душевного расстройства сделалась больна.</text:p>
      <text:p text:style-name="Standard">Соня была печальна и от разлуки с Николаем и еще более от того враждебного тона, с 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Standard">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Standard">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Standard">Графиня осталась в деревне, а граф, взяв с собой Соню и Наташу, в конце января поехал в Москву.</text:p>
      <text:p text:style-name="Standard"/>
      <text:p text:style-name="Standard"/>
      <text:h text:style-name="Heading_20_2" text:outline-level="2">ЧАСТЬ ПЯТАЯ</text:h>
      <text:p text:style-name="P2"/>
      <text:h text:style-name="Heading_20_3" text:outline-level="3">I</text:h>
      <text:p text:style-name="P2"/>
      <text:p text:style-name="Standard">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Standard">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Standard">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света, Пьер был самым милым, добрым, умным веселым, великодушным чудаком, рассеянным и душевным, русским, старого покроя, барином. Кошелек его всегда был пуст, потому что открыт для всех.</text:p>
      <text:p text:style-name="Standard">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Standard">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 <text:span text:style-name="T3">[</text:span><text:span text:style-name="T1"> </text:span><text:s/>Он очень мил, но не имеет пола<text:span text:style-name="T3">, ]</text:span><text:span text:style-name="T1"> </text:span><text:s text:c="2"/>говорили про него.</text:p>
      <text:p text:style-name="Standard">Пьер был тем отставным добродушно-доживающим свой век в Москве камергером, каких были сотни.</text:p>
      <text:p text:style-name="Standard">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Standard">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 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Standard">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Standard">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Standard">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Standard">«Елена Васильевна, никогда ничего не любившая кроме своего тела и одна из самых 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 <text:span text:style-name="T1">ее</text:span> .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Standard">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 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Standard">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Standard">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 <text:span text:style-name="T1">ее</text:span> , эту страшную <text:span text:style-name="T1">ее</text:span> ».</text:p>
      <text:p text:style-name="Standard"/>
      <text:p text:style-name="Standard"/>
      <text:p text:style-name="Standard"/>
      <text:h text:style-name="Heading_20_3" text:outline-level="3">II</text:h>
      <text:p text:style-name="P2"/>
      <text:p text:style-name="Standard">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Standard">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Standard">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 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отношениях с Николушкой она с ужасом узнавала в себе свойство раздражительности своего 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Standard">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Standard">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 бросил костылем в Филиппа и тотчас же сделал распоряжение об отдаче его в солдаты. «Не слышат… два раза сказал!.. не слышат!»</text:p>
      <text:p text:style-name="Standard">«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Standard">Княжна Марья просила прощенья у Амальи Евгеньевны и у отца за себя и за Филиппа-буфетчика, который просил заступы.</text:p>
      <text:p text:style-name="Standard">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Standard"/>
      <text:p text:style-name="Standard"/>
      <text:p text:style-name="Standard"/>
      <text:h text:style-name="Heading_20_3" text:outline-level="3">III</text:h>
      <text:p text:style-name="P2"/>
      <text:p text:style-name="Standard">В 1811-м году в Москве жил быстро вошедший в моду французский доктор, огромный 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Standard">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Standard">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Standard">Метивье, приехавший утром с поздравлением, в качестве доктора, нашел приличным de forcer la consigne <text:span text:style-name="T3">[</text:span><text:span text:style-name="T1"> </text:span><text:s/>нарушить запрет<text:span text:style-name="T3">]</text:span><text:span text:style-name="T1"> </text:span><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Standard">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Standard">— Не понимаешь? — кричал князь, — а я понимаю! Французский шпион, Бонапартов раб, шпион, вон из моего дома — вон, я говорю, — и он захлопнул дверь.</text:p>
      <text:p text:style-name="Standard">Метивье пожимая плечами подошел к mademoiselle Bourienne, прибежавшей на крик из соседней комнаты.</text:p>
      <text:p text:style-name="Standard"><text:span text:style-name="T4">— </text:span>Князь<text:span text:style-name="T4"> </text:span>не<text:span text:style-name="T4"> </text:span>совсем<text:span text:style-name="T4"> </text:span>здоров<text:span text:style-name="T4">, — la bile et le transport au cerveau. Tranquillisez-vous, je repasserai demain, </text:span><text:span text:style-name="T5">[</text:span><text:span text:style-name="T6"> </text:span><text:span text:style-name="T4"><text:s/></text:span>желчь<text:span text:style-name="T4"> </text:span>и<text:span text:style-name="T4"> </text:span>прилив<text:span text:style-name="T4"> </text:span>к<text:span text:style-name="T4"> </text:span>мозгу<text:span text:style-name="T4">. </text:span>Успокойтесь, я завтра зайду<text:span text:style-name="T3">, ]</text:span><text:span text:style-name="T1"> </text:span><text:s text:c="2"/>— сказал Метивье и, приложив палец к губам, поспешно вышел.</text:p>
      <text:p text:style-name="Standard">За дверью слышались шаги в туфлях и крики: «Шпионы, изменники, везде изменники! В своем доме нет минуты покоя!»</text:p>
      <text:p text:style-name="Standard">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Standard">—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Standard">— И хоть бы какой-нибудь дурак взял ее замуж! — Он хлопнул дверью, позвал к себе m-lle Bourienne и затих в кабинете.</text:p>
      <text:p text:style-name="Standard">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Standard">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него сделал исключение из всех холостых молодых людей, которых он не принимал к себе.</text:p>
      <text:p text:style-name="Standard">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Standard">— В этот день уж я всегда езжу прикладываться к мощам князя Николая Андреича.</text:p>
      <text:p text:style-name="Standard">— Ах да, да, — отвечал главнокомандующий. — Что он?..</text:p>
      <text:p text:style-name="Standard">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Standard">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Standard">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Standard">—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Standard">—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Standard">— Le duc d'Oldenbourg supporte son malheur avec une force de caractere et une resignation admirable, <text:span text:style-name="T3">[</text:span><text:span text:style-name="T1"> </text:span><text:s/>Герцог Ольденбургский переносит свое несчастие с замечательной силой воли и покорностью судьбе<text:span text:style-name="T3">, ]</text:span><text:span text:style-name="T1"> </text:span><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Standard">—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Standard">Пьер с наивным удивлением посмотрел на Ростопчина, не понимая, почему его беспокоила плохая редакция ноты.</text:p>
      <text:p text:style-name="Standard">— Разве не всё равно, как написана нота, граф? — сказал он, — ежели содержание ее сильно.</text:p>
      <text:p text:style-name="Standard">— Mon cher, avec nos 500 mille hommes de troupes, il serait facile d'avoir un beau style, <text:span text:style-name="T3">[</text:span><text:span text:style-name="T1"> </text:span><text:s/>Мой милый, с нашими 500-ми тысячами войска легко, кажется, выражаться хорошим слогом<text:span text:style-name="T3">, ]</text:span><text:span text:style-name="T1"> </text:span><text:s text:c="2"/>— сказал граф Ростопчин. Пьер понял, почему графа Ростопчина беспокоила pедакция ноты.</text:p>
      <text:p text:style-name="Standard">— Кажется, писак довольно развелось, — сказал старый князь: — там в Петербурге всё пишут, не только ноты, — новые законы всё пишут. <text:span text:style-name="T1">Мой Андрюша</text:span> <text:s/>там для России целый волюм законов написал. Нынче всё пишут! — И он неестественно засмеялся.</text:p>
      <text:p text:style-name="Standard">Разговор замолк на минуту; старый генерал прокашливаньем обратил на себя внимание.</text:p>
      <text:p text:style-name="Standard">— Изволили слышать о последнем событии на смотру в Петербурге? как себя новый французский посланник показал!</text:p>
      <text:p text:style-name="Standard">— Что? Да, я слышал что-то; он что-то неловко сказал при Его Величестве.</text:p>
      <text:p text:style-name="Standard">—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Standard">Все замолчали: на этот факт, относившийся лично до государя, нельзя было заявлять никакого суждения.</text:p>
      <text:p text:style-name="Standard">—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Standard">За жарким подали шампанское. Гости встали с своих мест, поздравляя старого князя. Княжна Марья тоже подошла к нему.</text:p>
      <text:p text:style-name="Standard">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Standard">Когда вышли в гостиную к кофе, старики сели вместе.</text:p>
      <text:p text:style-name="Standard">Князь Николай Андреич более оживился и высказал свой образ мыслей насчет предстоящей войны.</text:p>
      <text:p text:style-name="Standard">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Standard">—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Standard">Он стал говорить громче, очевидно для того, чтобы его слышали все. — Костюмы 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Standard">Все замолчали. Старый князь с улыбкой на лице смотрел на Ростопчина и одобрительно покачивал головой.</text:p>
      <text:p text:style-name="Standard">— Ну, прощайте, ваше сиятельство, не хворайте, — сказал Ростопчин, с свойственными ему быстрыми движениями поднимаясь и протягивая руку князю.</text:p>
      <text:p text:style-name="Standard">—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Standard"/>
      <text:p text:style-name="Standard"/>
      <text:p text:style-name="Standard"/>
      <text:h text:style-name="Heading_20_3" text:outline-level="3">IV</text:h>
      <text:p text:style-name="P2"/>
      <text:p text:style-name="Standard">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Standard">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Standard">— Можно еще посидеть? — сказал он, своим толстым телом валясь в кресло подле княжны Марьи.</text:p>
      <text:p text:style-name="Standard">— Ах да, — сказала она. «Вы ничего не заметили?» сказал ее взгляд.</text:p>
      <text:p text:style-name="Standard">Пьер находился в приятном, после-обеденном состоянии духа. Он глядел перед собою и тихо улыбался.</text:p>
      <text:p text:style-name="Standard">— Давно вы знаете этого молодого человека, княжна? — сказал он.</text:p>
      <text:p text:style-name="Standard">— Какого?</text:p>
      <text:p text:style-name="Standard">— Друбецкого?</text:p>
      <text:p text:style-name="Standard">— Нет, недавно…</text:p>
      <text:p text:style-name="Standard">— Что он вам нравится?</text:p>
      <text:p text:style-name="Standard">— Да, он приятный молодой человек… Отчего вы меня это спрашиваете? — сказала княжна Марья, продолжая думать о своем утреннем разговоре с отцом.</text:p>
      <text:p text:style-name="Standard">—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Standard">— Вы сделали это наблюденье! — сказала княжна Марья.</text:p>
      <text:p text:style-name="Standard">—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 <text:span text:style-name="T3">[</text:span><text:span text:style-name="T1"> </text:span><text:s/>Он очень к ней внимателен<text:span text:style-name="T3">. ]</text:span><text:span text:style-name="T1"> </text:span><text:s/></text:p>
      <text:p text:style-name="Standard">— Он ездит к ним?</text:p>
      <text:p text:style-name="Standard">—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Standard">— Нет, — сказала княжна Марья.</text:p>
      <text:p text:style-name="Standard">— Теперь чтобы понравиться московским девицам — il faut etre melancolique. <text:span text:style-name="T4">Et il est tres melancolique aupres de m-lle </text:span>Карагин<text:span text:style-name="T4">, </text:span><text:span text:style-name="T5">[</text:span><text:span text:style-name="T6"> </text:span><text:span text:style-name="T4"><text:s/></text:span>надо<text:span text:style-name="T4"> </text:span>быть<text:span text:style-name="T4"> </text:span>меланхоличным<text:span text:style-name="T4">. </text:span>И он очень меланхоличен с m-elle Карагин<text:span text:style-name="T3">, ]</text:span><text:span text:style-name="T1"> </text:span><text:s text:c="2"/>— сказал Пьер.</text:p>
      <text:p text:style-name="Standard">— Vraiment? <text:span text:style-name="T3">[</text:span><text:span text:style-name="T1"> </text:span><text:s/>Право?<text:span text:style-name="T3">]</text:span><text:span text:style-name="T1"> </text:span><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Standard">— Пошли бы вы за него замуж? — спросил Пьер.</text:p>
      <text:p text:style-name="Standard">—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Standard">— Что вы, что с вами, княжна?</text:p>
      <text:p text:style-name="Standard">Но княжна, не договорив, заплакала.</text:p>
      <text:p text:style-name="Standard">— Я не знаю, что со мной нынче. Не слушайте меня, забудьте, что я вам сказала.</text:p>
      <text:p text:style-name="Standard">Вся веселость Пьера исчезла. Он озабоченно расспрашивал княжну, просил ее 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Standard">—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Standard">— А как он смотрит теперь на это дело? — спросил Пьер, под <text:span text:style-name="T1">он</text:span> <text:s/>разумея старого князя. Княжна Марья покачала головой.</text:p>
      <text:p text:style-name="Standard">—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Standard">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Standard">—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Standard">— Умна она? — спросила княжна Марья. Пьер задумался.</text:p>
      <text:p text:style-name="Standard">—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Standard">— Ах, я так желаю любить ее! Вы ей это скажите, ежели увидите ее прежде меня.</text:p>
      <text:p text:style-name="Standard">— Я слышал, что они на днях будут, — сказал Пьер.</text:p>
      <text:p text:style-name="Standard">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Standard"/>
      <text:p text:style-name="Standard"/>
      <text:p text:style-name="Standard"/>
      <text:h text:style-name="Heading_20_3" text:outline-level="3">V</text:h>
      <text:p text:style-name="P2"/>
      <text:p text:style-name="Standard">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 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Standard">Жюли, напротив, хотя и особенным, одной ей свойственным способом, но охотно принимала его ухаживанье.</text:p>
      <text:p text:style-name="Standard">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каждый день в дом, где была 17-ти-летняя барышня, чтобы не компрометировать ее и не связать себя, теперь ездил к ней смело каждый день и обращался с ней не как с барышней-невестой, а как с знакомой, не имеющей пола.</text:p>
      <text:p text:style-name="Standard">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 <text:span text:style-name="T1">там</text:span> .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Standard">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 <text:span text:style-name="T3">[</text:span><text:span text:style-name="T1"> </text:span><text:s/>Сельские деревья, ваши темные сучья стряхивают на меня мрак и меланхолию<text:span text:style-name="T3">. ]</text:span><text:span text:style-name="T1"> </text:span><text:s/></text:p>
      <text:p text:style-name="Standard">В другом месте он нарисовал гробницу и написал:</text:p>
      <text:p text:style-name="P2"/>
      <text:p text:style-name="P5">«La mort est secourable et la mort est tranquille</text:p>
      <text:p text:style-name="P5">«Ah! contre les douleurs il n'y a pas d'autre asile».</text:p>
      <text:p text:style-name="P3"><text:span text:style-name="T3">[</text:span><text:span text:style-name="T1"> </text:span><text:s/>Смерть спасительна и смерть спокойна;</text:p>
      <text:p text:style-name="P3">О! против страданий нет другого убежища<text:span text:style-name="T3">. ]</text:span><text:span text:style-name="T1"> </text:span><text:s/></text:p>
      <text:p text:style-name="P3"/>
      <text:p text:style-name="Standard">Жюли сказала, что это прелестно.</text:p>
      <text:p text:style-name="Standard">— II y a quelque chose de si ravissant dans le sourire de la melancolie, <text:span text:style-name="T3">[</text:span><text:span text:style-name="T1"> </text:span><text:s/>Есть что-то бесконечно обворожительное в улыбке меланхолии<text:span text:style-name="T3">, ]</text:span><text:span text:style-name="T1"> </text:span><text:s text:c="2"/>— сказала она Борису слово в слово выписанное это место из книги.</text:p>
      <text:p text:style-name="Standard"><text:span text:style-name="T4">— C'est un rayon de lumiere dans l'ombre, une nuance entre la douleur et le desespoir, qui montre la consolation possible. </text:span><text:span text:style-name="T3">[</text:span><text:span text:style-name="T1"> </text:span><text:s/>Это луч света в тени, оттенок между печалью и отчаянием, который указывает на возможность утешения<text:span text:style-name="T3">. ]</text:span><text:span text:style-name="T1"> </text:span><text:s text:c="2"/><text:span text:style-name="T4">— </text:span>На<text:span text:style-name="T4"> </text:span>это<text:span text:style-name="T4"> </text:span>Борис<text:span text:style-name="T4"> </text:span>написал<text:span text:style-name="T4"> </text:span>ей<text:span text:style-name="T4"> </text:span>стихи<text:span text:style-name="T4">:</text:span></text:p>
      <text:p text:style-name="P6"/>
      <text:p text:style-name="P5">«Aliment de poison d'une ame trop sensible,</text:p>
      <text:p text:style-name="P5">«Toi, sans qui le bonheur me serait impossible,</text:p>
      <text:p text:style-name="P5">«Tendre melancolie, ah, viens me consoler,</text:p>
      <text:p text:style-name="P5">«Viens calmer les tourments de ma sombre retraite</text:p>
      <text:p text:style-name="P5">«Et mele une douceur secrete</text:p>
      <text:p text:style-name="P5">«A ces pleurs, que je sens couler».</text:p>
      <text:p text:style-name="P3"><text:span text:style-name="T3">[</text:span><text:span text:style-name="T1"> </text:span><text:s/>Ядовитая пища слишком чувствительной души,</text:p>
      <text:p text:style-name="P3">Ты, без которой счастье было бы для меня невозможно,</text:p>
      <text:p text:style-name="P3">Нежная меланхолия, о, приди, меня утешить,</text:p>
      <text:p text:style-name="P3">Приди, утиши муки моего мрачного уединения</text:p>
      <text:p text:style-name="P3">И присоедини тайную сладость</text:p>
      <text:p text:style-name="P3">К этим слезам, которых я чувствую течение<text:span text:style-name="T3">. ]</text:span><text:span text:style-name="T1"> </text:span><text:s/></text:p>
      <text:p text:style-name="P3"/>
      <text:p text:style-name="Standard">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Standard">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Standard">— Toujours charmante et melancolique, cette chere Julieie, <text:span text:style-name="T3">[</text:span><text:span text:style-name="T1"> </text:span><text:s/>Она все так же прелестна и меланхолична, эта милая Жюли<text:span text:style-name="T3">. ]</text:span><text:span text:style-name="T1"> </text:span><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Standard">—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Standard">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Standard">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p text:style-name="Standard"><text:span text:style-name="T4">— Mon cher, — </text:span>сказала<text:span text:style-name="T4"> </text:span>Анна<text:span text:style-name="T4"> </text:span>Михайловна<text:span text:style-name="T4"> </text:span>сыну<text:span text:style-name="T4">, — je sais de bonne source que le Prince Basile envoie son fils a Moscou pour lui faire epouser Julieie. </text:span><text:span text:style-name="T3">[</text:span><text:span text:style-name="T1"> </text:span><text:s/>Мой милый, я знаю из верных источников, что князь Василий присылает своего сына в Москву, для того чтобы женить его на Жюли<text:span text:style-name="T3">. ]</text:span><text:span text:style-name="T1"> </text:span><text:s text:c="2"/>Я так люблю Жюли, что мне жалко бы было ее. Как ты думаешь, мой друг? — сказала Анна Михайловна.</text:p>
      <text:p text:style-name="Standard">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легко могут переходить от грусти к радости и что у них расположение духа зависит только 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Standard">—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Standard">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Standard"/>
      <text:p text:style-name="Standard"/>
      <text:p text:style-name="Standard"/>
      <text:h text:style-name="Heading_20_3" text:outline-level="3">VI</text:h>
      <text:p text:style-name="P2"/>
      <text:p text:style-name="Standard">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Standard">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Standard">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 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Standard">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Standard">— Графские? — сюда неси, говорила она, указывая на чемоданы и ни с кем не 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Standard">Когда все, раздевшись и оправившись с дороги, пришли к чаю, Марья Дмитриевна по порядку перецеловала всех.</text:p>
      <text:p text:style-name="Standard">—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Standard">—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Standard">—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Standard">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Standard">—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Standard">Наташа молчала, как думала Марья Дмитриевна от застенчивости, но в сущности Наташе 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Standard">—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Standard">— Лучше, — неохотно отвечала Наташа.</text:p>
      <text:p text:style-name="Standard"/>
      <text:p text:style-name="Standard"/>
      <text:p text:style-name="Standard"/>
      <text:h text:style-name="Heading_20_3" text:outline-level="3">VII</text:h>
      <text:p text:style-name="P2"/>
      <text:p text:style-name="Standard">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Standard">Они подъехали к старому, мрачному дому на Вздвиженке и вошли в сени.</text:p>
      <text:p text:style-name="Standard">—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Standard">—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Standard">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 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Standard">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еще более отталкивал от нее княжну Марью. После пяти минут тяжелого, притворного 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Standard">—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Standard">—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Standard">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Standard">—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Standard">—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Standard">«Что я сказала, что я сделала!» подумала она, как только вышла из комнаты.</text:p>
      <text:p text:style-name="Standard">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Standard">— Наташа, об чем ты? — говорила она. — Что тебе за дело до них? Всё пройдет, Наташа.</text:p>
      <text:p text:style-name="Standard">— Нет, ежели бы ты знала, как это обидно… точно я…</text:p>
      <text:p text:style-name="Standard">— Не говори, Наташа, ведь ты не виновата, так что тебе за дело? Поцелуй меня, — сказала Соня.</text:p>
      <text:p text:style-name="Standard">Наташа подняла голову, и в губы поцеловав свою подругу, прижала к ней свое мокрое лицо.</text:p>
      <text:p text:style-name="Standard">— Я не могу сказать, я не знаю. Никто не виноват, — говорила Наташа, — я виновата. Но всё это больно ужасно. Ах, что он не едет!..</text:p>
      <text:p text:style-name="Standard">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 громко шутила за столом с графом и другими гостями.</text:p>
      <text:p text:style-name="Standard"/>
      <text:p text:style-name="Standard"/>
      <text:p text:style-name="Standard"/>
      <text:h text:style-name="Heading_20_3" text:outline-level="3">VIII</text:h>
      <text:p text:style-name="P2"/>
      <text:p text:style-name="Standard">В этот вечер Ростовы поехали в оперу, на которую Марья Дмитриевна достала билет.</text:p>
      <text:p text:style-name="Standard">Наташе не хотелось ехать, но нельзя было отказаться от ласковости Марьи Дмитриевны, исключительно для нее предназначенной. Когда она, одетая, вышла в залу, 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Standard">«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Standard">«Нет, она совсем другая. Я не могу»!</text:p>
      <text:p text:style-name="Standard">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Standard">— Nathalie, vos cheveux, <text:span text:style-name="T3">[</text:span><text:span text:style-name="T1"> </text:span><text:s/>Натали, твои волосы<text:span text:style-name="T3">, ]</text:span><text:span text:style-name="T1"> </text:span><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Standard">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Standard">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Standard">— Посмотри, вот Аленина — говорила Соня, — с матерью кажется!</text:p>
      <text:p text:style-name="Standard">— Батюшки! Михаил Кирилыч-то еще потолстел, — говорил старый граф.</text:p>
      <text:p text:style-name="Standard">— Смотрите! Анна Михайловна наша в токе какой!</text:p>
      <text:p text:style-name="Standard">— Карагины, Жюли и Борис с ними. Сейчас видно жениха с невестой. — Друбецкой сделал предложение!</text:p>
      <text:p text:style-name="Standard">— Как же, нынче узнал, — сказал Шиншин, входивший в ложу Ростовых.</text:p>
      <text:p text:style-name="Standard">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сидела с счастливым видом, рядом с матерью.</text:p>
      <text:p text:style-name="Standard">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Standard">«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Standard">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Standard">«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Standard">Граф Илья Андреич, смеясь, подтолкнул краснеющую Соню, указывая ей на прежнего обожателя.</text:p>
      <text:p text:style-name="Standard">— Узнала? — спросил он. — И откуда он взялся, — обратился граф к Шиншину, — ведь он пропадал куда-то?</text:p>
      <text:p text:style-name="Standard">—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 <text:span text:style-name="T3">[</text:span><text:span text:style-name="T1"> </text:span><text:s/>Персианин Долохов<text:span text:style-name="T3">, ]</text:span><text:span text:style-name="T1"> </text:span><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Standard">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Standard">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Standard">—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Standard">— Да, он хотел зайти, — сказала Элен и внимательно посмотрела на Наташу.</text:p>
      <text:p text:style-name="Standard">Граф Илья Андреич опять сел на свое место.</text:p>
      <text:p text:style-name="Standard">— Ведь хороша? — шопотом сказал он Наташе.</text:p>
      <text:p text:style-name="Standard">—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Standard">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 жадным любопытством устремили всё внимание на сцену. Наташа тоже стала смотреть.</text:p>
      <text:p text:style-name="Standard"/>
      <text:p text:style-name="Standard"/>
      <text:p text:style-name="Standard"/>
      <text:h text:style-name="Heading_20_3" text:outline-level="3">IX</text:h>
      <text:p text:style-name="P2"/>
      <text:p text:style-name="Standard">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Standard">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Standard">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Standard">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Standard">— Mais charmante! <text:span text:style-name="T3">[</text:span><text:span text:style-name="T1"> </text:span><text:s/>Очень мила!<text:span text:style-name="T3">]</text:span><text:span text:style-name="T1"> </text:span><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 обращались другие. Он, весело подмигнув, улыбнулся ему и уперся ногой в рампу.</text:p>
      <text:p text:style-name="Standard">— Как похожи брат с сестрой! — сказал граф. — И как хороши оба!</text:p>
      <text:p text:style-name="Standard">Шиншин вполголоса начал рассказывать графу какую-то историю интриги Курагина в Москве, к которой Наташа прислушалась именно потому, что он сказал про нее charmante.</text:p>
      <text:p text:style-name="Standard">Первый акт кончился, в партере все встали, перепутались и стали ходить и выходить.</text:p>
      <text:p text:style-name="Standard">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Standard">Голая Элен сидела подле нее и одинаково всем улыбалась; и точно так же улыбнулась Наташа Борису.</text:p>
      <text:p text:style-name="Standard">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Standard">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Standard">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Standard">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Standard">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Standard">— Да познакомьте же меня с вашими прелестными дочерьми, — сказала она, — весь город про них кричит, а я их не знаю.</text:p>
      <text:p text:style-name="Standard">Наташа встала и присела великолепной графине. Наташе так приятна была похвала этой блестящей красавицы, что она покраснела от удовольствия.</text:p>
      <text:p text:style-name="Standard">— Я теперь тоже хочу сделаться москвичкой, — говорила Элен. — И как вам не совестно зарыть такие перлы в деревне!</text:p>
      <text:p text:style-name="Standard">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Standard">—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 о вас, и хотела вас узнать, — сказала она Наташе с своей однообразно-красивой улыбкой. — Я слышала о вас и от моего пажа — Друбецкого. Вы слышали, он женится? И от друга моего 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Standard">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Standard"><text:span text:style-name="T4">— N'est ce pas qu'il est admirable — Duport? </text:span><text:span text:style-name="T3">[</text:span><text:span text:style-name="T1"> </text:span><text:s/>Неправда ли, Дюпор восхитителен?<text:span text:style-name="T3">]</text:span><text:span text:style-name="T1"> </text:span><text:s text:c="2"/>— сказала Элен, обращаясь к ней.</text:p>
      <text:p text:style-name="Standard">— Oh, oui, <text:span text:style-name="T3">[</text:span><text:span text:style-name="T1"> </text:span><text:s/>О, да<text:span text:style-name="T3">, ]</text:span><text:span text:style-name="T1"> </text:span><text:s text:c="2"/>— отвечала Наташа.</text:p>
      <text:p text:style-name="Standard"/>
      <text:p text:style-name="Standard"/>
      <text:p text:style-name="Standard"/>
      <text:h text:style-name="Heading_20_3" text:outline-level="3">X</text:h>
      <text:p text:style-name="P2"/>
      <text:p text:style-name="Standard">В антракте в ложе Элен пахнуло холодом, отворилась дверь и, нагибаясь и стараясь не зацепить кого-нибудь, вошел Анатоль.</text:p>
      <text:p text:style-name="Standard">—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Standard">Курагин спросил про впечатление спектакля и рассказал ей про то, как в прошлый спектакль Семенова играя, упала.</text:p>
      <text:p text:style-name="Standard">—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p text:style-name="Standard">Говоря это, он не спускал улыбающихся глаз с лица, с шеи, с оголенных рук Наташи. Наташа несомненно знала, что он восхищается ею. Ей было это приятно, но почему-то ей 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Standard">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Standard">— Сначала мне мало нравилась, потому что, что делает город приятным, ce sont les jolies femmes, <text:span text:style-name="T3">[</text:span><text:span text:style-name="T1"> </text:span><text:s/>хорошенькие женщины<text:span text:style-name="T3">, ]</text:span><text:span text:style-name="T1"> </text:span><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 <text:span text:style-name="T4">Venez, chere comtesse, et comme gage donnez moi cette fleur. </text:span><text:span text:style-name="T3">[</text:span><text:span text:style-name="T1"> </text:span><text:s/>Вы будете самая хорошенькая. Поезжайте, милая графиня, и в залог дайте мне этот цветок<text:span text:style-name="T3">. ]</text:span><text:span text:style-name="T1"> </text:span><text:s/></text:p>
      <text:p text:style-name="Standard">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Standard">«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Standard">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Standard">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Standard"/>
      <text:p text:style-name="Standard"/>
      <text:p text:style-name="Standard">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 этой огромной, освещенной зале, где по мокрым доскам прыгал под 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Standard">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Standard">«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 <text:span text:style-name="T1">такою</text:span> . Но какою <text:span text:style-name="T1">такою</text:span> ?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Standard"/>
      <text:p text:style-name="Standard"/>
      <text:p text:style-name="Standard"/>
      <text:h text:style-name="Heading_20_3" text:outline-level="3">XI</text:h>
      <text:p text:style-name="P2"/>
      <text:p text:style-name="Standard">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Standard">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Standard">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Standard">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Standard">Анатоль весьма скоро бросил свою жену и за деньги, которые он условился высылать тестю, выговорил себе право слыть за холостого человека.</text:p>
      <text:p text:style-name="Standard">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 поступка. Он был убежден, что как утка сотворена так, что она всегда 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Standard">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Standard">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Standard">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Standard">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Standard">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Standard">— Хороша, брат, да не про нас, — сказал ему Долохов.</text:p>
      <text:p text:style-name="Standard">— Я скажу сестре, чтобы она позвала ее обедать, — сказал Анатоль. — А?</text:p>
      <text:p text:style-name="Standard">— Ты подожди лучше, когда замуж выйдет…</text:p>
      <text:p text:style-name="Standard">— Ты знаешь, — сказал Анатоль, — j'adore les petites filles: <text:span text:style-name="T3">[</text:span><text:span text:style-name="T1"> </text:span><text:s/>обожаю девочек: <text:span text:style-name="T3">]</text:span><text:span text:style-name="T1"> </text:span><text:s text:c="2"/>— сейчас потеряется.</text:p>
      <text:p text:style-name="Standard">— Ты уж попался раз на petite fille <text:span text:style-name="T3">[</text:span><text:span text:style-name="T1"> </text:span><text:s/>девочке<text:span text:style-name="T3">]</text:span><text:span text:style-name="T1"> </text:span><text:s/>, — сказал Долохов, знавший про женитьбу Анатоля. — Смотри!</text:p>
      <text:p text:style-name="Standard">— Ну уж два раза нельзя! А? — сказал Анатоль, добродушно смеясь.</text:p>
      <text:p text:style-name="Standard"/>
      <text:p text:style-name="Standard"/>
      <text:p text:style-name="Standard"/>
      <text:h text:style-name="Heading_20_3" text:outline-level="3">XII</text:h>
      <text:p text:style-name="P2"/>
      <text:p text:style-name="Standard">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князе, о княжне Марье и о 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Standard">В воскресение утром Марья Дмитриевна пригласила своих гостей к обедни в свой приход Успенья на Могильцах.</text:p>
      <text:p text:style-name="Standard">—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Standard">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Standard">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Standard">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Standard">— Ah, ma delicieuse! <text:span text:style-name="T3">[</text:span><text:span text:style-name="T1"> </text:span><text:s/>О, моя прелестная!<text:span text:style-name="T3">]</text:span><text:span text:style-name="T1"> </text:span><text:s text:c="2"/>— сказала она красневшей Наташе. — Charmante! <text:span text:style-name="T3">[</text:span><text:span text:style-name="T1"> </text:span><text:s/>Очаровательна!<text:span text:style-name="T3">]</text:span><text:span text:style-name="T1"> </text:span><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 <text:span text:style-name="T3">[</text:span><text:span text:style-name="T1"> </text:span><text:s/>из газа цвета металла<text:span text:style-name="T3">, ]</text:span><text:span text:style-name="T1"> </text:span><text:s text:c="2"/>которое она получила из Парижа и советовала Наташе сделать такое же.</text:p>
      <text:p text:style-name="Standard">— Впрочем, вам все идет, моя прелестная, — говорила она.</text:p>
      <text:p text:style-name="Standard">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Standard">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Наташе. Уезжая от Ростовых, она отозвала в сторону свою protegee.</text:p>
      <text:p text:style-name="Standard">— Вчера брат обедал у меня — мы помирали со смеху — ничего не ест и вздыхает по вас, моя прелесть. <text:span text:style-name="T4">Il est fou, mais fou amoureux de vous, ma chere. </text:span><text:span text:style-name="T3">[</text:span><text:span text:style-name="T1"> </text:span><text:s/>Он сходит с ума, но сходит с ума от любви к вам, моя милая<text:span text:style-name="T3">. ]</text:span><text:span text:style-name="T1"> </text:span><text:s/></text:p>
      <text:p text:style-name="Standard">Наташа багрово покраснела услыхав эти слова.</text:p>
      <text:p text:style-name="Standard">— Как краснеет, как краснеет, ma delicieuse! <text:span text:style-name="T3">[</text:span><text:span text:style-name="T1"> </text:span><text:s/>моя прелесть!<text:span text:style-name="T3">]</text:span><text:span text:style-name="T1"> </text:span><text:s text:c="2"/>— проговорила Элен. — Непременно приезжайте. <text:span text:style-name="T4">Si vous aimez quelqu'un, ma delicieuse, ce n'est pas une raison pour se cloitrer. Si meme vous etes promise, je suis sure que votre </text:span>р<text:span text:style-name="T4">romis aurait desire que vous alliez dans le monde en son absence plutot que de deperir d'ennui. </text:span><text:span text:style-name="T3">[</text:span><text:span text:style-name="T1"> </text:span><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3">. ]</text:span><text:span text:style-name="T1"> </text:span><text:s/></text:p>
      <text:p text:style-name="Standard">«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 <text:span text:style-name="T3">[</text:span><text:span text:style-name="T1"> </text:span><text:s/>важная барыня<text:span text:style-name="T3">, ]</text:span><text:span text:style-name="T1"> </text:span><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Standard">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Standard">— С Безуховой водиться я не люблю и не посоветую; ну, да уж если обещала, поезжай, рассеешься, — прибавила она, обращаясь к Наташе.</text:p>
      <text:p text:style-name="Standard"/>
      <text:p text:style-name="Standard"/>
      <text:p text:style-name="Standard"/>
      <text:h text:style-name="Heading_20_3" text:outline-level="3">XIII</text:h>
      <text:p text:style-name="P2"/>
      <text:p text:style-name="Standard">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Standard">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Standard">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Standard">— Adorable, divin, delicieux! <text:span text:style-name="T3">[</text:span><text:span text:style-name="T1"> </text:span><text:s/>Восхитительно, божественно, чудесно!<text:span text:style-name="T3">]</text:span><text:span text:style-name="T1"> </text:span><text:s text:c="2"/>— слышалось 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 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Standard">После первого монолога всё общество встало и окружило m-lle Georges, выражая ей свой восторг.</text:p>
      <text:p text:style-name="Standard">— Как она хороша! — сказала Наташа отцу, который вместе с другими встал и сквозь толпу подвигался к актрисе.</text:p>
      <text:p text:style-name="Standard">—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Standard">— Пойдем, пойдем, Наташа, — сказал граф, возвращаясь за дочерью. — Как хороша!</text:p>
      <text:p text:style-name="Standard">Наташа ничего не говоря подошла к отцу и вопросительно-удивленными глазами смотрела на него.</text:p>
      <text:p text:style-name="Standard">После нескольких приемов декламации m-lle Georges уехала и графиня Безухая попросила общество в залу.</text:p>
      <text:p text:style-name="Standard">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 <text:span text:style-name="T3">[</text:span><text:span text:style-name="T1"> </text:span><text:s/>обворожительна<text:span text:style-name="T3">]</text:span><text:span text:style-name="T1"> </text:span><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Standard">—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Standard">—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Standard">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Standard">—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Standard">Блестящие, большие, мужские глаза его так близки были от ее глаз, что она не видела ничего кроме этих глаз.</text:p>
      <text:p text:style-name="Standard">— Натали?! — прошептал вопросительно его голос, и кто-то больно сжимал ее руки.</text:p>
      <text:p text:style-name="Standard">— Натали?!</text:p>
      <text:p text:style-name="Standard">«Я ничего не понимаю, мне нечего говорить», сказал ее взгляд.</text:p>
      <text:p text:style-name="Standard">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Standard">— Un mot, un seul, au nom de Dieu, <text:span text:style-name="T3">[</text:span><text:span text:style-name="T1"> </text:span><text:s/>Одно слово, только одно, ради Бога<text:span text:style-name="T3">, ]</text:span><text:span text:style-name="T1"> </text:span><text:s text:c="2"/>— говорил Анатоль.</text:p>
      <text:p text:style-name="Standard">Она остановилась. Ей так нужно было, чтобы он сказал это слово, которое бы объяснило ей то, что случилось и на которое она бы ему ответила.</text:p>
      <text:p text:style-name="Standard">— Nathalie, un mot, un seul, — всё повторял он, видимо не зная, что сказать и повторял его до тех пор, пока к ним подошла Элен.</text:p>
      <text:p text:style-name="Standard">Элен вместе с Наташей опять вышла в гостиную. Не оставшись ужинать, Ростовы уехали.</text:p>
      <text:p text:style-name="Standard">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Standard"/>
      <text:p text:style-name="Standard"/>
      <text:p text:style-name="Standard"/>
      <text:h text:style-name="Heading_20_3" text:outline-level="3">XIV</text:h>
      <text:p text:style-name="P2"/>
      <text:p text:style-name="Standard">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Standard">После завтрака Марья Дмитриевна (это было лучшее время ее), сев на свое кресло, подозвала к себе Наташу и старого графа.</text:p>
      <text:p text:style-name="Standard">—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Standard">— Да что же он? — спросил граф.</text:p>
      <text:p text:style-name="Standard">—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Standard">— Ах, нет! — вскрикнула Наташа.</text:p>
      <text:p text:style-name="Standard">—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Standard">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Standard">— И истинная правда, — сказал он. — Я и жалею, что к нему ездил и ее возил, — сказал старый граф.</text:p>
      <text:p text:style-name="Standard">—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Standard">— Да она и не любит меня, — сказала Наташа.</text:p>
      <text:p text:style-name="Standard">— Вздор, не говори, — крикнула Марья Дмитриевна.</text:p>
      <text:p text:style-name="Standard">—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Standard">— Ты, матушка, так не отвечай, — сказала она. — Что я говорю, то правда. Напиши ответ.</text:p>
      <text:p text:style-name="Standard">Наташа не отвечала и пошла в свою комнату читать письмо княжны Марьи.</text:p>
      <text:p text:style-name="Standard">Княжна Марья писала, что она была в отчаянии от происшедшего между ними 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Standard">«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Standard">Прочтя письмо, Наташа села к письменному столу, чтобы написать ответ: «Chere princesse», <text:span text:style-name="T3">[</text:span><text:span text:style-name="T1"> </text:span><text:s/>Дорогая княжна<text:span text:style-name="T3">, ]</text:span><text:span text:style-name="T1"> </text:span><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Standard">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Standard">«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 <text:span text:style-name="T1">этим</text:span> <text:s/>ничего не испорчено. Но неужели расстаться навсегда с этим счастьем любви князя Андрея, которым я жила так долго?»</text:p>
      <text:p text:style-name="Standard">—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Standard">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Standard">«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 <text:span text:style-name="T1">да</text:span> , и никакие силы людские не помешают их блаженству. Любовь победит всё. Он похитит и увезет ее на край света.</text:p>
      <text:p text:style-name="Standard">«Да, да, я люблю его!» думала Наташа, перечитывая в двадцатый раз письмо и отыскивая какой-то особенный глубокий смысл в каждом его слове.</text:p>
      <text:p text:style-name="Standard">В этот вечер Марья Дмитриевна ехала к Архаровым и предложила барышням ехать с нею. Наташа под предлогом головной боли осталась дома.</text:p>
      <text:p text:style-name="Standard"/>
      <text:p text:style-name="Standard"/>
      <text:p text:style-name="Standard"/>
      <text:h text:style-name="Heading_20_3" text:outline-level="3">XV</text:h>
      <text:p text:style-name="P2"/>
      <text:p text:style-name="Standard">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 Анатоля. Соня взяла письмо и стала читать его.</text:p>
      <text:p text:style-name="Standard">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Standard">«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Standard">Соня утерла слезы и подошла к Наташе, опять вглядываясь в ее лицо.</text:p>
      <text:p text:style-name="Standard">— Наташа! — сказала она чуть слышно.</text:p>
      <text:p text:style-name="Standard">Наташа проснулась и увидала Соню.</text:p>
      <text:p text:style-name="Standard">— А, вернулась?</text:p>
      <text:p text:style-name="Standard">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Standard">— Соня, ты прочла письмо? — сказала она.</text:p>
      <text:p text:style-name="Standard">— Да, — тихо сказала Соня.</text:p>
      <text:p text:style-name="Standard">Наташа восторженно улыбнулась.</text:p>
      <text:p text:style-name="Standard">— Нет, Соня, я не могу больше! — сказала она. — Я не могу больше скрывать от тебя. Ты знаешь, мы любим друг друга!.. Соня, голубчик, он пишет… Соня…</text:p>
      <text:p text:style-name="Standard">Соня, как бы не веря своим ушам, смотрела во все глаза на Наташу.</text:p>
      <text:p text:style-name="Standard">— А Болконский? — сказала она.</text:p>
      <text:p text:style-name="Standard">— Ах, Соня, ах коли бы ты могла знать, как я счастлива! — сказала Наташа. — Ты не знаешь, что такое любовь…</text:p>
      <text:p text:style-name="Standard">— Но, Наташа, неужели <text:span text:style-name="T1">то</text:span> <text:s/>всё кончено?</text:p>
      <text:p text:style-name="Standard">Наташа большими, открытыми глазами смотрела на Соню, как будто не понимая ее вопроса.</text:p>
      <text:p text:style-name="Standard">— Что ж, ты отказываешь князю Андрею? — сказала Соня.</text:p>
      <text:p text:style-name="Standard">— Ах, ты ничего не понимаешь, ты не говори глупости, ты слушай, — с мгновенной досадой сказала Наташа.</text:p>
      <text:p text:style-name="Standard">—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Standard">—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Standard">—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Standard">—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Standard">— Я тебе говорила, — отвечала Наташа, — что у меня нет воли, как ты не понимаешь этого: я его люблю!</text:p>
      <text:p text:style-name="Standard">— Так я не допущу до этого, я расскажу, — с прорвавшимися слезами вскрикнула Соня.</text:p>
      <text:p text:style-name="Standard">— Что ты, ради Бога… Ежели ты расскажешь, ты мой враг, — заговорила Наташа. — Ты хочешь моего несчастия, ты хочешь, чтоб нас разлучили…</text:p>
      <text:p text:style-name="Standard">Увидав этот страх Наташи, Соня заплакала слезами стыда и жалости за свою подругу.</text:p>
      <text:p text:style-name="Standard">— Но что было между вами? — спросила она. — Что он говорил тебе? Зачем он не ездит в дом?</text:p>
      <text:p text:style-name="Standard">Наташа не отвечала на ее вопрос.</text:p>
      <text:p text:style-name="Standard">— Ради Бога, Соня, никому не говори, не мучай меня, — упрашивала Наташа. — Ты помни, что нельзя вмешиваться в такие дела. Я тебе открыла…</text:p>
      <text:p text:style-name="Standard">—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 <text:span text:style-name="T1">тайные причины</text:span> ?</text:p>
      <text:p text:style-name="Standard">Наташа удивленными глазами смотрела на Соню. Видно, ей самой в первый раз представлялся этот вопрос и она не знала, что отвечать на него.</text:p>
      <text:p text:style-name="Standard">— Какие причины, не знаю. Но стало быть есть причины!</text:p>
      <text:p text:style-name="Standard">Соня вздохнула и недоверчиво покачала головой.</text:p>
      <text:p text:style-name="Standard">— Ежели бы были причины… — начала она. Но Наташа угадывая ее сомнение, испуганно перебила ее.</text:p>
      <text:p text:style-name="Standard">— Соня, нельзя сомневаться в нем, нельзя, нельзя, ты понимаешь ли? — прокричала она.</text:p>
      <text:p text:style-name="Standard">— Любит ли он тебя?</text:p>
      <text:p text:style-name="Standard">— Любит ли? — повторила Наташа с улыбкой сожаления о непонятливости своей подруги. — Ведь ты прочла письмо, ты видела его?</text:p>
      <text:p text:style-name="Standard">— Но если он неблагородный человек?</text:p>
      <text:p text:style-name="Standard">— Он!.. неблагородный человек? Коли бы ты знала! — говорила Наташа.</text:p>
      <text:p text:style-name="Standard">—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Standard">— Да я жить не могу без него! — закричала Наташа.</text:p>
      <text:p text:style-name="Standard">— Наташа, я не понимаю тебя. И что ты говоришь! Вспомни об отце, о Nicolas.</text:p>
      <text:p text:style-name="Standard">—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Standard">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Standard"/>
      <text:p text:style-name="Standard"/>
      <text:p text:style-name="Standard">В пятницу Ростовы должны были ехать в деревню, а граф в среду поехал с покупщиком в свою подмосковную.</text:p>
      <text:p text:style-name="Standard">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Standard">— Вот ты, Соня, говорила разные глупости про него, — начала Наташа кротким голосом, тем голосом, которым говорят дети, когда хотят, чтобы их похвалили. — Мы объяснились с ним нынче.</text:p>
      <text:p text:style-name="Standard">— Ну, что же, что? Ну что ж он сказал? Наташа, как я рада, что ты не сердишься на меня. Говори мне всё, всю правду. Что же он сказал?</text:p>
      <text:p text:style-name="Standard">Наташа задумалась.</text:p>
      <text:p text:style-name="Standard">— Ах Соня, если бы ты знала его так, как я! Он сказал… Он спрашивал меня о том, как я обещала Болконскому. Он обрадовался, что от меня зависит отказать ему.</text:p>
      <text:p text:style-name="Standard">Соня грустно вздохнула.</text:p>
      <text:p text:style-name="Standard">— Но ведь ты не отказала Болконскому, — сказала она.</text:p>
      <text:p text:style-name="Standard">— А может быть я и отказала! Может быть с Болконским всё кончено. Почему ты думаешь про меня так дурно?</text:p>
      <text:p text:style-name="Standard">— Я ничего не думаю, я только не понимаю этого…</text:p>
      <text:p text:style-name="Standard">— Подожди, Соня, ты всё поймешь. Увидишь, какой он человек. Ты не думай дурное ни про меня, ни про него.</text:p>
      <text:p text:style-name="Standard">— Я ни про кого не думаю дурное: я всех люблю и всех жалею. Но что же мне делать?</text:p>
      <text:p text:style-name="Standard">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Standard">— Наташа, — сказала она, — ты просила меня не говорить с тобой, я и не говорила, теперь ты сама начала. Наташа, я не верю ему. Зачем эта тайна?</text:p>
      <text:p text:style-name="Standard">— Опять, опять! — перебила Наташа.</text:p>
      <text:p text:style-name="Standard">— Наташа, я боюсь за тебя.</text:p>
      <text:p text:style-name="Standard">— Чего бояться?</text:p>
      <text:p text:style-name="Standard">— Я боюсь, что ты погубишь себя, — решительно сказала Соня, сама испугавшись того что она сказала.</text:p>
      <text:p text:style-name="Standard">Лицо Наташи опять выразило злобу.</text:p>
      <text:p text:style-name="Standard">— И погублю, погублю, как можно скорее погублю себя. Не ваше дело. Не вам, а мне дурно будет. Оставь, оставь меня. Я ненавижу тебя.</text:p>
      <text:p text:style-name="Standard">— Наташа! — испуганно взывала Соня.</text:p>
      <text:p text:style-name="Standard">— Ненавижу, ненавижу! И ты мой враг навсегда!</text:p>
      <text:p text:style-name="Standard">Наташа выбежала из комнаты.</text:p>
      <text:p text:style-name="Standard">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Standard">Как это ни тяжело было для Сони, но она, не спуская глаз, следила за своей подругой.</text:p>
      <text:p text:style-name="Standard">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Standard">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Standard">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Standard">«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Standard"/>
      <text:p text:style-name="Standard"/>
      <text:p text:style-name="Standard"/>
      <text:h text:style-name="Heading_20_3" text:outline-level="3">XVI</text:h>
      <text:p text:style-name="P2"/>
      <text:p text:style-name="Standard">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Standard">У Анатоля были и паспорт, и подорожная, и десять тысяч денег, взятые у сестры, и десять тысяч, занятые через посредство Долохова.</text:p>
      <text:p text:style-name="Standard">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Standard">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Standard">— Ну, — сказал он, — Хвостикову надо дать две тысячи.</text:p>
      <text:p text:style-name="Standard">— Ну и дай, — сказал Анатоль.</text:p>
      <text:p text:style-name="Standard">— Макарка (они так звали Макарина), этот бескорыстно за тебя в огонь и в воду. Ну вот и кончены счеты, — сказал Долохов, показывая ему записку. — Так?</text:p>
      <text:p text:style-name="Standard">— Да, разумеется, так, — сказал Анатоль, видимо не слушавший Долохова и с улыбкой, не сходившей у него с лица, смотревший вперед себя.</text:p>
      <text:p text:style-name="Standard">Долохов захлопнул бюро и обратился к Анатолю с насмешливой улыбкой.</text:p>
      <text:p text:style-name="Standard">— А знаешь что — брось всё это: еще время есть! — сказал он.</text:p>
      <text:p text:style-name="Standard">— Дурак! — сказал Анатоль. — Перестань говорить глупости. Ежели бы ты знал… Это чорт знает, что такое!</text:p>
      <text:p text:style-name="Standard">— Право брось, — сказал Долохов. — Я тебе дело говорю. Разве это шутка, что ты затеял?</text:p>
      <text:p text:style-name="Standard">— Ну, опять, опять дразнить? Пошел к чорту! А?… — сморщившись сказал Анатоль. — Право не до твоих дурацких шуток. — И он ушел из комнаты.</text:p>
      <text:p text:style-name="Standard">Долохов презрительно и снисходительно улыбался, когда Анатоль вышел.</text:p>
      <text:p text:style-name="Standard">— Ты постой, — сказал он вслед Анатолю, — я не шучу, я дело говорю, поди, поди сюда.</text:p>
      <text:p text:style-name="Standard">Анатоль опять вошел в комнату и, стараясь сосредоточить внимание, смотрел на Долохова, очевидно невольно покоряясь ему.</text:p>
      <text:p text:style-name="Standard">—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Standard">— Ну и спасибо тебе. Ты думаешь я тебе не благодарен? — Анатоль вздохнул и обнял Долохова.</text:p>
      <text:p text:style-name="Standard">— Я тебе помогал, но всё же я тебе должен правду сказать: дело опасное и, если разобрать, глупое. Ну, ты ее увезешь, хорошо. Разве это так оставят? Узнается дело, что ты женат. Ведь тебя под уголовный суд подведут…</text:p>
      <text:p text:style-name="Standard">—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 всё равно: за границей никто этого не будет знать, ну ведь так? И не говори, не говори, не говори!</text:p>
      <text:p text:style-name="Standard">— Право, брось! Ты только себя свяжешь…</text:p>
      <text:p text:style-name="Standard">—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 <text:span text:style-name="T3">[</text:span><text:span text:style-name="T1"> </text:span><text:s/>О! Какая ножка, мой друг, какой взгляд! Богиня!!<text:span text:style-name="T3">]</text:span><text:span text:style-name="T1"> </text:span><text:s text:c="2"/>A?</text:p>
      <text:p text:style-name="Standard">Долохов, холодно улыбаясь и блестя своими красивыми, наглыми глазами, смотрел на него, видимо желая еще повеселиться над ним.</text:p>
      <text:p text:style-name="Standard">— Ну деньги выйдут, тогда что?</text:p>
      <text:p text:style-name="Standard">—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Standard">Анатоль пошел в заднюю комнату.</text:p>
      <text:p text:style-name="Standard">— Ну скоро ли вы? Копаетесь тут! — крикнул он на слуг.</text:p>
      <text:p text:style-name="Standard">Долохов убрал деньги и крикнув человека, чтобы велеть подать поесть и выпить на дорогу, вошел в ту комнату, где сидели Хвостиков и Макарин.</text:p>
      <text:p text:style-name="Standard">Анатоль в кабинете лежал, облокотившись на руку, на диване, задумчиво улыбался и что-то нежно про себя шептал своим красивым ртом.</text:p>
      <text:p text:style-name="Standard">— Иди, съешь что-нибудь. Ну выпей! — кричал ему из другой комнаты Долохов.</text:p>
      <text:p text:style-name="Standard">— Не хочу! — ответил Анатоль, всё продолжая улыбаться.</text:p>
      <text:p text:style-name="Standard">— Иди, Балага приехал.</text:p>
      <text:p text:style-name="Standard">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Standard">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месяцев приходил поутру, трезвый и, низко кланяясь, просил выручить его. Его всегда сажали господа.</text:p>
      <text:p text:style-name="Standard">— Уж вы меня вызвольте, батюшка Федор Иваныч или ваше сиятельство, — говорил он. — Обезлошадничал вовсе, на ярманку ехать уж ссудите, что можете.</text:p>
      <text:p text:style-name="Standard">И Анатоль и Долохов, когда бывали в деньгах, давали ему по тысяче и по две рублей.</text:p>
      <text:p text:style-name="Standard">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 на полушубке.</text:p>
      <text:p text:style-name="Standard">Он перекрестился на передний угол и подошел к Долохову, протягивая черную, небольшую руку.</text:p>
      <text:p text:style-name="Standard">— Федору Ивановичу! — сказал он, кланяясь.</text:p>
      <text:p text:style-name="Standard">— Здорово, брат. — Ну вот и он.</text:p>
      <text:p text:style-name="Standard">— Здравствуй, ваше сиятельство, — сказал он входившему Анатолю и тоже протянул руку.</text:p>
      <text:p text:style-name="Standard">— Я тебе говорю, Балага, — сказал Анатоль, кладя ему руки на плечи, — любишь ты меня или нет? А? Теперь службу сослужи… На каких приехал? А?</text:p>
      <text:p text:style-name="Standard">— Как посол приказал, на ваших на зверьях, — сказал Балага.</text:p>
      <text:p text:style-name="Standard">— Ну, слышишь, Балага! Зарежь всю тройку, а чтобы в три часа приехать. А?</text:p>
      <text:p text:style-name="Standard">— Как зарежешь, на чем поедем? — сказал Балага, подмигивая.</text:p>
      <text:p text:style-name="Standard">— Ну, я тебе морду разобью, ты не шути! — вдруг, выкатив глаза, крикнул Анатоль.</text:p>
      <text:p text:style-name="Standard">— Что ж шутить, — посмеиваясь сказал ямщик. — Разве я для своих господ пожалею? Что мочи скакать будет лошадям, то и ехать будем.</text:p>
      <text:p text:style-name="Standard">— А! — сказал Анатоль. — Ну садись.</text:p>
      <text:p text:style-name="Standard">— Что ж, садись! — сказал Долохов.</text:p>
      <text:p text:style-name="Standard">— Постою, Федор Иванович.</text:p>
      <text:p text:style-name="Standard">—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Standard">— Что ж, когда ехать-то, ваше сиятельство?</text:p>
      <text:p text:style-name="Standard">— Да вот… (Анатоль посмотрел на часы) сейчас и ехать. Смотри же, Балага. А? Поспеешь?</text:p>
      <text:p text:style-name="Standard">—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Standard">—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Standard">—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Standard"/>
      <text:p text:style-name="Standard"/>
      <text:p text:style-name="Standard"/>
      <text:h text:style-name="Heading_20_3" text:outline-level="3">XVII</text:h>
      <text:p text:style-name="P2"/>
      <text:p text:style-name="Standard">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Standard">—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Standard">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 выпил свой стакан и хлопнул его об землю.</text:p>
      <text:p text:style-name="Standard">—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Standard">— Ехать, ехать! — закричал Анатоль.</text:p>
      <text:p text:style-name="Standard">Балага было пошел из комнаты.</text:p>
      <text:p text:style-name="Standard">— Нет, стой, — сказал Анатоль. — Затвори двери, сесть надо. Вот так. — Затворили двери, и все сели.</text:p>
      <text:p text:style-name="Standard">— Ну, теперь марш, ребята! — сказал Анатоль вставая.</text:p>
      <text:p text:style-name="Standard">Лакей Joseph подал Анатолю сумку и саблю, и все вышли в переднюю.</text:p>
      <text:p text:style-name="Standard">—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Standard">Лакей принес женский лисий салоп.</text:p>
      <text:p text:style-name="Standard">— Дурак, я тебе сказал соболий. Эй, Матрешка, соболий! — крикнул он так, что далеко по комнатам раздался его голос.</text:p>
      <text:p text:style-name="Standard">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Standard">— Что ж, мне не жаль, ты возьми, — сказала она, видимо робея перед своим господином и жалея салопа.</text:p>
      <text:p text:style-name="Standard">Долохов, не отвечая ей, взял шубу, накинул ее на Матрешу и закутал ее.</text:p>
      <text:p text:style-name="Standard">—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Standard">— Ну прощай, Матреша, — сказал Анатоль, целуя ее. — Эх, кончена моя гульба здесь! Стешке кланяйся. Ну, прощай! Прощай, Матреша; ты мне пожелай счастья.</text:p>
      <text:p text:style-name="Standard">— Ну, дай-то вам Бог, князь, счастья большого, — сказала Матреша, с своим цыганским акцентом.</text:p>
      <text:p text:style-name="Standard">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Standard">— Готовы, что ль? — спросил Балага.</text:p>
      <text:p text:style-name="Standard">— Пущай! — крикнул он, заматывая вокруг рук вожжи, и тройка понесла бить вниз по Никитскому бульвару.</text:p>
      <text:p text:style-name="Standard">—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Standard">Дав два конца по Подновинскому Балага стал сдерживать и, вернувшись назад, остановил лошадей у перекрестка Старой Конюшенной.</text:p>
      <text:p text:style-name="Standard">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Standard">— На двор войдите, а то видно, сейчас выйдет, — сказала она.</text:p>
      <text:p text:style-name="Standard">Долохов остался у ворот. Анатоль вошел за горничной на двор, поворотил за угол и вбежал на крыльцо.</text:p>
      <text:p text:style-name="Standard">Гаврило, огромный выездной лакей Марьи Дмитриевны, встретил Анатоля.</text:p>
      <text:p text:style-name="Standard">— К барыне пожалуйте, — басом сказал лакей, загораживая дорогу от двери.</text:p>
      <text:p text:style-name="Standard">— К какой барыне? Да ты кто? — запыхавшимся шопотом спрашивал Анатоль.</text:p>
      <text:p text:style-name="Standard">— Пожалуйте, приказано привесть.</text:p>
      <text:p text:style-name="Standard">— Курагин! назад, — кричал Долохов. — Измена! Назад!</text:p>
      <text:p text:style-name="Standard">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Standard"/>
      <text:p text:style-name="Standard"/>
      <text:p text:style-name="Standard"/>
      <text:h text:style-name="Heading_20_3" text:outline-level="3">XVIII</text:h>
      <text:p text:style-name="P2"/>
      <text:p text:style-name="Standard">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Standard">—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Standard">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Standard">—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Standard">—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Standard">—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Standard">— Оставь… те… что мне… я… умру… — проговорила она, злым усилием вырвалась от Марьи Дмитриевны и легла в свое прежнее положение.</text:p>
      <text:p text:style-name="Standard">—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Standard">Опять тело Наташи заколебалось от рыданий.</text:p>
      <text:p text:style-name="Standard">— Ну узнает он, ну брат твой, жених!</text:p>
      <text:p text:style-name="Standard">— У меня нет жениха, я отказала, — прокричала Наташа.</text:p>
      <text:p text:style-name="Standard">—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Standard">—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Standard">—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 увозить?… Ну увез бы он тебя, что ж ты думаешь, его бы не нашли? Твой отец, или брат, или жених. А он мерзавец, негодяй, вот что!</text:p>
      <text:p text:style-name="Standard">—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Standard">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Standard">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Standard">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Standard">— Что с тобой, мой ангел, больна? — спросил граф. Наташа помолчала.</text:p>
      <text:p text:style-name="Standard">— Да, больна, — отвечала она.</text:p>
      <text:p text:style-name="Standard">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Standard"/>
      <text:p text:style-name="Standard"/>
      <text:p text:style-name="Standard"/>
      <text:h text:style-name="Heading_20_3" text:outline-level="3">XIX</text:h>
      <text:p text:style-name="P2"/>
      <text:p text:style-name="Standard">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Standard">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Standard">«Что такое случилось? И какое им до меня дело? думал он, одеваясь, чтобы ехать к Марье Дмитриевне. Поскорее бы приехал князь Андрей и женился бы на ней!» думал Пьер дорогой к Ахросимовой.</text:p>
      <text:p text:style-name="Standard">На Тверском бульваре кто-то окликнул его.</text:p>
      <text:p text:style-name="Standard">—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Standard">«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Standard">В передней Ахросимовой лакей, снимая с Пьера его шубу, сказал, что Марья Дмитриевна просят к себе в спальню.</text:p>
      <text:p text:style-name="Standard">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Standard">— Что случилось? — спросил Пьер, входя к Марье Дмитриевне.</text:p>
      <text:p text:style-name="Standard">—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Standard">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Standard">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Standard">— Да как обвенчаться! — проговорил Пьер на слова Марьи Дмитриевны. — Он не мог обвенчаться: он женат.</text:p>
      <text:p text:style-name="Standard">—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Standard">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Standard">Пьер встретил старого графа. Он был смущен и расстроен. В это утро Наташа сказала ему, что она отказала Болконскому.</text:p>
      <text:p text:style-name="Standard">—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Standard">Соня с встревоженным лицом вошла в гостиную.</text:p>
      <text:p text:style-name="Standard">— Наташа не совсем здорова; она в своей комнате и желала бы вас видеть. Марья Дмитриевна у нее и просит вас тоже.</text:p>
      <text:p text:style-name="Standard">—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Standard">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Standard">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Standard">— Он всё знает, — сказала Марья Дмитриевна, указывая на Пьера и обращаясь к Наташе. — Он пускай тебе скажет, правду ли я говорила.</text:p>
      <text:p text:style-name="Standard">Наташа, как подстреленный, загнанный зверь смотрит на приближающихся собак и охотников, смотрела то на того, то на другого.</text:p>
      <text:p text:style-name="Standard">—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Standard">— Так это не правда, что он женат!</text:p>
      <text:p text:style-name="Standard">— Нет, это правда.</text:p>
      <text:p text:style-name="Standard">— Он женат был и давно? — спросила она, — честное слово?</text:p>
      <text:p text:style-name="Standard">Пьер дал ей честное слово.</text:p>
      <text:p text:style-name="Standard">— Он здесь еще? — спросила она быстро.</text:p>
      <text:p text:style-name="Standard">— Да, я его сейчас видел.</text:p>
      <text:p text:style-name="Standard">Она очевидно была не в силах говорить и делала руками знаки, чтобы оставили ее.</text:p>
      <text:p text:style-name="Standard"/>
      <text:p text:style-name="Standard"/>
      <text:p text:style-name="Standard"/>
      <text:h text:style-name="Heading_20_3" text:outline-level="3">XX</text:h>
      <text:p text:style-name="P2"/>
      <text:p text:style-name="Standard">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Standard">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 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Standard">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Standard">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Standard">—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Standard">— Где вы — там разврат, зло, — сказал Пьер жене. — Анатоль, пойдемте, мне надо поговорить с вами, — сказал он по-французски.</text:p>
      <text:p text:style-name="Standard">Анатоль оглянулся на сестру и покорно встал, готовый следовать за Пьером.</text:p>
      <text:p text:style-name="Standard">Пьер, взяв его за руку, дернул к себе и пошел из комнаты.</text:p>
      <text:p text:style-name="Standard">— Si vous vous permettez dans mon salon, <text:span text:style-name="T3">[</text:span><text:span text:style-name="T1"> </text:span><text:s/>Если вы позволите себе в моей гостиной<text:span text:style-name="T3">, ]</text:span><text:span text:style-name="T1"> </text:span><text:s text:c="2"/>— шопотом проговорила Элен; но Пьер, не отвечая ей вышел из комнаты.</text:p>
      <text:p text:style-name="Standard">Анатоль шел за ним обычной, молодцоватой походкой. Но на лице его было заметно беспокойство.</text:p>
      <text:p text:style-name="Standard">Войдя в свой кабинет, Пьер затворил дверь и обратился к Анатолю, не глядя на него.</text:p>
      <text:p text:style-name="Standard">— Вы обещали графине Ростовой жениться на ней и хотели увезти ее?</text:p>
      <text:p text:style-name="Standard">— Мой милый, — отвечал Анатоль по-французски (как и шел весь разговор), я не считаю себя обязанным отвечать на допросы, делаемые в таком тоне.</text:p>
      <text:p text:style-name="Standard">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Standard">— Когда я говорю, что <text:span text:style-name="T1">мне надо</text:span> <text:s/>говорить с вами… — повторял Пьер.</text:p>
      <text:p text:style-name="Standard">— Ну что, это глупо. А? — сказал Анатоль, ощупывая оторванную с сукном пуговицу воротника.</text:p>
      <text:p text:style-name="Standard">—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Standard">— Обещали вы ей жениться?</text:p>
      <text:p text:style-name="Standard">— Я, я, я не думал; впрочем я никогда не обещался, потому что…</text:p>
      <text:p text:style-name="Standard">Пьер перебил его. — Есть у вас письма ее? Есть у вас письма? — повторял Пьер, подвигаясь к Анатолю.</text:p>
      <text:p text:style-name="Standard">Анатоль взглянул на него и тотчас же, засунув руку в карман, достал бумажник.</text:p>
      <text:p text:style-name="Standard">Пьер взял подаваемое ему письмо и оттолкнув стоявший на дороге стол повалился на диван.</text:p>
      <text:p text:style-name="Standard">— Je ne serai pas violent, ne craignez rien, <text:span text:style-name="T3">[</text:span><text:span text:style-name="T1"> </text:span><text:s/>Не бойтесь, я насилия не употреблю<text:span text:style-name="T3">, ]</text:span><text:span text:style-name="T1"> </text:span><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Standard">— Но как же я могу…</text:p>
      <text:p text:style-name="Standard">— Третье, — не слушая его, продолжал Пьер, — вы никогда ни слова не должны 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Standard">—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Standard">Пьер замолчал и взглянул на Анатоля уже не гневным, но вопросительным взглядом.</text:p>
      <text:p text:style-name="Standard">—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 <text:span text:style-name="T3">[</text:span><text:span text:style-name="T1"> </text:span><text:s/>как честный человек<text:span text:style-name="T3">]</text:span><text:span text:style-name="T1"> </text:span><text:s text:c="2"/>никому не позволю.</text:p>
      <text:p text:style-name="Standard">Пьер с удивлением посмотрел на него, не в силах понять, чего ему было нужно.</text:p>
      <text:p text:style-name="Standard">— Хотя это и было с глазу на глаз, — продолжал Анатоль, — но я не могу…</text:p>
      <text:p text:style-name="Standard">— Что ж, вам нужно удовлетворение? — насмешливо сказал Пьер.</text:p>
      <text:p text:style-name="Standard">— По крайней мере вы можете взять назад свои слова. А? Ежели вы хотите, чтоб я исполнил ваши желанья. А?</text:p>
      <text:p text:style-name="Standard">—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Standard">Это выражение робкой и подлой улыбки, знакомой ему по жене, взорвало Пьера.</text:p>
      <text:p text:style-name="Standard">— О, подлая, бессердечная порода! — проговорил он и вышел из комнаты.</text:p>
      <text:p text:style-name="Standard">На другой день Анатоль уехал в Петербург.</text:p>
      <text:p text:style-name="Standard"/>
      <text:p text:style-name="Standard"/>
      <text:p text:style-name="Standard"/>
      <text:h text:style-name="Heading_20_3" text:outline-level="3">XXI</text:h>
      <text:p text:style-name="P2"/>
      <text:p text:style-name="Standard">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Standard">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Standard">Он со страхом ожидал возвращения князя Андрея и каждый день заезжал наведываться о нем к старому князю.</text:p>
      <text:p text:style-name="Standard">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Standard">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Standard">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 рассказы о похищении Наташи.</text:p>
      <text:p text:style-name="Standard">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Standard">—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Standard">— Но неужели совершенно всё кончено? — сказал Пьер.</text:p>
      <text:p text:style-name="Standard">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Standard">—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Standard">—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Standard">—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деле для себя чуждом только для того, чтобы заглушить слишком тяжелые задушевные мысли.</text:p>
      <text:p text:style-name="Standard">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Standard">—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Standard">— И правда и не правда, — начал Пьер; но князь Андрей перебил его.</text:p>
      <text:p text:style-name="Standard">— Вот ее письма и портрет, — сказал он. Он взял связку со стола и передал Пьеру.</text:p>
      <text:p text:style-name="Standard">— Отдай это графине… ежели ты увидишь ее.</text:p>
      <text:p text:style-name="Standard">— Она очень больна, — сказал Пьер.</text:p>
      <text:p text:style-name="Standard">— Так она здесь еще? — сказал князь Андрей. — А князь Курагин? — спросил он быстро.</text:p>
      <text:p text:style-name="Standard">— Он давно уехал. Она была при смерти…</text:p>
      <text:p text:style-name="Standard">— Очень сожалею об ее болезни, — сказал князь Андрей. — Он холодно, зло, неприятно, как его отец, усмехнулся.</text:p>
      <text:p text:style-name="Standard">— Но господин Курагин, стало быть, не удостоил своей руки графиню Ростову? — сказал князь Андрей. Он фыркнул носом несколько раз.</text:p>
      <text:p text:style-name="Standard">— Он не мог жениться, потому что он был женат, — сказал Пьер.</text:p>
      <text:p text:style-name="Standard">Князь Андрей неприятно засмеялся, опять напоминая своего отца.</text:p>
      <text:p text:style-name="Standard">— А где же он теперь находится, ваш шурин, могу ли я узнать? — сказал он.</text:p>
      <text:p text:style-name="Standard">— Он уехал в Петер…. впрочем я не знаю, — сказал Пьер.</text:p>
      <text:p text:style-name="Standard">— Ну да это всё равно, — сказал князь Андрей. — Передай графине Ростовой, что она была и есть совершенно свободна, и что я желаю ей всего лучшего.</text:p>
      <text:p text:style-name="Standard">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Standard">— Послушайте, помните вы наш спор в Петербурге, — сказал Пьер, помните о…</text:p>
      <text:p text:style-name="Standard">— Помню, — поспешно отвечал князь Андрей, — я говорил, что падшую женщину надо простить, но я не говорил, что я могу простить. Я не могу.</text:p>
      <text:p text:style-name="Standard">— Разве можно это сравнивать?… — сказал Пьер. Князь Андрей перебил его. Он резко закричал:</text:p>
      <text:p text:style-name="Standard">— Да, опять просить ее руки, быть великодушным, и тому подобное?… Да, это очень благородно, но я не способен итти sur les brisees de monsieur <text:span text:style-name="T3">[</text:span><text:span text:style-name="T1"> </text:span><text:s/>итти по стопам этого господина<text:span text:style-name="T3">]</text:span><text:span text:style-name="T1"> </text:span><text:s/>. — Ежели ты хочешь быть моим другом, не говори со мною никогда про эту… про всё это. Ну, прощай. Так ты передашь…</text:p>
      <text:p text:style-name="Standard">Пьер вышел и пошел к старому князю и княжне Марье.</text:p>
      <text:p text:style-name="Standard">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Standard">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Standard"/>
      <text:p text:style-name="Standard"/>
      <text:p text:style-name="Standard"/>
      <text:h text:style-name="Heading_20_3" text:outline-level="3">XXII</text:h>
      <text:p text:style-name="P2"/>
      <text:p text:style-name="Standard">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Standard">— Наташа непременно хочет видеть графа Петра Кирилловича, — сказала она.</text:p>
      <text:p text:style-name="Standard">— Да как же, к ней что ль его свести? Там у вас не прибрано, — сказала Марья Дмитриевна.</text:p>
      <text:p text:style-name="Standard">— Нет, она оделась и вышла в гостиную, — сказала Соня.</text:p>
      <text:p text:style-name="Standard">Марья Дмитриевна только пожала плечами.</text:p>
      <text:p text:style-name="Standard">—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Standard">Наташа, исхудавшая, с бледным и строгим лицом (совсем не пристыженная, какою ее 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Standard">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Standard">—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Standard">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Standard">— Он теперь здесь, скажите ему… чтобы он прост… простил меня. — Она остановилась и еще чаще стала дышать, но не плакала.</text:p>
      <text:p text:style-name="Standard">— Да… я скажу ему, — говорил Пьер, — но… — Он не знал, что сказать.</text:p>
      <text:p text:style-name="Standard">Наташа видимо испугалась той мысли, которая могла притти Пьеру.</text:p>
      <text:p text:style-name="Standard">—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Standard">Еще никогда не испытанное чувство жалости переполнило душу Пьера.</text:p>
      <text:p text:style-name="Standard">— Я скажу ему, я всё еще раз скажу ему, — сказал Пьер; — но… я бы желал знать одно…</text:p>
      <text:p text:style-name="Standard">«Что знать?» спросил взгляд Наташи.</text:p>
      <text:p text:style-name="Standard">— Я бы желал знать, любили ли вы… — Пьер не знал как назвать Анатоля и покраснел при мысли о нем, — любили ли вы этого дурного человека?</text:p>
      <text:p text:style-name="Standard">— Не называйте его дурным, — сказала Наташа. — Но я ничего — ничего не знаю… — Она опять заплакала.</text:p>
      <text:p text:style-name="Standard">И еще больше чувство жалости, нежности и любви охватило Пьера. Он слышал как под очками его текли слезы и надеялся, что их не заметят.</text:p>
      <text:p text:style-name="Standard">— Не будем больше говорить, мой друг, — сказал Пьер.</text:p>
      <text:p text:style-name="Standard">Так странно вдруг для Наташи показался этот его кроткий, нежный, задушевный голос.</text:p>
      <text:p text:style-name="Standard">—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Standard">— Не говорите со мной так: я не стою этого! — вскрикнула Наташа и хотела уйти из комнаты, но Пьер удержал ее за руку. Он знал, что ему нужно что-то еще сказать ей. Но когда он сказал это, он удивился сам своим словам.</text:p>
      <text:p text:style-name="Standard">— Перестаньте, перестаньте, вся жизнь впереди для вас, — сказал он ей.</text:p>
      <text:p text:style-name="Standard">— Для меня? Нет! Для меня всё пропало, — сказала она со стыдом и самоунижением.</text:p>
      <text:p text:style-name="Standard">—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Standard">Наташа в первый раз после многих дней заплакала слезами благодарности и умиления и взглянув на Пьера вышла из комнаты.</text:p>
      <text:p text:style-name="Standard">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Standard">— Теперь куда прикажете? — спросил кучер.</text:p>
      <text:p text:style-name="Standard">«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Standard">— Домой, — сказал Пьер, несмотря на десять градусов мороза распахивая медвежью шубу на своей широкой, радостно-дышавшей груди.</text:p>
      <text:p text:style-name="Standard">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default-outline-level="3"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left="0cm" fo:margin-right="0cm"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chapter">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left="0cm" fo:margin-right="0cm"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Война и мир. Том 2</dc:title>
    <meta:initial-creator>Лев Николаевич Толстой</meta:initial-creator>
    <meta:creation-date>2023-12-20T13:50:00</meta:creation-date>
    <dc:creator>minf</dc:creator>
    <dc:date>2023-12-20T13:50:00</dc:date>
    <meta:editing-cycles>2</meta:editing-cycles>
    <meta:document-statistic meta:table-count="0" meta:image-count="0" meta:object-count="0" meta:page-count="121" meta:paragraph-count="2853" meta:word-count="118749" meta:character-count="748065" meta:non-whitespace-character-count="627679"/>
    <meta:generator>LibreOffice/25.2.6.2$Windows_X86_64 LibreOffice_project/729c5bfe710f5eb71ed3bbde9e06a6065e9c6c5d</meta:generator>
  </office:meta>
</office:document-meta>
</file>